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Pictures/10000201000003AB000002501F02F7130CD9B494.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3A000000188EACEFCFCCFE01D08.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0"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1" style:family="paragraph" style:parent-style-name="Standard">
      <style:paragraph-properties fo:margin-left="0cm" fo:margin-right="0cm" fo:text-align="start" style:justify-single-word="false" fo:text-indent="0cm" style:auto-text-indent="false"/>
      <style:text-properties officeooo:paragraph-rsid="00e2a6f3"/>
    </style:style>
    <style:style style:name="P22" style:family="paragraph" style:parent-style-name="Standard">
      <style:paragraph-properties fo:margin-left="0cm" fo:margin-right="0cm" fo:text-align="start" style:justify-single-word="false" fo:text-indent="0cm" style:auto-text-indent="false"/>
      <style:text-properties officeooo:paragraph-rsid="010f69c3"/>
    </style:style>
    <style:style style:name="P23" style:family="paragraph" style:parent-style-name="Standard">
      <style:paragraph-properties fo:margin-left="0cm" fo:margin-right="0cm" fo:text-indent="0cm" style:auto-text-indent="false"/>
      <style:text-properties officeooo:paragraph-rsid="00e2a6f3"/>
    </style:style>
    <style:style style:name="P24"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5" style:family="paragraph" style:parent-style-name="Title">
      <style:paragraph-properties fo:text-align="start" style:justify-single-word="false"/>
      <style:text-properties fo:language="it" fo:country="IT"/>
    </style:style>
    <style:style style:name="P26" style:family="paragraph" style:parent-style-name="Title">
      <style:paragraph-properties fo:text-align="end" style:justify-single-word="false"/>
      <style:text-properties fo:language="it" fo:country="IT"/>
    </style:style>
    <style:style style:name="P27" style:family="paragraph" style:parent-style-name="Title">
      <style:text-properties fo:font-size="20pt" fo:language="it" fo:country="IT" fo:font-weight="normal" style:font-size-asian="20pt" style:font-weight-asian="normal"/>
    </style:style>
    <style:style style:name="P28"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29" style:family="paragraph" style:parent-style-name="Heading_20_3">
      <style:text-properties fo:language="it" fo:country="IT"/>
    </style:style>
    <style:style style:name="P30" style:family="paragraph" style:parent-style-name="Heading_20_3">
      <style:text-properties fo:font-size="12pt" fo:language="it" fo:country="IT" officeooo:paragraph-rsid="003ab044" style:font-size-asian="12pt"/>
    </style:style>
    <style:style style:name="P31" style:family="paragraph" style:parent-style-name="Standard">
      <style:text-properties fo:font-size="12pt" fo:language="it" fo:country="IT" style:font-size-asian="12pt"/>
    </style:style>
    <style:style style:name="P32" style:family="paragraph" style:parent-style-name="Standard">
      <style:text-properties fo:font-size="12pt" fo:language="it" fo:country="IT" officeooo:rsid="001ace84" officeooo:paragraph-rsid="001ace84" style:font-size-asian="12pt"/>
    </style:style>
    <style:style style:name="P33" style:family="paragraph" style:parent-style-name="Standard">
      <style:paragraph-properties fo:text-align="justify" style:justify-single-word="false"/>
      <style:text-properties fo:font-size="12pt" fo:language="it" fo:country="IT" style:font-size-asian="12pt"/>
    </style:style>
    <style:style style:name="P34" style:family="paragraph" style:parent-style-name="Standard">
      <style:paragraph-properties fo:text-align="justify" style:justify-single-word="false"/>
      <style:text-properties fo:font-size="12pt" fo:language="it" fo:country="IT" officeooo:paragraph-rsid="0025c206" style:font-size-asian="12pt"/>
    </style:style>
    <style:style style:name="P35" style:family="paragraph" style:parent-style-name="Standard">
      <style:paragraph-properties fo:text-align="justify" style:justify-single-word="false"/>
      <style:text-properties fo:font-size="12pt" fo:language="it" fo:country="IT" officeooo:paragraph-rsid="003044c4" style:font-size-asian="12pt"/>
    </style:style>
    <style:style style:name="P36" style:family="paragraph" style:parent-style-name="Standard">
      <style:paragraph-properties fo:line-height="100%"/>
      <style:text-properties fo:font-size="12pt" fo:language="it" fo:country="IT" officeooo:rsid="001fca19" officeooo:paragraph-rsid="001fca19" style:font-size-asian="12pt"/>
    </style:style>
    <style:style style:name="P37" style:family="paragraph" style:parent-style-name="Standard">
      <style:paragraph-properties fo:line-height="100%"/>
      <style:text-properties fo:font-size="12pt" fo:language="it" fo:country="IT" officeooo:rsid="0020f9e9" officeooo:paragraph-rsid="0020f9e9" style:font-size-asian="12pt"/>
    </style:style>
    <style:style style:name="P38" style:family="paragraph" style:parent-style-name="Standard">
      <style:paragraph-properties fo:line-height="100%"/>
      <style:text-properties fo:font-size="12pt" fo:language="it" fo:country="IT" officeooo:rsid="00284ec3" officeooo:paragraph-rsid="00284ec3" style:font-size-asian="12pt"/>
    </style:style>
    <style:style style:name="P39" style:family="paragraph" style:parent-style-name="Standard">
      <style:paragraph-properties fo:line-height="100%"/>
      <style:text-properties fo:font-size="12pt" fo:language="it" fo:country="IT" officeooo:rsid="00284ec3" officeooo:paragraph-rsid="005049e4" style:font-size-asian="12pt"/>
    </style:style>
    <style:style style:name="P40" style:family="paragraph" style:parent-style-name="Standard">
      <style:paragraph-properties fo:line-height="100%"/>
      <style:text-properties fo:font-size="12pt" fo:language="it" fo:country="IT" officeooo:rsid="0029cf38" officeooo:paragraph-rsid="0029cf38" style:font-size-asian="12pt"/>
    </style:style>
    <style:style style:name="P41" style:family="paragraph" style:parent-style-name="Standard">
      <style:paragraph-properties fo:line-height="100%"/>
      <style:text-properties fo:font-size="12pt" fo:language="it" fo:country="IT" style:font-size-asian="12pt"/>
    </style:style>
    <style:style style:name="P42" style:family="paragraph" style:parent-style-name="Standard">
      <style:paragraph-properties fo:line-height="100%"/>
      <style:text-properties fo:font-size="12pt" fo:language="it" fo:country="IT" officeooo:paragraph-rsid="00319836" style:font-size-asian="12pt"/>
    </style:style>
    <style:style style:name="P43" style:family="paragraph" style:parent-style-name="Standard">
      <style:paragraph-properties fo:line-height="100%" fo:text-align="justify" style:justify-single-word="false"/>
      <style:text-properties fo:font-size="12pt" fo:language="it" fo:country="IT" style:font-size-asian="12pt"/>
    </style:style>
    <style:style style:name="P44" style:family="paragraph" style:parent-style-name="Standard">
      <style:paragraph-properties fo:line-height="100%"/>
      <style:text-properties fo:font-size="12pt" fo:language="it" fo:country="IT" officeooo:rsid="002b5a04" officeooo:paragraph-rsid="002b5a04" style:font-size-asian="12pt"/>
    </style:style>
    <style:style style:name="P45" style:family="paragraph" style:parent-style-name="Standard">
      <style:paragraph-properties fo:line-height="100%"/>
      <style:text-properties fo:font-size="12pt" fo:language="it" fo:country="IT" officeooo:rsid="002b5a04" officeooo:paragraph-rsid="0029cf38" style:font-size-asian="12pt"/>
    </style:style>
    <style:style style:name="P46" style:family="paragraph" style:parent-style-name="Standard">
      <style:paragraph-properties fo:line-height="100%"/>
      <style:text-properties fo:font-size="12pt" fo:language="it" fo:country="IT" officeooo:rsid="002b5a04" officeooo:paragraph-rsid="005049e4" style:font-size-asian="12pt"/>
    </style:style>
    <style:style style:name="P47" style:family="paragraph" style:parent-style-name="Standard">
      <style:paragraph-properties fo:line-height="100%"/>
      <style:text-properties fo:font-size="12pt" fo:language="it" fo:country="IT" officeooo:rsid="002d3384" officeooo:paragraph-rsid="002d3384" style:font-size-asian="12pt"/>
    </style:style>
    <style:style style:name="P48" style:family="paragraph" style:parent-style-name="Standard">
      <style:paragraph-properties fo:line-height="100%"/>
      <style:text-properties fo:font-size="12pt" fo:language="it" fo:country="IT" officeooo:rsid="002d40b5" officeooo:paragraph-rsid="002d40b5" style:font-size-asian="12pt"/>
    </style:style>
    <style:style style:name="P49" style:family="paragraph" style:parent-style-name="Standard">
      <style:paragraph-properties fo:line-height="100%"/>
      <style:text-properties fo:font-size="12pt" fo:language="it" fo:country="IT" officeooo:rsid="002d40b5" officeooo:paragraph-rsid="00536322" style:font-size-asian="12pt"/>
    </style:style>
    <style:style style:name="P50" style:family="paragraph" style:parent-style-name="Standard">
      <style:paragraph-properties fo:line-height="100%"/>
      <style:text-properties fo:font-size="12pt" fo:language="it" fo:country="IT" officeooo:rsid="002d963e" officeooo:paragraph-rsid="002d963e" style:font-size-asian="12pt"/>
    </style:style>
    <style:style style:name="P51" style:family="paragraph" style:parent-style-name="Standard">
      <style:paragraph-properties fo:line-height="100%"/>
      <style:text-properties fo:font-size="12pt" fo:language="it" fo:country="IT" officeooo:rsid="002f39e2" officeooo:paragraph-rsid="002f39e2" style:font-size-asian="12pt"/>
    </style:style>
    <style:style style:name="P52" style:family="paragraph" style:parent-style-name="Standard">
      <style:paragraph-properties fo:line-height="100%"/>
      <style:text-properties fo:font-size="12pt" fo:language="it" fo:country="IT" officeooo:rsid="002f39e2" officeooo:paragraph-rsid="005049e4" style:font-size-asian="12pt"/>
    </style:style>
    <style:style style:name="P53" style:family="paragraph" style:parent-style-name="Standard">
      <style:paragraph-properties fo:line-height="100%"/>
      <style:text-properties fo:font-size="12pt" fo:language="it" fo:country="IT" officeooo:rsid="002fdc84" officeooo:paragraph-rsid="002fdc84" style:font-size-asian="12pt"/>
    </style:style>
    <style:style style:name="P54" style:family="paragraph" style:parent-style-name="Standard">
      <style:paragraph-properties fo:line-height="100%"/>
      <style:text-properties fo:font-size="12pt" fo:language="it" fo:country="IT" officeooo:rsid="00308d21" officeooo:paragraph-rsid="00308d21" style:font-size-asian="12pt"/>
    </style:style>
    <style:style style:name="P55" style:family="paragraph" style:parent-style-name="Standard">
      <style:paragraph-properties fo:line-height="100%"/>
      <style:text-properties fo:font-size="12pt" fo:language="it" fo:country="IT" officeooo:rsid="00313df2" officeooo:paragraph-rsid="00313df2" style:font-size-asian="12pt"/>
    </style:style>
    <style:style style:name="P56" style:family="paragraph" style:parent-style-name="Standard">
      <style:paragraph-properties fo:line-height="100%"/>
      <style:text-properties fo:font-size="12pt" fo:language="it" fo:country="IT" officeooo:rsid="00319836" officeooo:paragraph-rsid="00319836" style:font-size-asian="12pt"/>
    </style:style>
    <style:style style:name="P57" style:family="paragraph" style:parent-style-name="Standard">
      <style:text-properties fo:font-size="12pt" fo:language="it" fo:country="IT" officeooo:paragraph-rsid="00319836" style:font-size-asian="12pt"/>
    </style:style>
    <style:style style:name="P58" style:family="paragraph" style:parent-style-name="Standard">
      <style:paragraph-properties fo:line-height="100%"/>
      <style:text-properties fo:font-size="12pt" fo:language="it" fo:country="IT" officeooo:rsid="00343c56" officeooo:paragraph-rsid="00343c56" style:font-size-asian="12pt"/>
    </style:style>
    <style:style style:name="P59" style:family="paragraph" style:parent-style-name="Standard">
      <style:paragraph-properties fo:line-height="100%"/>
      <style:text-properties fo:font-size="12pt" fo:language="it" fo:country="IT" officeooo:rsid="00383d7a" officeooo:paragraph-rsid="00383d7a" style:font-size-asian="12pt"/>
    </style:style>
    <style:style style:name="P60" style:family="paragraph" style:parent-style-name="Standard">
      <style:paragraph-properties fo:line-height="100%"/>
      <style:text-properties fo:font-size="12pt" fo:language="it" fo:country="IT" officeooo:rsid="003aa809" officeooo:paragraph-rsid="003aa809" style:font-size-asian="12pt"/>
    </style:style>
    <style:style style:name="P61" style:family="paragraph" style:parent-style-name="Standard">
      <style:text-properties fo:font-size="12pt" fo:language="it" fo:country="IT" officeooo:paragraph-rsid="003ab044" style:font-size-asian="12pt"/>
    </style:style>
    <style:style style:name="P62" style:family="paragraph" style:parent-style-name="Standard">
      <style:text-properties fo:font-size="12pt" fo:language="it" fo:country="IT" officeooo:rsid="004c8ae2" officeooo:paragraph-rsid="004c8ae2" style:font-size-asian="12pt"/>
    </style:style>
    <style:style style:name="P63" style:family="paragraph" style:parent-style-name="Standard">
      <style:paragraph-properties fo:line-height="100%"/>
      <style:text-properties fo:font-size="12pt" fo:language="it" fo:country="IT" officeooo:rsid="005049e4" officeooo:paragraph-rsid="005049e4" style:font-size-asian="12pt"/>
    </style:style>
    <style:style style:name="P64" style:family="paragraph" style:parent-style-name="Standard">
      <style:paragraph-properties fo:line-height="100%"/>
      <style:text-properties fo:font-size="12pt" fo:language="it" fo:country="IT" officeooo:rsid="00536322" officeooo:paragraph-rsid="00536322" style:font-size-asian="12pt"/>
    </style:style>
    <style:style style:name="P65" style:family="paragraph" style:parent-style-name="Standard">
      <style:paragraph-properties fo:line-height="100%"/>
      <style:text-properties fo:font-size="12pt" fo:language="it" fo:country="IT" officeooo:rsid="0056965e" officeooo:paragraph-rsid="0056965e" style:font-size-asian="12pt"/>
    </style:style>
    <style:style style:name="P66" style:family="paragraph" style:parent-style-name="Standard">
      <style:paragraph-properties fo:line-height="100%"/>
      <style:text-properties fo:font-size="12pt" fo:language="it" fo:country="IT" officeooo:rsid="00575018" officeooo:paragraph-rsid="00575018" style:font-size-asian="12pt"/>
    </style:style>
    <style:style style:name="P67" style:family="paragraph" style:parent-style-name="Standard">
      <style:text-properties fo:font-size="12pt" fo:language="it" fo:country="IT" officeooo:rsid="00599f94" officeooo:paragraph-rsid="00599f94" style:font-size-asian="12pt"/>
    </style:style>
    <style:style style:name="P68" style:family="paragraph" style:parent-style-name="Standard">
      <style:paragraph-properties fo:line-height="100%"/>
      <style:text-properties fo:font-size="12pt" fo:language="it" fo:country="IT" officeooo:rsid="005e1f8c" officeooo:paragraph-rsid="005e1f8c" style:font-size-asian="12pt"/>
    </style:style>
    <style:style style:name="P69" style:family="paragraph" style:parent-style-name="Standard">
      <style:paragraph-properties fo:line-height="100%"/>
      <style:text-properties fo:font-size="12pt" fo:language="it" fo:country="IT" officeooo:rsid="005ed7f0" officeooo:paragraph-rsid="005ed7f0" style:font-size-asian="12pt"/>
    </style:style>
    <style:style style:name="P70" style:family="paragraph" style:parent-style-name="Standard">
      <style:paragraph-properties fo:line-height="100%"/>
      <style:text-properties fo:font-size="12pt" fo:language="it" fo:country="IT" officeooo:rsid="00609358" officeooo:paragraph-rsid="00609358" style:font-size-asian="12pt"/>
    </style:style>
    <style:style style:name="P71" style:family="paragraph" style:parent-style-name="Standard">
      <style:paragraph-properties fo:line-height="100%"/>
      <style:text-properties fo:font-size="12pt" fo:language="it" fo:country="IT" officeooo:rsid="0060cc4c" officeooo:paragraph-rsid="0060cc4c" style:font-size-asian="12pt"/>
    </style:style>
    <style:style style:name="P72" style:family="paragraph" style:parent-style-name="Standard">
      <style:paragraph-properties fo:line-height="100%"/>
      <style:text-properties fo:font-size="12pt" fo:language="it" fo:country="IT" officeooo:rsid="0061ac5d" officeooo:paragraph-rsid="0061ac5d" style:font-size-asian="12pt"/>
    </style:style>
    <style:style style:name="P73" style:family="paragraph" style:parent-style-name="Standard">
      <style:paragraph-properties fo:line-height="100%"/>
      <style:text-properties fo:font-size="12pt" fo:language="it" fo:country="IT" officeooo:rsid="00700954" officeooo:paragraph-rsid="00700954" style:font-size-asian="12pt"/>
    </style:style>
    <style:style style:name="P74" style:family="paragraph" style:parent-style-name="Standard">
      <style:paragraph-properties fo:line-height="100%"/>
      <style:text-properties fo:font-size="12pt" fo:language="it" fo:country="IT" officeooo:rsid="0075e958" officeooo:paragraph-rsid="0075e958" style:font-size-asian="12pt"/>
    </style:style>
    <style:style style:name="P75" style:family="paragraph" style:parent-style-name="Standard">
      <style:paragraph-properties fo:line-height="100%"/>
      <style:text-properties fo:font-size="12pt" fo:language="it" fo:country="IT" officeooo:rsid="0078b12b" officeooo:paragraph-rsid="0078b12b" style:font-size-asian="12pt"/>
    </style:style>
    <style:style style:name="P76" style:family="paragraph" style:parent-style-name="Standard">
      <style:paragraph-properties fo:line-height="100%"/>
      <style:text-properties fo:font-size="12pt" fo:language="it" fo:country="IT" officeooo:rsid="0078be7a" officeooo:paragraph-rsid="0078be7a" style:font-size-asian="12pt"/>
    </style:style>
    <style:style style:name="P77" style:family="paragraph" style:parent-style-name="Standard">
      <style:paragraph-properties fo:line-height="100%"/>
      <style:text-properties fo:font-size="12pt" fo:language="it" fo:country="IT" officeooo:rsid="007e2d93" officeooo:paragraph-rsid="007e2d93" style:font-size-asian="12pt"/>
    </style:style>
    <style:style style:name="P78" style:family="paragraph" style:parent-style-name="Standard">
      <style:paragraph-properties fo:line-height="100%"/>
      <style:text-properties fo:font-size="12pt" fo:language="it" fo:country="IT" officeooo:rsid="007fbcce" officeooo:paragraph-rsid="007fbcce" style:font-size-asian="12pt"/>
    </style:style>
    <style:style style:name="P79" style:family="paragraph" style:parent-style-name="Standard">
      <style:paragraph-properties fo:line-height="100%"/>
      <style:text-properties fo:font-size="12pt" fo:language="it" fo:country="IT" officeooo:rsid="0082c1cd" officeooo:paragraph-rsid="0082c1cd" style:font-size-asian="12pt"/>
    </style:style>
    <style:style style:name="P80" style:family="paragraph" style:parent-style-name="Standard">
      <style:paragraph-properties fo:line-height="100%"/>
      <style:text-properties fo:font-size="12pt" fo:language="it" fo:country="IT" officeooo:rsid="00836fb1" officeooo:paragraph-rsid="00836fb1" style:font-size-asian="12pt"/>
    </style:style>
    <style:style style:name="P81" style:family="paragraph" style:parent-style-name="Standard">
      <style:paragraph-properties fo:line-height="100%"/>
      <style:text-properties fo:font-size="12pt" fo:language="it" fo:country="IT" officeooo:rsid="008b28c5" officeooo:paragraph-rsid="008b28c5" style:font-size-asian="12pt"/>
    </style:style>
    <style:style style:name="P82" style:family="paragraph" style:parent-style-name="Standard">
      <style:paragraph-properties fo:line-height="100%"/>
      <style:text-properties fo:font-size="12pt" fo:language="it" fo:country="IT" officeooo:rsid="009036b1" officeooo:paragraph-rsid="009036b1" style:font-size-asian="12pt"/>
    </style:style>
    <style:style style:name="P83" style:family="paragraph" style:parent-style-name="Standard">
      <style:paragraph-properties fo:line-height="100%"/>
      <style:text-properties fo:font-size="12pt" fo:language="it" fo:country="IT" officeooo:rsid="00922671" officeooo:paragraph-rsid="00922671" style:font-size-asian="12pt"/>
    </style:style>
    <style:style style:name="P84" style:family="paragraph" style:parent-style-name="Standard">
      <style:text-properties fo:font-size="12pt" fo:language="it" fo:country="IT" officeooo:rsid="00c09823" officeooo:paragraph-rsid="00c09823" style:font-size-asian="12pt"/>
    </style:style>
    <style:style style:name="P85" style:family="paragraph" style:parent-style-name="Standard">
      <style:text-properties fo:font-size="12pt" fo:language="it" fo:country="IT" officeooo:rsid="00c415f9" officeooo:paragraph-rsid="00c415f9" style:font-size-asian="12pt"/>
    </style:style>
    <style:style style:name="P86" style:family="paragraph" style:parent-style-name="Standard">
      <style:text-properties fo:font-size="12pt" fo:language="it" fo:country="IT" officeooo:rsid="00c415f9" officeooo:paragraph-rsid="00d273a3" style:font-size-asian="12pt"/>
    </style:style>
    <style:style style:name="P87" style:family="paragraph" style:parent-style-name="Standard">
      <style:text-properties fo:font-size="12pt" fo:language="it" fo:country="IT" officeooo:rsid="00c800d6" officeooo:paragraph-rsid="00c800d6" style:font-size-asian="12pt"/>
    </style:style>
    <style:style style:name="P88" style:family="paragraph" style:parent-style-name="Standard">
      <style:text-properties fo:font-size="12pt" fo:language="it" fo:country="IT" officeooo:rsid="00c9443d" officeooo:paragraph-rsid="00c9443d" style:font-size-asian="12pt"/>
    </style:style>
    <style:style style:name="P89" style:family="paragraph" style:parent-style-name="Standard">
      <style:text-properties fo:font-size="12pt" fo:language="it" fo:country="IT" officeooo:rsid="00cd9717" officeooo:paragraph-rsid="00cd9717" style:font-size-asian="12pt"/>
    </style:style>
    <style:style style:name="P90" style:family="paragraph" style:parent-style-name="Standard">
      <style:text-properties fo:font-size="12pt" fo:language="it" fo:country="IT" officeooo:rsid="00cf0142" officeooo:paragraph-rsid="00cf0142" style:font-size-asian="12pt"/>
    </style:style>
    <style:style style:name="P91" style:family="paragraph" style:parent-style-name="Standard">
      <style:text-properties fo:font-size="12pt" fo:language="it" fo:country="IT" officeooo:rsid="00d5d1cc" officeooo:paragraph-rsid="00d5d1cc" style:font-size-asian="12pt"/>
    </style:style>
    <style:style style:name="P92" style:family="paragraph" style:parent-style-name="Standard">
      <style:text-properties fo:font-size="12pt" fo:language="it" fo:country="IT" officeooo:rsid="00d8e9c3" officeooo:paragraph-rsid="00d8e9c3" style:font-size-asian="12pt"/>
    </style:style>
    <style:style style:name="P93" style:family="paragraph" style:parent-style-name="Standard">
      <style:text-properties fo:font-size="12pt" fo:language="it" fo:country="IT" officeooo:rsid="00f9b065" officeooo:paragraph-rsid="00f9b065" style:font-size-asian="12pt"/>
    </style:style>
    <style:style style:name="P94" style:family="paragraph" style:parent-style-name="Standard">
      <style:paragraph-properties fo:line-height="100%"/>
      <style:text-properties fo:font-size="12pt" fo:language="it" fo:country="IT" officeooo:rsid="0120c3de" officeooo:paragraph-rsid="0120c3de" style:font-size-asian="12pt"/>
    </style:style>
    <style:style style:name="P95" style:family="paragraph" style:parent-style-name="Standard">
      <style:paragraph-properties fo:line-height="100%"/>
      <style:text-properties fo:font-size="12pt" fo:language="it" fo:country="IT" fo:font-weight="bold" style:font-size-asian="12pt" style:font-weight-asian="bold"/>
    </style:style>
    <style:style style:name="P96"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97"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98" style:family="paragraph" style:parent-style-name="Standard">
      <style:text-properties fo:language="it" fo:country="IT"/>
    </style:style>
    <style:style style:name="P99" style:family="paragraph" style:parent-style-name="Standard">
      <style:paragraph-properties fo:text-align="justify" style:justify-single-word="false"/>
      <style:text-properties fo:language="it" fo:country="IT" officeooo:paragraph-rsid="0025c206"/>
    </style:style>
    <style:style style:name="P100" style:family="paragraph" style:parent-style-name="Standard">
      <style:paragraph-properties fo:line-height="100%"/>
      <style:text-properties fo:language="it" fo:country="IT"/>
    </style:style>
    <style:style style:name="P101" style:family="paragraph" style:parent-style-name="Standard">
      <style:paragraph-properties fo:line-height="100%" fo:text-align="center" style:justify-single-word="false"/>
      <style:text-properties fo:language="it" fo:country="IT"/>
    </style:style>
    <style:style style:name="P102" style:family="paragraph" style:parent-style-name="Standard">
      <style:text-properties fo:font-size="16pt" fo:language="it" fo:country="IT" fo:font-weight="bold" style:font-size-asian="16pt" style:font-weight-asian="bold"/>
    </style:style>
    <style:style style:name="P103"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4"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5"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6"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07"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08"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09"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0"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3"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14" style:family="paragraph" style:parent-style-name="Standard">
      <style:paragraph-properties fo:line-height="100%"/>
      <style:text-properties fo:color="#1a1a1a" fo:font-size="12pt" fo:language="it" fo:country="IT" fo:font-weight="bold" style:font-size-asian="12pt" style:font-weight-asian="bold"/>
    </style:style>
    <style:style style:name="P115"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16"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17"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18"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19"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0"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1"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2"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3"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4"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25"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26" style:family="paragraph" style:parent-style-name="Standard">
      <style:text-properties fo:color="#1a1a1a" fo:font-size="12pt" fo:language="it" fo:country="IT" style:font-size-asian="12pt"/>
    </style:style>
    <style:style style:name="P127" style:family="paragraph" style:parent-style-name="Standard">
      <style:paragraph-properties fo:line-height="100%"/>
      <style:text-properties fo:color="#1a1a1a" fo:font-size="12pt" fo:language="it" fo:country="IT" officeooo:rsid="01038c61" officeooo:paragraph-rsid="01038c61" style:font-size-asian="12pt"/>
    </style:style>
    <style:style style:name="P128" style:family="paragraph" style:parent-style-name="Standard">
      <style:paragraph-properties fo:line-height="100%"/>
      <style:text-properties fo:color="#1a1a1a" fo:font-size="12pt" fo:language="it" fo:country="IT" officeooo:rsid="0105986d" officeooo:paragraph-rsid="0105986d" style:font-size-asian="12pt"/>
    </style:style>
    <style:style style:name="P129" style:family="paragraph" style:parent-style-name="Standard">
      <style:paragraph-properties fo:line-height="100%"/>
      <style:text-properties fo:color="#1a1a1a" fo:font-size="12pt" fo:language="it" fo:country="IT" officeooo:rsid="0105986d" officeooo:paragraph-rsid="01093627" style:font-size-asian="12pt"/>
    </style:style>
    <style:style style:name="P130" style:family="paragraph" style:parent-style-name="Standard">
      <style:paragraph-properties fo:line-height="100%"/>
      <style:text-properties fo:color="#1a1a1a" fo:font-size="12pt" fo:language="it" fo:country="IT" officeooo:rsid="0105986d" officeooo:paragraph-rsid="010c2c3b" style:font-size-asian="12pt"/>
    </style:style>
    <style:style style:name="P131" style:family="paragraph" style:parent-style-name="Standard">
      <style:paragraph-properties fo:line-height="100%"/>
      <style:text-properties fo:color="#1a1a1a" fo:font-size="12pt" fo:language="it" fo:country="IT" officeooo:rsid="0105986d" officeooo:paragraph-rsid="012c998d" style:font-size-asian="12pt"/>
    </style:style>
    <style:style style:name="P132" style:family="paragraph" style:parent-style-name="Standard">
      <style:paragraph-properties fo:line-height="100%"/>
      <style:text-properties fo:color="#1a1a1a" fo:font-size="12pt" fo:language="it" fo:country="IT" officeooo:rsid="01076be7" officeooo:paragraph-rsid="01076be7" style:font-size-asian="12pt"/>
    </style:style>
    <style:style style:name="P133" style:family="paragraph" style:parent-style-name="Standard">
      <style:paragraph-properties fo:line-height="100%"/>
      <style:text-properties fo:color="#1a1a1a" fo:font-size="12pt" fo:language="it" fo:country="IT" officeooo:rsid="01093627" officeooo:paragraph-rsid="01093627" style:font-size-asian="12pt"/>
    </style:style>
    <style:style style:name="P134" style:family="paragraph" style:parent-style-name="Standard">
      <style:paragraph-properties fo:line-height="100%"/>
      <style:text-properties fo:color="#1a1a1a" fo:font-size="12pt" fo:language="it" fo:country="IT" officeooo:rsid="010afe71" officeooo:paragraph-rsid="010afe71" style:font-size-asian="12pt"/>
    </style:style>
    <style:style style:name="P135" style:family="paragraph" style:parent-style-name="Standard">
      <style:paragraph-properties fo:line-height="100%"/>
      <style:text-properties fo:color="#1a1a1a" fo:font-size="12pt" fo:language="it" fo:country="IT" officeooo:rsid="010c2c3b" officeooo:paragraph-rsid="010c2c3b" style:font-size-asian="12pt"/>
    </style:style>
    <style:style style:name="P136" style:family="paragraph" style:parent-style-name="Standard">
      <style:paragraph-properties fo:line-height="100%"/>
      <style:text-properties fo:color="#1a1a1a" fo:font-size="12pt" fo:language="it" fo:country="IT" officeooo:rsid="012c998d" officeooo:paragraph-rsid="012c998d" style:font-size-asian="12pt"/>
    </style:style>
    <style:style style:name="P137"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38"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39"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40"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1"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2"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3"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45"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46"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47"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48" style:family="paragraph" style:parent-style-name="Standard">
      <style:paragraph-properties fo:line-height="100%"/>
    </style:style>
    <style:style style:name="P149" style:family="paragraph" style:parent-style-name="Standard">
      <style:paragraph-properties fo:line-height="100%"/>
      <style:text-properties officeooo:paragraph-rsid="002d3384"/>
    </style:style>
    <style:style style:name="P150" style:family="paragraph" style:parent-style-name="Standard">
      <style:paragraph-properties fo:line-height="100%"/>
      <style:text-properties officeooo:paragraph-rsid="00319836"/>
    </style:style>
    <style:style style:name="P151" style:family="paragraph" style:parent-style-name="Standard">
      <style:paragraph-properties fo:line-height="100%" fo:text-align="justify" style:justify-single-word="false"/>
    </style:style>
    <style:style style:name="P152" style:family="paragraph" style:parent-style-name="Standard">
      <style:paragraph-properties fo:line-height="100%"/>
      <style:text-properties officeooo:paragraph-rsid="0060cc4c"/>
    </style:style>
    <style:style style:name="P153" style:family="paragraph" style:parent-style-name="Standard">
      <style:paragraph-properties fo:line-height="100%"/>
      <style:text-properties officeooo:paragraph-rsid="00700954"/>
    </style:style>
    <style:style style:name="P154" style:family="paragraph" style:parent-style-name="Standard">
      <style:paragraph-properties fo:line-height="100%"/>
      <style:text-properties officeooo:paragraph-rsid="0078b12b"/>
    </style:style>
    <style:style style:name="P155" style:family="paragraph" style:parent-style-name="Standard">
      <style:paragraph-properties fo:line-height="100%"/>
      <style:text-properties officeooo:paragraph-rsid="0082c1cd"/>
    </style:style>
    <style:style style:name="P156" style:family="paragraph" style:parent-style-name="Standard">
      <style:paragraph-properties fo:line-height="100%"/>
      <style:text-properties officeooo:paragraph-rsid="00918688"/>
    </style:style>
    <style:style style:name="P157" style:family="paragraph" style:parent-style-name="Standard">
      <style:paragraph-properties fo:line-height="100%"/>
      <style:text-properties officeooo:paragraph-rsid="00922671"/>
    </style:style>
    <style:style style:name="P158" style:family="paragraph" style:parent-style-name="Standard">
      <style:paragraph-properties fo:line-height="100%"/>
      <style:text-properties officeooo:paragraph-rsid="01045fc0"/>
    </style:style>
    <style:style style:name="P159" style:family="paragraph" style:parent-style-name="Standard">
      <style:paragraph-properties fo:line-height="100%"/>
      <style:text-properties officeooo:paragraph-rsid="0105986d"/>
    </style:style>
    <style:style style:name="P160" style:family="paragraph" style:parent-style-name="Standard">
      <style:paragraph-properties fo:line-height="100%"/>
      <style:text-properties officeooo:paragraph-rsid="01093627"/>
    </style:style>
    <style:style style:name="P161" style:family="paragraph" style:parent-style-name="Standard">
      <style:paragraph-properties fo:line-height="100%"/>
      <style:text-properties officeooo:paragraph-rsid="010afe71"/>
    </style:style>
    <style:style style:name="P162" style:family="paragraph" style:parent-style-name="Standard">
      <style:paragraph-properties fo:line-height="100%"/>
      <style:text-properties officeooo:paragraph-rsid="010c2c3b"/>
    </style:style>
    <style:style style:name="P163" style:family="paragraph" style:parent-style-name="Standard">
      <style:paragraph-properties fo:line-height="100%"/>
      <style:text-properties officeooo:paragraph-rsid="0125ca1f"/>
    </style:style>
    <style:style style:name="P164" style:family="paragraph" style:parent-style-name="Standard">
      <style:text-properties officeooo:paragraph-rsid="00319836"/>
    </style:style>
    <style:style style:name="P165" style:family="paragraph" style:parent-style-name="Standard">
      <style:text-properties officeooo:paragraph-rsid="0034e093"/>
    </style:style>
    <style:style style:name="P166" style:family="paragraph" style:parent-style-name="Standard">
      <style:paragraph-properties fo:text-align="justify" style:justify-single-word="false"/>
      <style:text-properties officeooo:paragraph-rsid="0025c206"/>
    </style:style>
    <style:style style:name="P167" style:family="paragraph" style:parent-style-name="Standard">
      <style:text-properties officeooo:rsid="003ab044" officeooo:paragraph-rsid="003ab044"/>
    </style:style>
    <style:style style:name="P168" style:family="paragraph" style:parent-style-name="Standard">
      <style:paragraph-properties fo:line-height="100%"/>
      <style:text-properties officeooo:rsid="007f802a" officeooo:paragraph-rsid="007f802a"/>
    </style:style>
    <style:style style:name="P169" style:family="paragraph" style:parent-style-name="Standard">
      <style:paragraph-properties fo:line-height="100%"/>
      <style:text-properties officeooo:rsid="007fbcce" officeooo:paragraph-rsid="007fbcce"/>
    </style:style>
    <style:style style:name="P170" style:family="paragraph" style:parent-style-name="Standard">
      <style:paragraph-properties fo:line-height="100%"/>
      <style:text-properties officeooo:rsid="008b28c5" officeooo:paragraph-rsid="008b28c5"/>
    </style:style>
    <style:style style:name="P171" style:family="paragraph" style:parent-style-name="Standard">
      <style:paragraph-properties fo:line-height="100%"/>
      <style:text-properties officeooo:rsid="00922671" officeooo:paragraph-rsid="00922671"/>
    </style:style>
    <style:style style:name="P172" style:family="paragraph" style:parent-style-name="Standard">
      <style:paragraph-properties fo:line-height="100%"/>
      <style:text-properties officeooo:rsid="010afe71" officeooo:paragraph-rsid="010afe71"/>
    </style:style>
    <style:style style:name="P173" style:family="paragraph" style:parent-style-name="Standard">
      <style:paragraph-properties fo:line-height="100%"/>
      <style:text-properties officeooo:rsid="010c2c3b" officeooo:paragraph-rsid="010c2c3b"/>
    </style:style>
    <style:style style:name="P174" style:family="paragraph" style:parent-style-name="Standard">
      <style:text-properties officeooo:paragraph-rsid="00c800d6"/>
    </style:style>
    <style:style style:name="P175" style:family="paragraph" style:parent-style-name="Standard">
      <style:text-properties officeooo:paragraph-rsid="01295598"/>
    </style:style>
    <style:style style:name="P176" style:family="paragraph" style:parent-style-name="Standard">
      <style:text-properties officeooo:paragraph-rsid="00c9443d"/>
    </style:style>
    <style:style style:name="P177" style:family="paragraph" style:parent-style-name="Text_20_body">
      <style:paragraph-properties fo:line-height="100%"/>
      <style:text-properties fo:font-size="12pt" fo:language="it" fo:country="IT" style:font-size-asian="12pt"/>
    </style:style>
    <style:style style:name="P178" style:family="paragraph" style:parent-style-name="Text_20_body">
      <style:paragraph-properties fo:line-height="100%"/>
      <style:text-properties fo:font-size="12pt" fo:language="it" fo:country="IT" officeooo:rsid="00383d7a" officeooo:paragraph-rsid="00383d7a" style:font-size-asian="12pt"/>
    </style:style>
    <style:style style:name="P179" style:family="paragraph" style:parent-style-name="Text_20_body">
      <style:text-properties fo:language="it" fo:country="IT"/>
    </style:style>
    <style:style style:name="P180" style:family="paragraph" style:parent-style-name="Text_20_body">
      <style:paragraph-properties fo:line-height="100%"/>
      <style:text-properties fo:language="it" fo:country="IT" officeooo:paragraph-rsid="0020f9e9"/>
    </style:style>
    <style:style style:name="P181" style:family="paragraph" style:parent-style-name="Text_20_body">
      <style:paragraph-properties fo:line-height="100%"/>
      <style:text-properties fo:language="it" fo:country="IT" officeooo:rsid="003aa809" officeooo:paragraph-rsid="003aa809"/>
    </style:style>
    <style:style style:name="P182" style:family="paragraph" style:parent-style-name="Text_20_body">
      <style:paragraph-properties fo:line-height="100%"/>
      <style:text-properties fo:language="it" fo:country="IT" officeooo:rsid="0120c3de" officeooo:paragraph-rsid="0120c3de"/>
    </style:style>
    <style:style style:name="P183" style:family="paragraph" style:parent-style-name="Text_20_body">
      <style:text-properties officeooo:paragraph-rsid="00857e3d"/>
    </style:style>
    <style:style style:name="P184" style:family="paragraph" style:parent-style-name="Text_20_body">
      <style:text-properties officeooo:paragraph-rsid="00875054"/>
    </style:style>
    <style:style style:name="P185" style:family="paragraph" style:parent-style-name="Text_20_body">
      <style:text-properties officeooo:rsid="010f69c3" officeooo:paragraph-rsid="010f69c3"/>
    </style:style>
    <style:style style:name="P186" style:family="paragraph" style:parent-style-name="annotation_20_text">
      <style:text-properties fo:font-size="11pt" fo:language="it" fo:country="IT" style:font-size-asian="11pt"/>
    </style:style>
    <style:style style:name="P187" style:family="paragraph" style:parent-style-name="annotation_20_text">
      <style:text-properties fo:language="it" fo:country="IT"/>
    </style:style>
    <style:style style:name="P188" style:family="paragraph" style:parent-style-name="annotation_20_text">
      <style:text-properties fo:color="#1a1a1a" fo:font-size="11pt" fo:language="it" fo:country="IT" style:font-size-asian="11pt"/>
    </style:style>
    <style:style style:name="P189" style:family="paragraph" style:parent-style-name="Table_20_Contents">
      <style:text-properties officeooo:rsid="00836fb1" officeooo:paragraph-rsid="00836fb1"/>
    </style:style>
    <style:style style:name="P190" style:family="paragraph" style:parent-style-name="Table_20_Contents">
      <style:text-properties officeooo:paragraph-rsid="00836fb1"/>
    </style:style>
    <style:style style:name="P191" style:family="paragraph" style:parent-style-name="Table_20_Contents">
      <style:text-properties officeooo:rsid="00853241" officeooo:paragraph-rsid="00853241"/>
    </style:style>
    <style:style style:name="P192" style:family="paragraph" style:parent-style-name="Table_20_Contents">
      <style:text-properties officeooo:rsid="00857e3d" officeooo:paragraph-rsid="00857e3d"/>
    </style:style>
    <style:style style:name="P193" style:family="paragraph" style:parent-style-name="Table_20_Contents">
      <style:text-properties officeooo:rsid="008a3236" officeooo:paragraph-rsid="008a3236"/>
    </style:style>
    <style:style style:name="P194" style:family="paragraph" style:parent-style-name="Table_20_Contents">
      <style:text-properties officeooo:rsid="0094e80c" officeooo:paragraph-rsid="0094e80c"/>
    </style:style>
    <style:style style:name="P195" style:family="paragraph" style:parent-style-name="Table_20_Contents">
      <style:text-properties officeooo:paragraph-rsid="0094e80c"/>
    </style:style>
    <style:style style:name="P196" style:family="paragraph" style:parent-style-name="Table_20_Contents">
      <style:text-properties officeooo:rsid="0098409b" officeooo:paragraph-rsid="0098409b"/>
    </style:style>
    <style:style style:name="P197" style:family="paragraph" style:parent-style-name="Table_20_Contents">
      <style:text-properties officeooo:paragraph-rsid="009c1c7c"/>
    </style:style>
    <style:style style:name="P198" style:family="paragraph" style:parent-style-name="Table_20_Contents">
      <style:text-properties officeooo:paragraph-rsid="009d6e2e"/>
    </style:style>
    <style:style style:name="P199" style:family="paragraph" style:parent-style-name="Footnote" style:master-page-name="Converted2">
      <style:paragraph-properties style:page-number="auto" style:snap-to-layout-grid="false"/>
      <style:text-properties fo:font-size="10pt" fo:language="it" fo:country="IT" style:font-size-asian="10pt"/>
    </style:style>
    <style:style style:name="P200" style:family="paragraph" style:parent-style-name="Footnote" style:master-page-name="Converted4">
      <style:paragraph-properties style:page-number="auto" style:snap-to-layout-grid="false"/>
      <style:text-properties fo:language="it" fo:country="IT"/>
    </style:style>
    <style:style style:name="P201" style:family="paragraph" style:parent-style-name="Footnote" style:master-page-name="Converted6">
      <style:paragraph-properties style:page-number="auto" style:snap-to-layout-grid="false"/>
      <style:text-properties fo:language="it" fo:country="IT"/>
    </style:style>
    <style:style style:name="P202"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03"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04" style:family="paragraph" style:parent-style-name="Heading_20_1" style:list-style-name="WWNum1">
      <style:paragraph-properties fo:margin-left="0.762cm" fo:margin-right="0cm" fo:text-indent="-0.762cm" style:auto-text-indent="false"/>
      <style:text-properties fo:language="it" fo:country="IT"/>
    </style:style>
    <style:style style:name="P205"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06" style:family="paragraph" style:parent-style-name="Heading_20_2">
      <style:paragraph-properties fo:margin-left="0cm" fo:margin-right="0cm" fo:text-indent="0cm" style:auto-text-indent="false"/>
      <style:text-properties fo:font-size="14pt" fo:language="it" fo:country="IT" style:font-size-asian="14pt"/>
    </style:style>
    <style:style style:name="P207" style:family="paragraph" style:parent-style-name="Standard" style:master-page-name="Standard">
      <style:paragraph-properties style:page-number="auto"/>
      <style:text-properties fo:language="it" fo:country="IT"/>
    </style:style>
    <style:style style:name="P208" style:family="paragraph" style:parent-style-name="Standard" style:list-style-name="L1">
      <style:text-properties officeooo:rsid="003ab044" officeooo:paragraph-rsid="003ab044"/>
    </style:style>
    <style:style style:name="P209"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10"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11"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12"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13" style:family="paragraph" style:parent-style-name="Standard" style:list-style-name="L3">
      <style:text-properties officeooo:paragraph-rsid="0060f63e"/>
    </style:style>
    <style:style style:name="P214" style:family="paragraph" style:parent-style-name="Standard" style:list-style-name="L3">
      <style:text-properties fo:font-size="12pt" fo:language="it" fo:country="IT" officeooo:rsid="00599f94" officeooo:paragraph-rsid="00599f94" style:font-size-asian="12pt"/>
    </style:style>
    <style:style style:name="P215" style:family="paragraph" style:parent-style-name="Standard" style:list-style-name="L3">
      <style:text-properties fo:font-size="12pt" fo:language="it" fo:country="IT" officeooo:rsid="0059f2e2" officeooo:paragraph-rsid="0059f2e2" style:font-size-asian="12pt"/>
    </style:style>
    <style:style style:name="P216" style:family="paragraph" style:parent-style-name="Standard" style:list-style-name="L3">
      <style:text-properties fo:font-size="12pt" fo:language="it" fo:country="IT" officeooo:rsid="005bafc5" officeooo:paragraph-rsid="005bafc5" style:font-size-asian="12pt"/>
    </style:style>
    <style:style style:name="P217" style:family="paragraph" style:parent-style-name="Standard" style:list-style-name="L3">
      <style:text-properties fo:font-size="12pt" fo:language="it" fo:country="IT" officeooo:rsid="005ed7f0" officeooo:paragraph-rsid="005ed7f0" style:font-size-asian="12pt"/>
    </style:style>
    <style:style style:name="P218" style:family="paragraph" style:parent-style-name="Standard" style:list-style-name="L4">
      <style:text-properties fo:font-size="12pt" fo:language="it" fo:country="IT" officeooo:rsid="00a50545" officeooo:paragraph-rsid="00a50545" style:font-size-asian="12pt"/>
    </style:style>
    <style:style style:name="P219" style:family="paragraph" style:parent-style-name="Standard" style:list-style-name="L5">
      <style:text-properties fo:font-size="12pt" fo:language="it" fo:country="IT" officeooo:rsid="00c415f9" officeooo:paragraph-rsid="00c415f9" style:font-size-asian="12pt"/>
    </style:style>
    <style:style style:name="P220" style:family="paragraph" style:parent-style-name="Standard" style:list-style-name="L5">
      <style:text-properties fo:font-size="12pt" fo:language="it" fo:country="IT" officeooo:rsid="00c6123b" officeooo:paragraph-rsid="00c6123b" style:font-size-asian="12pt"/>
    </style:style>
    <style:style style:name="P221" style:family="paragraph" style:parent-style-name="Standard" style:list-style-name="L5">
      <style:text-properties fo:font-size="12pt" fo:language="it" fo:country="IT" officeooo:rsid="00cfb86a" officeooo:paragraph-rsid="00cfb86a" style:font-size-asian="12pt"/>
    </style:style>
    <style:style style:name="P222" style:family="paragraph" style:parent-style-name="Standard" style:list-style-name="L6">
      <style:text-properties fo:font-size="12pt" fo:language="it" fo:country="IT" officeooo:rsid="00d5d1cc" officeooo:paragraph-rsid="00d5d1cc" style:font-size-asian="12pt"/>
    </style:style>
    <style:style style:name="P223" style:family="paragraph" style:parent-style-name="Standard" style:list-style-name="L6">
      <style:text-properties fo:font-size="12pt" fo:language="it" fo:country="IT" officeooo:rsid="012a1402" officeooo:paragraph-rsid="012a1402" style:font-size-asian="12pt"/>
    </style:style>
    <style:style style:name="P224" style:family="paragraph" style:parent-style-name="Standard" style:list-style-name="L4">
      <style:text-properties officeooo:paragraph-rsid="00a7f79b"/>
    </style:style>
    <style:style style:name="P225" style:family="paragraph" style:parent-style-name="Standard" style:list-style-name="L4">
      <style:text-properties officeooo:paragraph-rsid="00ac1d34"/>
    </style:style>
    <style:style style:name="P226" style:family="paragraph" style:parent-style-name="Standard" style:list-style-name="L4">
      <style:text-properties officeooo:paragraph-rsid="00bbb40d"/>
    </style:style>
    <style:style style:name="P227" style:family="paragraph" style:parent-style-name="Standard" style:list-style-name="L4">
      <style:text-properties officeooo:rsid="00b56347" officeooo:paragraph-rsid="00b56347"/>
    </style:style>
    <style:style style:name="P228" style:family="paragraph" style:parent-style-name="Standard" style:list-style-name="L6">
      <style:text-properties officeooo:paragraph-rsid="00d5d1cc"/>
    </style:style>
    <style:style style:name="P229" style:family="paragraph" style:parent-style-name="Standard" style:list-style-name="L7">
      <style:paragraph-properties fo:line-height="100%"/>
      <style:text-properties fo:font-size="14pt" fo:language="it" fo:country="IT" officeooo:rsid="0141fc26" officeooo:paragraph-rsid="0141fc26" style:font-size-asian="14pt"/>
    </style:style>
    <style:style style:name="P230"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231"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officeooo:rsid="00700954" style:font-size-asian="12pt"/>
    </style:style>
    <style:style style:name="T99" style:family="text">
      <style:text-properties fo:font-size="12pt" fo:font-weight="bold" style:font-size-asian="12pt" style:font-weight-asian="bold"/>
    </style:style>
    <style:style style:name="T100" style:family="text">
      <style:text-properties fo:font-size="14pt" fo:language="it" fo:country="IT" style:font-size-asian="14pt"/>
    </style:style>
    <style:style style:name="T101" style:family="text">
      <style:text-properties fo:font-size="16pt" style:font-size-asian="16pt"/>
    </style:style>
    <style:style style:name="T102" style:family="text">
      <style:text-properties fo:font-size="16pt" fo:language="it" fo:country="IT" fo:font-weight="normal" style:font-size-asian="16pt" style:font-weight-asian="normal"/>
    </style:style>
    <style:style style:name="T103" style:family="text">
      <style:text-properties fo:color="#1a1a1a" fo:font-size="12pt" fo:font-weight="bold" style:font-size-asian="12pt" style:font-weight-asian="bold"/>
    </style:style>
    <style:style style:name="T104" style:family="text">
      <style:text-properties fo:color="#1a1a1a" fo:font-size="12pt" fo:font-weight="bold" style:font-size-asian="12pt" style:font-weight-asian="bold" style:font-weight-complex="bold"/>
    </style:style>
    <style:style style:name="T105" style:family="text">
      <style:text-properties fo:color="#1a1a1a" fo:font-size="12pt" fo:language="it" fo:country="IT" fo:font-weight="bold" style:font-size-asian="12pt" style:font-weight-asian="bold"/>
    </style:style>
    <style:style style:name="T106" style:family="text">
      <style:text-properties fo:color="#1a1a1a" fo:font-size="12pt" fo:language="it" fo:country="IT" fo:font-weight="bold" officeooo:rsid="010afe71" style:font-size-asian="12pt" style:font-weight-asian="bold"/>
    </style:style>
    <style:style style:name="T107" style:family="text">
      <style:text-properties fo:color="#1a1a1a" fo:font-size="12pt" fo:language="it" fo:country="IT" fo:font-weight="bold" officeooo:rsid="010c2c3b" style:font-size-asian="12pt" style:font-weight-asian="bold"/>
    </style:style>
    <style:style style:name="T108" style:family="text">
      <style:text-properties fo:color="#1a1a1a" fo:font-size="12pt" fo:language="it" fo:country="IT" fo:font-weight="bold" officeooo:rsid="0136041e" style:font-size-asian="12pt" style:font-weight-asian="bold"/>
    </style:style>
    <style:style style:name="T109" style:family="text">
      <style:text-properties fo:color="#1a1a1a" fo:font-size="12pt" fo:language="it" fo:country="IT" style:font-size-asian="12pt"/>
    </style:style>
    <style:style style:name="T110" style:family="text">
      <style:text-properties fo:color="#1a1a1a" fo:font-size="12pt" fo:language="it" fo:country="IT" officeooo:rsid="0105986d" style:font-size-asian="12pt"/>
    </style:style>
    <style:style style:name="T111"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4"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5"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6" style:family="text">
      <style:text-properties fo:font-weight="bold" style:font-weight-asian="bold" style:font-weight-complex="bold"/>
    </style:style>
    <style:style style:name="T117" style:family="text">
      <style:text-properties fo:font-weight="bold" officeooo:rsid="003044c4" style:font-weight-asian="bold" style:font-weight-complex="bold"/>
    </style:style>
    <style:style style:name="T118" style:family="text">
      <style:text-properties fo:font-weight="bold" officeooo:rsid="003aa809" style:font-weight-asian="bold" style:font-weight-complex="bold"/>
    </style:style>
    <style:style style:name="T119" style:family="text">
      <style:text-properties officeooo:rsid="002b5a04"/>
    </style:style>
    <style:style style:name="T120" style:family="text">
      <style:text-properties fo:language="it" fo:country="IT"/>
    </style:style>
    <style:style style:name="T121" style:family="text">
      <style:text-properties officeooo:rsid="002fdc84"/>
    </style:style>
    <style:style style:name="T122" style:family="text">
      <style:text-properties officeooo:rsid="00308d21"/>
    </style:style>
    <style:style style:name="T123" style:family="text">
      <style:text-properties officeooo:rsid="003156ed"/>
    </style:style>
    <style:style style:name="T124" style:family="text">
      <style:text-properties officeooo:rsid="0032c51c"/>
    </style:style>
    <style:style style:name="T125" style:family="text">
      <style:text-properties officeooo:rsid="00343c56"/>
    </style:style>
    <style:style style:name="T126" style:family="text">
      <style:text-properties text:display="none"/>
    </style:style>
    <style:style style:name="T127" style:family="text">
      <style:text-properties officeooo:rsid="003eb34f"/>
    </style:style>
    <style:style style:name="T128" style:family="text">
      <style:text-properties officeooo:rsid="00450295"/>
    </style:style>
    <style:style style:name="T129" style:family="text">
      <style:text-properties officeooo:rsid="004707ad"/>
    </style:style>
    <style:style style:name="T130" style:family="text">
      <style:text-properties officeooo:rsid="004a0f04"/>
    </style:style>
    <style:style style:name="T131" style:family="text">
      <style:text-properties officeooo:rsid="004c8ae2"/>
    </style:style>
    <style:style style:name="T132" style:family="text">
      <style:text-properties officeooo:rsid="002d3384"/>
    </style:style>
    <style:style style:name="T133" style:family="text">
      <style:text-properties officeooo:rsid="00517c9c"/>
    </style:style>
    <style:style style:name="T134" style:family="text">
      <style:text-properties officeooo:rsid="0059f2e2"/>
    </style:style>
    <style:style style:name="T135" style:family="text">
      <style:text-properties officeooo:rsid="005bafc5"/>
    </style:style>
    <style:style style:name="T136" style:family="text">
      <style:text-properties officeooo:rsid="005d40c7"/>
    </style:style>
    <style:style style:name="T137" style:family="text">
      <style:text-properties officeooo:rsid="005e1f8c"/>
    </style:style>
    <style:style style:name="T138" style:family="text">
      <style:text-properties officeooo:rsid="005ed7f0"/>
    </style:style>
    <style:style style:name="T139" style:family="text">
      <style:text-properties style:text-position="0% 100%" officeooo:rsid="005ed7f0"/>
    </style:style>
    <style:style style:name="T140" style:family="text">
      <style:text-properties officeooo:rsid="006e2b40"/>
    </style:style>
    <style:style style:name="T141" style:family="text">
      <style:text-properties officeooo:rsid="0075e958"/>
    </style:style>
    <style:style style:name="T142" style:family="text">
      <style:text-properties officeooo:rsid="008063d1"/>
    </style:style>
    <style:style style:name="T143" style:family="text">
      <style:text-properties officeooo:rsid="00814850"/>
    </style:style>
    <style:style style:name="T144" style:family="text">
      <style:text-properties officeooo:rsid="00836fb1"/>
    </style:style>
    <style:style style:name="T145" style:family="text">
      <style:text-properties officeooo:rsid="00853241"/>
    </style:style>
    <style:style style:name="T146" style:family="text">
      <style:text-properties officeooo:rsid="00857e3d"/>
    </style:style>
    <style:style style:name="T147" style:family="text">
      <style:text-properties officeooo:rsid="008a3236"/>
    </style:style>
    <style:style style:name="T148" style:family="text">
      <style:text-properties officeooo:rsid="008b28c5"/>
    </style:style>
    <style:style style:name="T149" style:family="text">
      <style:text-properties officeooo:rsid="008d37b5"/>
    </style:style>
    <style:style style:name="T150" style:family="text">
      <style:text-properties officeooo:rsid="008ee875"/>
    </style:style>
    <style:style style:name="T151" style:family="text">
      <style:text-properties officeooo:rsid="00918688"/>
    </style:style>
    <style:style style:name="T152" style:family="text">
      <style:text-properties officeooo:rsid="009399c1"/>
    </style:style>
    <style:style style:name="T153" style:family="text">
      <style:text-properties officeooo:rsid="0094e80c"/>
    </style:style>
    <style:style style:name="T154" style:family="text">
      <style:text-properties officeooo:rsid="0095453d"/>
    </style:style>
    <style:style style:name="T155" style:family="text">
      <style:text-properties officeooo:rsid="00962959"/>
    </style:style>
    <style:style style:name="T156" style:family="text">
      <style:text-properties officeooo:rsid="00971fac"/>
    </style:style>
    <style:style style:name="T157" style:family="text">
      <style:text-properties officeooo:rsid="009a9c05"/>
    </style:style>
    <style:style style:name="T158" style:family="text">
      <style:text-properties officeooo:rsid="009c1c7c"/>
    </style:style>
    <style:style style:name="T159" style:family="text">
      <style:text-properties officeooo:rsid="009d6e2e"/>
    </style:style>
    <style:style style:name="T160" style:family="text">
      <style:text-properties officeooo:rsid="00a346bc"/>
    </style:style>
    <style:style style:name="T161" style:family="text">
      <style:text-properties officeooo:rsid="00b1f851"/>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officeooo:rsid="00c6123b"/>
    </style:style>
    <style:style style:name="T164" style:family="text">
      <style:text-properties style:text-underline-style="solid" style:text-underline-width="auto" style:text-underline-color="font-color" officeooo:rsid="00cd9717"/>
    </style:style>
    <style:style style:name="T165" style:family="text">
      <style:text-properties style:text-underline-style="none"/>
    </style:style>
    <style:style style:name="T166" style:family="text">
      <style:text-properties style:text-underline-style="none" officeooo:rsid="00c6123b"/>
    </style:style>
    <style:style style:name="T167" style:family="text">
      <style:text-properties style:text-underline-style="none" officeooo:rsid="00c800d6"/>
    </style:style>
    <style:style style:name="T168" style:family="text">
      <style:text-properties style:text-underline-style="none" officeooo:rsid="00c9443d"/>
    </style:style>
    <style:style style:name="T169" style:family="text">
      <style:text-properties style:text-underline-style="none" officeooo:rsid="012a1402"/>
    </style:style>
    <style:style style:name="T170" style:family="text">
      <style:text-properties officeooo:rsid="00d0ac22"/>
    </style:style>
    <style:style style:name="T171" style:family="text">
      <style:text-properties fo:font-size="10pt" style:font-size-asian="10pt" style:font-size-complex="10pt"/>
    </style:style>
    <style:style style:name="T172" style:family="text">
      <style:text-properties fo:font-size="10pt" officeooo:rsid="00eedbdb" style:font-size-asian="10pt" style:font-size-complex="10pt"/>
    </style:style>
    <style:style style:name="T173" style:family="text">
      <style:text-properties fo:font-size="10pt" officeooo:rsid="00f612b6" style:font-size-asian="10pt" style:font-size-complex="10pt"/>
    </style:style>
    <style:style style:name="T174" style:family="text">
      <style:text-properties fo:font-size="10pt" officeooo:rsid="0102929a" style:font-size-asian="10pt" style:font-size-complex="10pt"/>
    </style:style>
    <style:style style:name="T175" style:family="text">
      <style:text-properties fo:font-size="10pt" officeooo:rsid="0107a9d4" style:font-size-asian="10pt" style:font-size-complex="10pt"/>
    </style:style>
    <style:style style:name="T176" style:family="text">
      <style:text-properties fo:font-size="10pt" officeooo:rsid="010f69c3" style:font-size-asian="10pt" style:font-size-complex="10pt"/>
    </style:style>
    <style:style style:name="T177" style:family="text">
      <style:text-properties fo:font-size="10pt" officeooo:rsid="0116d6bc" style:font-size-asian="10pt" style:font-size-complex="10pt"/>
    </style:style>
    <style:style style:name="T178" style:family="text">
      <style:text-properties fo:font-size="10pt" officeooo:rsid="011c471f" style:font-size-asian="10pt" style:font-size-complex="10pt"/>
    </style:style>
    <style:style style:name="T179" style:family="text">
      <style:text-properties fo:font-size="10pt" officeooo:rsid="011dc9f6" style:font-size-asian="10pt" style:font-size-complex="10pt"/>
    </style:style>
    <style:style style:name="T180" style:family="text">
      <style:text-properties fo:font-size="10pt" officeooo:rsid="012b565a" style:font-size-asian="10pt" style:font-size-complex="10pt"/>
    </style:style>
    <style:style style:name="T181" style:family="text">
      <style:text-properties fo:font-size="10pt" officeooo:rsid="01311b52" style:font-size-asian="10pt" style:font-size-complex="10pt"/>
    </style:style>
    <style:style style:name="T182" style:family="text">
      <style:text-properties fo:font-size="10pt" officeooo:rsid="01417531" style:font-size-asian="10pt" style:font-size-complex="10pt"/>
    </style:style>
    <style:style style:name="T183" style:family="text">
      <style:text-properties fo:font-size="10pt" fo:language="it" fo:country="IT" officeooo:rsid="011dc9f6" style:font-size-asian="10pt" style:font-size-complex="10pt"/>
    </style:style>
    <style:style style:name="T184" style:family="text">
      <style:text-properties fo:font-size="10pt" fo:language="it" fo:country="IT" fo:font-weight="normal" officeooo:rsid="00e2a6f3" style:font-size-asian="10pt" style:font-weight-asian="normal" style:font-size-complex="10pt" style:font-weight-complex="normal"/>
    </style:style>
    <style:style style:name="T185" style:family="text">
      <style:text-properties fo:font-size="10pt" fo:language="it" fo:country="IT" fo:font-weight="normal" officeooo:rsid="0102929a" style:font-size-asian="10pt" style:font-weight-asian="normal" style:font-size-complex="10pt" style:font-weight-complex="normal"/>
    </style:style>
    <style:style style:name="T186"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87"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88"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89"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90" style:family="text">
      <style:text-properties fo:font-size="10pt" fo:font-weight="normal" officeooo:rsid="00e2a6f3" style:font-size-asian="10pt" style:font-weight-asian="normal" style:font-size-complex="10pt" style:font-weight-complex="normal"/>
    </style:style>
    <style:style style:name="T191" style:family="text">
      <style:text-properties fo:font-size="10pt" fo:font-weight="normal" officeooo:rsid="0139aee6" style:font-size-asian="10pt" style:font-weight-asian="normal" style:font-size-complex="10pt" style:font-weight-complex="normal"/>
    </style:style>
    <style:style style:name="T192" style:family="text">
      <style:text-properties fo:font-size="10pt" fo:font-weight="normal" officeooo:rsid="0102929a" style:font-size-asian="10pt" style:font-weight-asian="normal" style:font-size-complex="10pt" style:font-weight-complex="normal"/>
    </style:style>
    <style:style style:name="T193"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4"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5"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6" style:family="text">
      <style:text-properties officeooo:rsid="01076be7"/>
    </style:style>
    <style:style style:name="T197" style:family="text">
      <style:text-properties officeooo:rsid="01093627"/>
    </style:style>
    <style:style style:name="T198" style:family="text">
      <style:text-properties officeooo:rsid="01211670"/>
    </style:style>
    <style:style style:name="T199" style:family="text">
      <style:text-properties officeooo:rsid="01230b0e"/>
    </style:style>
    <style:style style:name="T200" style:family="text">
      <style:text-properties officeooo:rsid="0123d98f"/>
    </style:style>
    <style:style style:name="T201" style:family="text">
      <style:text-properties officeooo:rsid="0125627b"/>
    </style:style>
    <style:style style:name="T202" style:family="text">
      <style:text-properties officeooo:rsid="012c998d"/>
    </style:style>
    <style:style style:name="T203"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4"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05" style:family="text">
      <style:text-properties officeooo:rsid="0133541b"/>
    </style:style>
    <style:style style:name="T206" style:family="text">
      <style:text-properties officeooo:rsid="0135b5fa"/>
    </style:style>
    <style:style style:name="T207" style:family="text">
      <style:text-properties officeooo:rsid="0136041e"/>
    </style:style>
    <style:style style:name="T208" style:family="text">
      <style:text-properties officeooo:rsid="013793a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07"/>
        <table:table table:name="Table1" table:style-name="Table1">
          <table:table-column table:style-name="Table1.A" table:number-columns-repeated="2"/>
          <table:table-row table:style-name="Table1.1">
            <table:table-cell table:style-name="Table1.A1" office:value-type="string">
              <text:p text:style-name="P25"><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6"><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0"><text:line-break/></text:span><text:span text:style-name="Title_20_Char"><text:span text:style-name="T102">Basi di Dati e Conoscenza</text:span></text:span></text:p>
        <text:p text:style-name="Title"><text:span text:style-name="Title_20_Char"><text:span text:style-name="T102">Progetto A.A. 2019/2020</text:span></text:span><text:bookmark text:name="_GoBack"/></text:p>
        <text:p text:style-name="P27"/>
        <text:p text:style-name="P28">DIRECTORY AZIENDALE</text:p>
        <text:p text:style-name="P27"/>
        <text:p text:style-name="P28">0253508</text:p>
        <text:p text:style-name="P28">Daniele La Prova</text:p>
        <text:p text:style-name="P98"><text:bookmark-start text:name="_Toc1680568092"/><text:bookmark-start text:name="_Toc220097559"/></text:p>
        <text:p text:style-name="P102">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20">1. Descrizione del Minimondo<text:tab/>3</text:span></text:a></text:p>
            <text:p text:style-name="P4"><text:a xlink:type="simple" xlink:href="#_Toc1289394997" text:style-name="Index_20_Link" text:visited-style-name="Index_20_Link"><text:span text:style-name="T120">2. Analisi dei Requisiti<text:tab/>4</text:span></text:a></text:p>
            <text:p text:style-name="P4"><text:a xlink:type="simple" xlink:href="#_Toc2081466291" text:style-name="Index_20_Link" text:visited-style-name="Index_20_Link"><text:span text:style-name="T120">3. Progettazione concettuale<text:tab/>5</text:span></text:a></text:p>
            <text:p text:style-name="P4"><text:a xlink:type="simple" xlink:href="#_Toc2147004904" text:style-name="Index_20_Link" text:visited-style-name="Index_20_Link"><text:span text:style-name="T120">4. Progettazione logica<text:tab/>6</text:span></text:a></text:p>
            <text:p text:style-name="P4"><text:a xlink:type="simple" xlink:href="#_Toc518560220" text:style-name="Index_20_Link" text:visited-style-name="Index_20_Link"><text:span text:style-name="T120">5. Progettazione fisica<text:tab/>8</text:span></text:a></text:p>
            <text:p text:style-name="P4"><text:a xlink:type="simple" xlink:href="#_Toc403811585" text:style-name="Index_20_Link" text:visited-style-name="Index_20_Link"><text:span text:style-name="T120">Appendice: Implementazione<text:tab/>9</text:span></text:a></text:p>
            <text:p text:style-name="P5"/>
          </text:index-body>
        </text:table-of-content>
        <text:p text:style-name="P31"/>
        <text:list xml:id="list497361363" text:style-name="WWNum1">
          <text:list-item>
            <text:h text:style-name="P202"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31">1</text:p>
              <text:p text:style-name="P31">2</text:p>
              <text:p text:style-name="P31">3</text:p>
              <text:p text:style-name="P31">4</text:p>
              <text:p text:style-name="P31">5</text:p>
              <text:p text:style-name="P32">6</text:p>
              <text:p text:style-name="P32">7</text:p>
              <text:p text:style-name="P32">8</text:p>
              <text:p text:style-name="P32">9</text:p>
              <text:p text:style-name="P32">10</text:p>
              <text:p text:style-name="P32">11</text:p>
              <text:p text:style-name="P32">12</text:p>
              <text:p text:style-name="P32">13</text:p>
              <text:p text:style-name="P32">14</text:p>
              <text:p text:style-name="P32">15</text:p>
              <text:p text:style-name="P32">16</text:p>
              <text:p text:style-name="P32">17</text:p>
              <text:p text:style-name="P32">18</text:p>
              <text:p text:style-name="P32">19</text:p>
              <text:p text:style-name="P32">20</text:p>
              <text:p text:style-name="P32">21</text:p>
              <text:p text:style-name="P32">22</text:p>
              <text:p text:style-name="P32">23</text:p>
              <text:p text:style-name="P32">24</text:p>
              <text:p text:style-name="P32">25</text:p>
              <text:p text:style-name="P32">26</text:p>
              <text:p text:style-name="P32">27</text:p>
              <text:p text:style-name="P32">28</text:p>
              <text:p text:style-name="P32">29</text:p>
              <text:p text:style-name="P32">30</text:p>
              <text:p text:style-name="P32">31</text:p>
              <text:p text:style-name="P32">32</text:p>
              <text:p text:style-name="P32"><text:soft-page-break/>33</text:p>
              <text:p text:style-name="P32">34</text:p>
              <text:p text:style-name="P32">35</text:p>
              <text:p text:style-name="P32">36</text:p>
              <text:p text:style-name="P32">37</text:p>
              <text:p text:style-name="P32"/>
            </table:table-cell>
            <table:table-cell table:style-name="Table2.B1" office:value-type="string">
              <text:p text:style-name="P33">Realizzare un servizio di “directory aziendale”, che consenta di tenere traccia di</text:p>
              <text:p text:style-name="P33">tutte le informazioni legate ai recapiti ed alle mansioni di un’azienda.</text:p>
              <text:p text:style-name="P33">Ogni dipendente dell’azienda, identificato da codice fiscale, nome, cognome, data di</text:p>
              <text:p text:style-name="P33">nascita, luogo di nascita, indirizzo di residenza svolge una particolare mansione</text:p>
              <text:p text:style-name="P33">all’interno dell’azienda.</text:p>
              <text:p text:style-name="P33">Tali mansioni vengono svolte in differenti uffici dell’azienda. L’azienda ha a</text:p>
              <text:p text:style-name="P33">disposizione un numero arbitrario di edifici, ciascuno di un numero arbitrario di</text:p>
              <text:p text:style-name="P33">piani. In ciascun piano può esserci un numero arbitrario di uffici. Ciascun ufficio è</text:p>
              <text:p text:style-name="P33">assegnato ad una mansione specifica dell’azienda. Un ufficio ha a disposizione un certo</text:p>
              <text:p text:style-name="P33">numero di postazioni, ciascuno associato ad un numero telefonico interno ed esterno. La</text:p>
              <text:p text:style-name="P33">gestione degli uffici, piani, edifici è demandata al Settore Spazi dell’azienda,</text:p>
              <text:p text:style-name="P33">anch’esso composto da dipendenti assegnati a particolari uffici.</text:p>
              <text:p text:style-name="P33">L’assegnazione di un dipendente ad un ufficio avviene su base di turnazioni periodiche.</text:p>
              <text:p text:style-name="P33">Ogni dipendente, pertanto, è associato alla data dell’ultimo trasferimento.</text:p>
              <text:p text:style-name="P33">Periodicamente, il sistema indica qual è l’insieme dei dipendenti che deve essere</text:p>
              <text:p text:style-name="P33">soggetto a trasferimento. Su base periodica, l’ufficio spazi genera un report indicante</text:p>
              <text:p text:style-name="P33">tutti i dipendenti, raggruppati per mansione, che devono essere spostati.</text:p>
              <text:p text:style-name="P33">Un dipendente dell’ufficio spazi deve poter effettuare un trasferimento di dipendente.</text:p>
              <text:p text:style-name="P33">Tale trasferimento deve essere effettuato rispettando l’associazione tra le mansioni e</text:p>
              <text:p text:style-name="P33">gli uffici. Pertanto, dato un dipendente da trasferire, il dipendente del Settore Spazi</text:p>
              <text:p text:style-name="P33">può effettuare uno scambio tra due dipendenti assegnati alla stessa mansione, o</text:p>
              <text:p text:style-name="P33">individuare una postazione libera utilizzabile per quella mansione. Si noti che un</text:p>
              <text:p text:style-name="P33">dipendente non può essere riassegnato ad una postazione in cui era già stato assegnato</text:p>
              <text:p text:style-name="P33">nei passati tre anni.</text:p>
              <text:p text:style-name="P33">Il Settore Amministrativo può decidere in qualsiasi momento di modificare la mansione</text:p>
              <text:p text:style-name="P33">di un dipendente. In quel caso, il Settore Spazi troverà tale dipendente indicato come</text:p>
              <text:p text:style-name="P33">da trasferire. Inoltre, il settore amministrativo può generare, per ciascun dipendente,</text:p>
              <text:p text:style-name="P33">un report indicante a quali uffici esso è stato assegnato nel tempo.</text:p>
              <text:p text:style-name="P33">Ciascun dipendente ha accesso alla directory aziendale per conoscere l’attuale</text:p>
              <text:p text:style-name="P33">ubicazione di un qualsiasi altro dipendente, ricercandolo per nome, per cognome o</text:p>
              <text:p text:style-name="P33">utilizzando entrambi. Inoltre, un dipendente può ricercare un certo numero di telefono</text:p>
              <text:p text:style-name="P33">per sapere a quale ufficio, piano, edificio e mansione questo è associato, scoprendo</text:p>
              <text:p text:style-name="P33"><text:soft-page-break/>anche quale dipendente è attualmente associato allo stesso e sapendo se esso è in</text:p>
              <text:p text:style-name="P33">procinto di essere trasferito o meno.</text:p>
              <text:p text:style-name="P33">Si noti che, quando si effettua la ricerca di un dipendente, è necessario restituire</text:p>
              <text:p text:style-name="P33">tutti i recapiti associati allo stesso. In particolare, un dipendente ha un indirizzo</text:p>
              <text:p text:style-name="P33">email personale ed uno associato all’ufficio a cui fa capo.</text:p>
              <text:p text:style-name="P31"/>
              <text:p text:style-name="P31"/>
              <text:p text:style-name="P31"/>
              <text:p text:style-name="P31"/>
            </table:table-cell>
          </table:table-row>
        </table:table>
        <text:list xml:id="list175429226244702" text:continue-numbering="true" text:style-name="WWNum1">
          <text:list-item>
            <text:h text:style-name="P204" text:outline-level="1"><text:bookmark-start text:name="_Toc733602887"/><text:bookmark-start text:name="_Toc1289394997"/><text:span text:style-name="T101">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3">Linea</text:p>
            </table:table-cell>
            <table:table-cell table:style-name="Table3.A1" office:value-type="string">
              <text:p text:style-name="P103">Termine</text:p>
            </table:table-cell>
            <table:table-cell table:style-name="Table3.A1" office:value-type="string">
              <text:p text:style-name="P103">Nuovo termine</text:p>
            </table:table-cell>
            <table:table-cell table:style-name="Table3.A1" office:value-type="string">
              <text:p text:style-name="P103">Motivo correzione</text:p>
            </table:table-cell>
          </table:table-row>
          <table:table-row table:style-name="Table3.1">
            <table:table-cell table:style-name="Table3.A2" office:value-type="string">
              <text:p text:style-name="P59">13</text:p>
            </table:table-cell>
            <table:table-cell table:style-name="Table3.B2" office:value-type="string">
              <text:p text:style-name="P59">Assegnazione a Ufficio</text:p>
            </table:table-cell>
            <table:table-cell table:style-name="Table3.C2" office:value-type="string">
              <text:p text:style-name="P59">Assegnazione a Postazione</text:p>
            </table:table-cell>
            <table:table-cell table:style-name="Table3.D2" office:value-type="string">
              <text:p text:style-name="P178">Un dipendente è in verità associato a una postazione all’interno di un ufficio, più che a un ufficio</text:p>
            </table:table-cell>
          </table:table-row>
          <table:table-row table:style-name="Table3.1">
            <table:table-cell table:style-name="Table3.A3" office:value-type="string">
              <text:p text:style-name="P36">16</text:p>
              <text:p text:style-name="P36"/>
            </table:table-cell>
            <table:table-cell table:style-name="Table3.B3" office:value-type="string">
              <text:p text:style-name="P36">Ufficio spazi</text:p>
            </table:table-cell>
            <table:table-cell table:style-name="Table3.C3" office:value-type="string">
              <text:p text:style-name="P36">Settore spazi</text:p>
            </table:table-cell>
            <table:table-cell table:style-name="Table3.D3" office:value-type="string">
              <text:p text:style-name="P177">Ambiguità:</text:p>
              <text:p text:style-name="P24">Settore Spazi composto da dipendenti assegnati a particolari uffici, ma riferito anche come "ufficio" spazi?</text:p>
              <text:p text:style-name="P24">Interpretazione:</text:p>
              <text:p text:style-name="P24">Un Settore rappresenta una sovrastruttura che accomuna dipendenti di diversi uffici con mansioni simili. In questo caso, il ruolo è quello del Settore Spazi.</text:p>
              <text:p text:style-name="P24">Dunque, dipendenti con mansioni diverse associati a uffici diversi possono rientrare nello stesso settore.</text:p>
              <text:p text:style-name="P24">In questo caso, chi stila materialmente il report sono uno o più uffici del Settore Spazi. Il report risulta però generato non da uno specifico ufficio, ma dall'intero Settore.</text:p>
              <text:p text:style-name="P179"/>
            </table:table-cell>
          </table:table-row>
          <table:table-row table:style-name="Table3.4">
            <table:table-cell table:style-name="Table3.A4" office:value-type="string">
              <text:p text:style-name="P37">30</text:p>
            </table:table-cell>
            <table:table-cell table:style-name="Table3.B4" office:value-type="string">
              <text:p text:style-name="P104">Ubicazione</text:p>
            </table:table-cell>
            <table:table-cell table:style-name="Table3.C4" office:value-type="string">
              <text:p text:style-name="P37">Postazione</text:p>
            </table:table-cell>
            <table:table-cell table:style-name="Table3.D4" office:value-type="string">
              <text:p text:style-name="P180"><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60">31</text:p>
            </table:table-cell>
            <table:table-cell table:style-name="Table3.B5" office:value-type="string">
              <text:p text:style-name="P105">Numero di telefono</text:p>
            </table:table-cell>
            <table:table-cell table:style-name="Table3.C5" office:value-type="string">
              <text:p text:style-name="P60">Numero di telefono esterno</text:p>
            </table:table-cell>
            <table:table-cell table:style-name="Table3.D5" office:value-type="string">
              <text:p text:style-name="P181">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4">37</text:p>
            </table:table-cell>
            <table:table-cell table:style-name="Table3.B6" office:value-type="string">
              <text:p text:style-name="P111">E-mail d’ufficio a cui fa capo</text:p>
            </table:table-cell>
            <table:table-cell table:style-name="Table3.C6" office:value-type="string">
              <text:p text:style-name="P94"/>
            </table:table-cell>
            <table:table-cell table:style-name="Table3.D6" office:value-type="string">
              <text:p text:style-name="P182">Il termine ufficio qui è stato interpretato come sinonimo di Mansione, mentre nel resto del testo può essere interpretato come ufficio fisico. <text:span text:style-name="T198">Sarebbe più corretto parlare dunque di Mansione, ma dato che suonerebbe “strano” parlare di un e-mail di Mansione è stato scelto di presevare la scelta del termine, nonostante l’ambiguità.</text:span></text:p>
            </table:table-cell>
          </table:table-row>
        </table:table>
        <text:h text:style-name="P29" text:outline-level="3"><text:soft-page-break/>Specifica disambiguata</text:h>
        <table:table table:name="Table4" table:style-name="Table4">
          <table:table-column table:style-name="Table4.A"/>
          <table:table-row table:style-name="Table4.1">
            <table:table-cell table:style-name="Table4.A1" office:value-type="string">
              <text:p text:style-name="P34">Realizzare un servizio di “directory aziendale”, che consenta di tenere traccia di</text:p>
              <text:p text:style-name="P34">tutte le informazioni legate ai recapiti ed alle mansioni di un’azienda.</text:p>
              <text:p text:style-name="P34">Ogni dipendente dell’azienda, identificato da codice fiscale, nome, cognome, data di</text:p>
              <text:p text:style-name="P34">nascita, luogo di nascita, indirizzo di residenza svolge una particolare mansione</text:p>
              <text:p text:style-name="P34">all’interno dell’azienda.</text:p>
              <text:p text:style-name="P34">Tali mansioni vengono svolte in differenti uffici dell’azienda. L’azienda ha a</text:p>
              <text:p text:style-name="P34">disposizione un numero arbitrario di edifici, ciascuno di un numero arbitrario di</text:p>
              <text:p text:style-name="P34">piani. In ciascun piano può esserci un numero arbitrario di uffici. Ciascun ufficio è</text:p>
              <text:p text:style-name="P34">assegnato ad una mansione specifica dell’azienda. Un ufficio ha a disposizione un certo</text:p>
              <text:p text:style-name="P34">numero di postazioni, ciascuno associato ad un numero telefonico interno ed esterno. La</text:p>
              <text:p text:style-name="P34">gestione degli uffici, piani, edifici è demandata al Settore Spazi dell’azienda,</text:p>
              <text:p text:style-name="P34">anch’esso composto da dipendenti assegnati a particolari uffici.</text:p>
              <text:p text:style-name="P166"><text:span text:style-name="T61">L’assegnazione di un dipendente ad </text:span><text:span text:style-name="T44">una postazione</text:span><text:span text:style-name="T61"> avviene su base di turnazioni periodiche.</text:span></text:p>
              <text:p text:style-name="P34">Ogni dipendente, pertanto, è associato alla data dell’ultimo trasferimento.</text:p>
              <text:p text:style-name="P34">Periodicamente, il sistema indica qual è l’insieme dei dipendenti che deve essere</text:p>
              <text:p text:style-name="P99"><text:span text:style-name="T95">soggetto a trasferimento. Su base periodica, </text:span><text:span text:style-name="T4">il Settore Spazi </text:span><text:span text:style-name="T95">genera un report indicante</text:span></text:p>
              <text:p text:style-name="P34">tutti i dipendenti, raggruppati per mansione, che devono essere spostati.</text:p>
              <text:p text:style-name="P35">Un dipendente <text:span text:style-name="T117">del </text:span><text:span text:style-name="T59">Settore Spazi </text:span><text:s/>deve poter effettuare un trasferimento di dipendente.</text:p>
              <text:p text:style-name="P34">Tale trasferimento deve essere effettuato rispettando l’associazione tra le mansioni e</text:p>
              <text:p text:style-name="P34">gli uffici. Pertanto, dato un dipendente da trasferire, il dipendente del Settore Spazi</text:p>
              <text:p text:style-name="P34">può effettuare uno scambio tra due dipendenti assegnati alla stessa mansione, o</text:p>
              <text:p text:style-name="P34">individuare una postazione libera utilizzabile per quella mansione. Si noti che un</text:p>
              <text:p text:style-name="P34">dipendente non può essere riassegnato ad una postazione in cui era già stato assegnato</text:p>
              <text:p text:style-name="P34">nei passati tre anni.</text:p>
              <text:p text:style-name="P34">Il Settore Amministrativo può decidere in qualsiasi momento di modificare la mansione</text:p>
              <text:p text:style-name="P34">di un dipendente. In quel caso, il Settore Spazi troverà tale dipendente indicato come</text:p>
              <text:p text:style-name="P34">da trasferire. Inoltre, il settore amministrativo può generare, per ciascun dipendente,</text:p>
              <text:p text:style-name="P34">un report indicante a quali uffici esso è stato assegnato nel tempo.</text:p>
              <text:p text:style-name="P34">Ciascun dipendente ha accesso alla directory aziendale per conoscere l’attuale</text:p>
              <text:p text:style-name="P99"><text:span text:style-name="T4">postazione</text:span><text:span text:style-name="T95"> di un qualsiasi altro dipendente, ricercandolo per nome, per cognome o</text:span></text:p>
              <text:p text:style-name="P34">utilizzando entrambi. Inoltre, un dipendente può ricercare un certo <text:span text:style-name="T116">numero di telefono </text:span><text:span text:style-name="T118">esterno</text:span></text:p>
              <text:p text:style-name="P34">per sapere a quale ufficio, piano, edificio e mansione questo è associato, scoprendo</text:p>
              <text:p text:style-name="P34"><text:soft-page-break/>anche quale dipendente è attualmente associato allo stesso e sapendo se esso è in</text:p>
              <text:p text:style-name="P34">procinto di essere trasferito o meno.</text:p>
              <text:p text:style-name="P34">Si noti che, quando si effettua la ricerca di un dipendente, è necessario restituire</text:p>
              <text:p text:style-name="P34">tutti i recapiti associati allo stesso. In particolare, un dipendente ha un indirizzo</text:p>
              <text:p text:style-name="P34">email personale ed uno associato all’ufficio a cui fa capo.</text:p>
              <text:p text:style-name="P31"/>
              <text:p text:style-name="P31"/>
              <text:p text:style-name="P31"/>
            </table:table-cell>
          </table:table-row>
        </table:table>
        <text:h text:style-name="P6" text:outline-level="2">Glossario dei Termini</text:h>
        <text:p text:style-name="P31"/>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6">Termine</text:p>
            </table:table-cell>
            <table:table-cell table:style-name="Table5.A1" office:value-type="string">
              <text:p text:style-name="P96">Descrizione</text:p>
            </table:table-cell>
            <table:table-cell table:style-name="Table5.A1" office:value-type="string">
              <text:p text:style-name="P96">Sinonimi</text:p>
            </table:table-cell>
            <table:table-cell table:style-name="Table5.A1" office:value-type="string">
              <text:p text:style-name="P96">Collegamenti</text:p>
            </table:table-cell>
          </table:table-row>
          <table:table-row table:style-name="Table5.1">
            <table:table-cell table:style-name="Table5.A2" office:value-type="string">
              <text:p text:style-name="P38">Dipendente</text:p>
            </table:table-cell>
            <table:table-cell table:style-name="Table5.B2" office:value-type="string">
              <text:p text:style-name="P38">Un membro lavoratore dell’azienda, per cui svolge una particolare Mansio<text:span text:style-name="T119">n</text:span>e</text:p>
            </table:table-cell>
            <table:table-cell table:style-name="Table5.C2" office:value-type="string">
              <text:p text:style-name="P40"><text:span text:style-name="T140">(</text:span>Null<text:span text:style-name="T140">)</text:span></text:p>
            </table:table-cell>
            <table:table-cell table:style-name="Table5.D2" office:value-type="string">
              <text:p text:style-name="P45">Postazione, Ufficio, Mansione</text:p>
            </table:table-cell>
          </table:table-row>
          <table:table-row table:style-name="Table5.1">
            <table:table-cell table:style-name="Table5.A3" office:value-type="string">
              <text:p text:style-name="P44">Mansione</text:p>
            </table:table-cell>
            <table:table-cell table:style-name="Table5.B3" office:value-type="string">
              <text:p text:style-name="P44">Attività svolta dai Dipendenti di un Ufficio</text:p>
            </table:table-cell>
            <table:table-cell table:style-name="Table5.C3" office:value-type="string">
              <text:p text:style-name="P44"><text:span text:style-name="T140">(</text:span>Null<text:span text:style-name="T140">)</text:span></text:p>
            </table:table-cell>
            <table:table-cell table:style-name="Table5.D3" office:value-type="string">
              <text:p text:style-name="P44">Ufficio, <text:span text:style-name="T123">Dipendente</text:span></text:p>
            </table:table-cell>
          </table:table-row>
          <table:table-row table:style-name="Table5.1">
            <table:table-cell table:style-name="Table5.A6" office:value-type="string">
              <text:p text:style-name="P50">Settore</text:p>
            </table:table-cell>
            <table:table-cell table:style-name="Table5.B6" office:value-type="string">
              <text:p text:style-name="P51">Aggregazione di diversi uffici associati a Mansioni simili, per esempio finalizzate a uno scopo comune.</text:p>
            </table:table-cell>
            <table:table-cell table:style-name="Table5.C6" office:value-type="string">
              <text:p text:style-name="P51"><text:span text:style-name="T140">(</text:span>Null<text:span text:style-name="T140">)</text:span></text:p>
            </table:table-cell>
            <table:table-cell table:style-name="Table5.D6" office:value-type="string">
              <text:p text:style-name="P51">Ufficio</text:p>
            </table:table-cell>
          </table:table-row>
          <table:table-row table:style-name="Table5.1">
            <table:table-cell table:style-name="Table5.A6" office:value-type="string">
              <text:p text:style-name="P47">Postazione</text:p>
            </table:table-cell>
            <table:table-cell table:style-name="Table5.B6" office:value-type="string">
              <text:p text:style-name="P48">Assegnazione di un Dipendente a un Ufficio</text:p>
            </table:table-cell>
            <table:table-cell table:style-name="Table5.C6" office:value-type="string">
              <text:p text:style-name="P56">Ubicazione</text:p>
            </table:table-cell>
            <table:table-cell table:style-name="Table5.D6" office:value-type="string">
              <text:p text:style-name="P50">Dipendente, <text:span text:style-name="T122">Ufficio</text:span></text:p>
            </table:table-cell>
          </table:table-row>
          <table:table-row table:style-name="Table5.1">
            <table:table-cell table:style-name="Table5.A6" office:value-type="string">
              <text:p text:style-name="P47">Ufficio</text:p>
            </table:table-cell>
            <table:table-cell table:style-name="Table5.B6" office:value-type="string">
              <text:p text:style-name="P149"><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47"><text:span text:style-name="T140">(</text:span>Null<text:span text:style-name="T140">)</text:span></text:p>
            </table:table-cell>
            <table:table-cell table:style-name="Table5.D6" office:value-type="string">
              <text:p text:style-name="P47">Settore, Mansione, Postazione, <text:span text:style-name="T121">Piano.</text:span></text:p>
            </table:table-cell>
          </table:table-row>
          <table:table-row table:style-name="Table5.1">
            <table:table-cell table:style-name="Table5.A7" office:value-type="string">
              <text:p text:style-name="P53">Piano</text:p>
            </table:table-cell>
            <table:table-cell table:style-name="Table5.B7" office:value-type="string">
              <text:p text:style-name="P53">Partizione degli Uffici situati in uno stesso edifico</text:p>
            </table:table-cell>
            <table:table-cell table:style-name="Table5.C7" office:value-type="string">
              <text:p text:style-name="P53"><text:span text:style-name="T140">(</text:span>Null<text:span text:style-name="T140">)</text:span></text:p>
            </table:table-cell>
            <table:table-cell table:style-name="Table5.D7" office:value-type="string">
              <text:p text:style-name="P53">Ufficio, Edificio</text:p>
            </table:table-cell>
          </table:table-row>
          <table:table-row table:style-name="Table5.1">
            <table:table-cell table:style-name="Table5.A8" office:value-type="string">
              <text:p text:style-name="P53">Edificio</text:p>
            </table:table-cell>
            <table:table-cell table:style-name="Table5.B8" office:value-type="string">
              <text:p text:style-name="P53">Partizione degli Uffici dell’azienda</text:p>
            </table:table-cell>
            <table:table-cell table:style-name="Table5.C8" office:value-type="string">
              <text:p text:style-name="P53"><text:span text:style-name="T140">(</text:span>Null<text:span text:style-name="T140">)</text:span></text:p>
            </table:table-cell>
            <table:table-cell table:style-name="Table5.D8" office:value-type="string">
              <text:p text:style-name="P54">Piano</text:p>
            </table:table-cell>
          </table:table-row>
          <table:table-row table:style-name="Table5.1">
            <table:table-cell table:style-name="Table5.A9" office:value-type="string">
              <text:p text:style-name="P55">Trasferimento</text:p>
            </table:table-cell>
            <table:table-cell table:style-name="Table5.B9" office:value-type="string">
              <text:p text:style-name="P55">Un dipendente è soggetto a trasferimento se viene assegnato a un<text:span text:style-name="T123">a</text:span> nuov<text:span text:style-name="T123">a</text:span> <text:span text:style-name="T123">Postazione. </text:span></text:p>
            </table:table-cell>
            <table:table-cell table:style-name="Table5.C9" office:value-type="string">
              <text:p text:style-name="P56"><text:span text:style-name="T140">(</text:span>Null<text:span text:style-name="T140">)</text:span></text:p>
            </table:table-cell>
            <table:table-cell table:style-name="Table5.D9" office:value-type="string">
              <text:p text:style-name="P56">Dipendente, Postazione</text:p>
            </table:table-cell>
          </table:table-row>
        </table:table>
        <text:p text:style-name="P31"/>
        <text:h text:style-name="P6" text:outline-level="2"><text:soft-page-break/>Raggruppamento dei requisiti in insiemi omogenei</text:h>
        <text:p text:style-name="P165"><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5">Frasi relative a <text:span text:style-name="T124">Dipendente</text:span></text:p>
            </table:table-cell>
          </table:table-row>
          <table:table-row table:style-name="Table6.1">
            <table:table-cell table:style-name="Table6.A2" office:value-type="string">
              <text:p text:style-name="P43">Ogni dipendente dell’azienda, identificato da codice fiscale, nome, cognome, data di</text:p>
              <text:p text:style-name="P43">nascita, luogo di nascita, indirizzo di residenza svolge una particolare mansione</text:p>
              <text:p text:style-name="P43">all’interno dell’azienda.</text:p>
            </table:table-cell>
          </table:table-row>
          <table:table-row table:style-name="Table6.1">
            <table:table-cell table:style-name="Table6.A3" office:value-type="string">
              <text:p text:style-name="P43">Ogni dipendente è associato alla data dell’ultimo trasferimento.</text:p>
            </table:table-cell>
          </table:table-row>
          <table:table-row table:style-name="Table6.1">
            <table:table-cell table:style-name="Table6.A4" office:value-type="string">
              <text:p text:style-name="P43"><text:span text:style-name="T124">U</text:span>n dipendente non può essere riassegnato ad una postazione in cui era già stato assegnato</text:p>
              <text:p text:style-name="P43">nei passati tre anni.</text:p>
            </table:table-cell>
          </table:table-row>
          <table:table-row table:style-name="Table6.1">
            <table:table-cell table:style-name="Table6.A5" office:value-type="string">
              <text:p text:style-name="P43">Ciascun dipendente ha accesso alla directory aziendale per conoscere l’attuale</text:p>
              <text:p text:style-name="P151"><text:span text:style-name="T7">postazione</text:span><text:span text:style-name="T61"> di un qualsiasi altro dipendente, ricercandolo per nome, per cognome o</text:span></text:p>
              <text:p text:style-name="P43">utilizzando entrambi. Inoltre, un dipendente può ricercare un certo numero di telefono</text:p>
              <text:p text:style-name="P43">per sapere a quale ufficio, piano, edificio e mansione questo è associato, scoprendo</text:p>
              <text:p text:style-name="P43">anche quale dipendente è attualmente associato allo stesso e sapendo se esso è in</text:p>
              <text:p text:style-name="P43">procinto di essere trasferito o meno.</text:p>
            </table:table-cell>
          </table:table-row>
          <table:table-row table:style-name="Table6.1">
            <table:table-cell table:style-name="Table6.A6" office:value-type="string">
              <text:p text:style-name="P43"><text:span text:style-name="T124">U</text:span>n dipendente ha un indirizzo email personale ed uno associato all’ufficio a cui fa capo.</text:p>
            </table:table-cell>
          </table:table-row>
          <table:table-row table:style-name="Table6.1">
            <table:table-cell table:style-name="Table6.A7" office:value-type="string">
              <text:p text:style-name="P151"><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51">il dipendente del Settore Spazi può effettuare uno scambio tra due dipendenti assegnati alla stessa mansione, o individuare una postazione libera utilizzabile per quella mansione.</text:p>
            </table:table-cell>
          </table:table-row>
        </table:table>
        <text:p text:style-name="P57"/>
        <table:table table:name="Table13" table:style-name="Table13">
          <table:table-column table:style-name="Table13.A"/>
          <table:table-row table:style-name="Table13.1">
            <table:table-cell table:style-name="Table13.A1" office:value-type="string">
              <text:p text:style-name="P97">Frasi relative a <text:span text:style-name="T124">Mansione</text:span></text:p>
            </table:table-cell>
          </table:table-row>
          <table:table-row table:style-name="Table13.1">
            <table:table-cell table:style-name="Table13.A2" office:value-type="string">
              <text:p text:style-name="P42">Tali mansioni vengono svolte in differenti uffici dell’azienda.</text:p>
            </table:table-cell>
          </table:table-row>
        </table:table>
        <text:p text:style-name="P164"/>
        <table:table table:name="Table15" table:style-name="Table15">
          <table:table-column table:style-name="Table15.A"/>
          <table:table-row table:style-name="Table15.1">
            <table:table-cell table:style-name="Table15.A1" office:value-type="string">
              <text:p text:style-name="P150"><text:span text:style-name="T91">Frasi relative a </text:span><text:span text:style-name="T43">Settore</text:span></text:p>
            </table:table-cell>
          </table:table-row>
          <table:table-row table:style-name="Table15.1">
            <table:table-cell table:style-name="Table15.A2" office:value-type="string">
              <text:p text:style-name="P42"><text:s/>La gestione degli uffici, piani, edifici è demandata al Settore Spazi dell’azienda,</text:p>
              <text:p text:style-name="P42">anch’esso composto da dipendenti assegnati a particolari uffici.</text:p>
            </table:table-cell>
          </table:table-row>
          <table:table-row table:style-name="Table15.1">
            <table:table-cell table:style-name="Table15.A3" office:value-type="string">
              <text:p text:style-name="P150"><text:span text:style-name="T61">Su base periodica, </text:span><text:span text:style-name="T8">il settore </text:span><text:span text:style-name="T61">spazi genera un report indicante</text:span></text:p>
              <text:p text:style-name="P42">tutti i dipendenti, raggruppati per mansione, che devono essere spostati.</text:p>
            </table:table-cell>
          </table:table-row>
          <table:table-row table:style-name="Table15.1">
            <table:table-cell table:style-name="Table15.A4" office:value-type="string">
              <text:p text:style-name="P150">Il Settore Amministrativo può decidere in qualsiasi momento di modificare la mansione</text:p>
              <text:p text:style-name="P150">di un dipendente. In quel caso, il Settore Spazi troverà tale dipendente indicato come</text:p>
              <text:p text:style-name="P150">da trasferire. Inoltre, il settore amministrativo può generare, per ciascun dipendente,</text:p>
              <text:p text:style-name="P150">un report indicante a quali uffici esso è stato assegnato nel tempo.</text:p>
            </table:table-cell>
          </table:table-row>
        </table:table>
        <text:p text:style-name="P164"/>
        <table:table table:name="Table16" table:style-name="Table16">
          <table:table-column table:style-name="Table16.A"/>
          <table:table-row table:style-name="Table16.1">
            <table:table-cell table:style-name="Table16.A1" office:value-type="string">
              <text:p text:style-name="P150"><text:span text:style-name="T91">Frasi relative a </text:span><text:span text:style-name="T43">Postazione</text:span></text:p>
            </table:table-cell>
          </table:table-row>
          <table:table-row table:style-name="Table16.1">
            <table:table-cell table:style-name="Table16.A2" office:value-type="string">
              <text:p text:style-name="P58">Ogni posttazione è associata ad un numero telefonico interno ed esterno.</text:p>
            </table:table-cell>
          </table:table-row>
        </table:table>
        <text:p text:style-name="P164"/>
        <table:table table:name="Table17" table:style-name="Table17">
          <table:table-column table:style-name="Table17.A"/>
          <table:table-row table:style-name="Table17.1">
            <table:table-cell table:style-name="Table17.A1" office:value-type="string">
              <text:p text:style-name="P150"><text:span text:style-name="T91">Frasi relative a </text:span><text:span text:style-name="T43">Ufficio</text:span></text:p>
            </table:table-cell>
          </table:table-row>
          <table:table-row table:style-name="Table17.1">
            <table:table-cell table:style-name="Table17.A2" office:value-type="string">
              <text:p text:style-name="P42">Ciascun ufficio è <text:span text:style-name="T125">a</text:span>ssegnato ad una mansione specifica dell’azienda</text:p>
            </table:table-cell>
          </table:table-row>
          <table:table-row table:style-name="Table17.1">
            <table:table-cell table:style-name="Table17.A3" office:value-type="string">
              <text:p text:style-name="P42">Un ufficio ha a disposizione un certo numero di postazioni</text:p>
            </table:table-cell>
          </table:table-row>
        </table:table>
        <text:p text:style-name="P164"/>
        <table:table table:name="Table18" table:style-name="Table18">
          <table:table-column table:style-name="Table18.A"/>
          <table:table-row table:style-name="Table18.1">
            <table:table-cell table:style-name="Table18.A1" office:value-type="string">
              <text:p text:style-name="P150"><text:span text:style-name="T91">Frasi relative a </text:span><text:span text:style-name="T92">Piano</text:span></text:p>
            </table:table-cell>
          </table:table-row>
          <table:table-row table:style-name="Table18.1">
            <table:table-cell table:style-name="Table18.A2" office:value-type="string">
              <text:p text:style-name="P42">In ciascun piano può esserci un numero arbitrario di uffici</text:p>
            </table:table-cell>
          </table:table-row>
        </table:table>
        <text:p text:style-name="P164"/>
        <table:table table:name="Table14" table:style-name="Table14">
          <table:table-column table:style-name="Table14.A"/>
          <text:soft-page-break/>
          <table:table-row table:style-name="Table14.1">
            <table:table-cell table:style-name="Table14.A1" office:value-type="string">
              <text:p text:style-name="P150"><text:span text:style-name="T91">Frasi relative a </text:span><text:span text:style-name="T43">Edificio</text:span></text:p>
            </table:table-cell>
          </table:table-row>
          <table:table-row table:style-name="Table14.1">
            <table:table-cell table:style-name="Table14.A2" office:value-type="string">
              <text:p text:style-name="P42"><text:s/>L’azienda ha a disposizione un numero arbitrario di edifici, ciascuno di un numero arbitrario di</text:p>
              <text:p text:style-name="P42">piani.</text:p>
            </table:table-cell>
          </table:table-row>
        </table:table>
        <text:p text:style-name="P164"/>
        <table:table table:name="Table12" table:style-name="Table12">
          <table:table-column table:style-name="Table12.A"/>
          <table:table-row table:style-name="Table12.1">
            <table:table-cell table:style-name="Table12.A1" office:value-type="string">
              <text:p text:style-name="P150"><text:span text:style-name="T91">Frasi relative a </text:span><text:span text:style-name="T43">Trasferimento</text:span></text:p>
            </table:table-cell>
          </table:table-row>
          <table:table-row table:style-name="Table12.1">
            <table:table-cell table:style-name="Table12.A2" office:value-type="string">
              <text:p text:style-name="P42">L’assegnazione di un dipendente ad un ufficio avviene su base di turnazioni periodiche.</text:p>
            </table:table-cell>
          </table:table-row>
          <table:table-row table:style-name="Table12.1">
            <table:table-cell table:style-name="Table12.A3" office:value-type="string">
              <text:p text:style-name="P42">Periodicamente, il sistema indica qual è l’insieme dei dipendenti che deve essere</text:p>
              <text:p text:style-name="P42">soggetto a trasferimento.</text:p>
            </table:table-cell>
          </table:table-row>
          <table:table-row table:style-name="Table12.1">
            <table:table-cell table:style-name="Table12.A4" office:value-type="string">
              <text:p text:style-name="P42">Tale trasferimento deve essere effettuato rispettando l’associazione tra le mansioni e</text:p>
              <text:p text:style-name="P42">gli uffici</text:p>
            </table:table-cell>
          </table:table-row>
        </table:table>
        <text:list xml:id="list175430291647167" text:continue-numbering="true" text:style-name="WWNum1">
          <text:list-item>
            <text:h text:style-name="P203"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67">Per la stesura del diagramma ER è stata seguita una tecnica mista, procedendo nel seguente modo:</text:p>
        <text:list xml:id="list4140771066" text:style-name="L1">
          <text:list-item>
            <text:p text:style-name="P208">Si scelgono una alla volta le entità da riportare nel diagramma ER secondo l’ordine in cui appaiono nella specifica;</text:p>
          </text:list-item>
          <text:list-item>
            <text:p text:style-name="P208">Per ogni entità scelta:</text:p>
            <text:list>
              <text:list-item>
                <text:p text:style-name="P208">Si riporta nel diagramma l’entità dettagliata secondo uno schema bottom-up;</text:p>
              </text:list-item>
              <text:list-item>
                <text:p text:style-name="P208">Si aggiungono le relazioni e le entità relative navigando a macchia d’olio tra i concetti secondo uno schema inside-out.</text:p>
              </text:list-item>
            </text:list>
          </text:list-item>
        </text:list>
        <text:p text:style-name="P167">Di seguito sono illustrati i vari passaggi con relativa descrizione.</text:p>
        <text:p text:style-name="P167"/>
        <text:p text:style-name="P167"><draw:frame draw:style-name="fr2" draw:name="Frame2" text:anchor-type="paragraph" svg:x="0.355cm" svg:y="0cm" svg:width="9.022cm" draw:z-index="34"><draw:text-box fo:min-height="3.149cm"><text:p text:style-name="Step"><draw:frame draw:style-name="fr4" draw:name="Image1" text:anchor-type="as-char" svg:width="9.022cm" style:rel-width="100%" svg:height="3.149cm" style:rel-height="scale" draw:z-index="35"><draw:image xlink:href="Pictures/100000000000015500000077A5A2B51850FB9436.jpg" xlink:type="simple" xlink:show="embed" xlink:actuate="onLoad" loext:mime-type="image/jpeg"/></draw:frame><text:span text:style-name="T126"><text:line-break/></text:span>Step <text:sequence text:ref-name="refStep0" text:name="Step" text:formula="ooow:Step+1" style:num-format="1">1</text:sequence>: La prima entità ad essere raffigurata è Dipendente, con i suoi vari attributi. Risulta facile <text:span text:style-name="T127">scegliere </text:span>l'at<text:span text:style-name="T127">t</text:span>ributo CF <text:span text:style-name="T127">come </text:span>identificatore primario. </text:p></draw:text-box></draw:fram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h text:style-name="P30" text:outline-level="3"><draw:frame draw:style-name="fr2" draw:name="Frame3" text:anchor-type="paragraph" svg:x="0.699cm" svg:y="-0.12cm" svg:width="10.795cm" draw:z-index="36"><draw:text-box fo:min-height="10.345cm"><text:p text:style-name="Step"><draw:frame draw:style-name="fr4" draw:name="Image2" text:anchor-type="as-char" svg:width="10.795cm" style:rel-width="100%" svg:height="10.345cm" style:rel-height="scale" draw:z-index="38"><draw:image xlink:href="Pictures/100000000000015500000187415D027FC37A0386.jpg" xlink:type="simple" xlink:show="embed" xlink:actuate="onLoad" loext:mime-type="image/jpeg"/></draw:frame><text:span text:style-name="T126"><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1">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1" draw:name="Frame4" text:anchor-type="paragraph" svg:width="17.191cm" draw:z-index="37"><draw:text-box fo:min-height="7.451cm"><text:p text:style-name="Step"><draw:frame draw:style-name="fr4" draw:name="Image3" text:anchor-type="as-char" svg:width="17.191cm" style:rel-width="100%" svg:height="7.451cm" style:rel-height="scale" draw:z-index="40"><draw:image xlink:href="Pictures/10000201000003A000000188EACEFCFCCFE01D08.png" xlink:type="simple" xlink:show="embed" xlink:actuate="onLoad" loext:mime-type="image/png"/></draw:frame><text:span text:style-name="T126"><text:line-break/></text:span>Step <text:sequence text:ref-name="refStep2" text:name="Step" text:formula="ooow:Step+1" style:num-format="1">3</text:sequence>: Le Postazioni sono tutte raccolte all'interno dei diversi Uffici <text:span text:style-name="T199">Fisici</text:span>, i quali sono identificati <text:span text:style-name="T129"><text:s/>da un </text:span><text:span text:style-name="T48">c</text:span><text:span text:style-name="T49">odice</text:span><text:span text:style-name="T129"> in funzione del piano che lo ospitano</text:span>. <text:span text:style-name="T128">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1"><draw:frame draw:style-name="fr1" draw:name="Frame5" text:anchor-type="paragraph" svg:width="17.191cm" draw:z-index="39"><draw:text-box fo:min-height="6.918cm"><text:p text:style-name="Step"><draw:frame draw:style-name="fr5" draw:name="Image4" text:anchor-type="as-char" svg:y="-8.107cm" svg:width="17.191cm" style:rel-width="100%" svg:height="11.107cm" style:rel-height="scale" draw:z-index="41"><draw:image xlink:href="Pictures/10000201000003A100000250450C87C05D7A2FC0.png" xlink:type="simple" xlink:show="embed" xlink:actuate="onLoad" loext:mime-type="image/png"/></draw:frame><text:span text:style-name="T126"><text:line-break/></text:span>Step <text:sequence text:ref-name="refStep3" text:name="Step" text:formula="ooow:Step+1" style:num-format="1">4</text:sequence>: L'associazione Svolta In lega ogni Ufficio <text:span text:style-name="T200">Fisico</text:span> dell'azienda a una Mansione, identificata da un Nome relativo al Settore con cui è legata attraverso l'associazione Relativa <text:span text:style-name="T130">A</text:span>. <text:span text:style-name="T200">Ogni Mansione presenta una e-mail d’ufficio, ovvero un recapito a cui è possibile inviare le comunicazioni destinate a tutti gli Uffici Fisici che svolgono una particolare Mansione. </text:span>L'associazione Da Trasferire <text:span text:style-name="T131">A</text:span> tiene traccia dei Dipendenti che sono stati indicati come da trasferire in futuro a una specifica <text:span text:style-name="T130">M</text:span>ansione. </text:p></draw:text-box></draw:frame><text:soft-page-break/></text:p>
        <text:h text:style-name="P30" text:outline-level="3">Integrazione finale</text:h>
        <text:p text:style-name="P62">Non sono stati riscontrati conflitti sui nomi o conflitti strutturali durante la stesura del diagramma ER.</text:p>
        <text:h text:style-name="P6" text:outline-level="2">Regole aziendali</text:h>
        <text:list xml:id="list2922653044" text:style-name="L2">
          <text:list-item>
            <text:p text:style-name="P209">Un Dipendente che occupa una Postazione deve figurare come Trasferito A tale Postazione;</text:p>
          </text:list-item>
          <text:list-item>
            <text:p text:style-name="P209">Un dipendente non può essere riassegnato ad una postazione in cui era già stato assegnato nei passati tre anni</text:p>
          </text:list-item>
        </text:list>
        <text:h text:style-name="P6" text:outline-level="2">Dizionario dei dati</text:h>
        <text:p text:style-name="P12"/>
        <text:p text:style-name="P12"><text:soft-page-break/></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6">Entità</text:p>
            </table:table-cell>
            <table:table-cell table:style-name="Table7.A1" office:value-type="string">
              <text:p text:style-name="P96">Descrizione</text:p>
            </table:table-cell>
            <table:table-cell table:style-name="Table7.A1" office:value-type="string">
              <text:p text:style-name="P96">Attributi</text:p>
            </table:table-cell>
            <table:table-cell table:style-name="Table7.A1" office:value-type="string">
              <text:p text:style-name="P96">Identificatori</text:p>
            </table:table-cell>
          </table:table-row>
          <table:table-row table:style-name="Table7.1">
            <table:table-cell table:style-name="Table7.A2" office:value-type="string">
              <text:p text:style-name="P63">Dipendente</text:p>
            </table:table-cell>
            <table:table-cell table:style-name="Table7.B2" office:value-type="string">
              <text:p text:style-name="P39">Un membro lavoratore dell’azienda, per cui svolge una particolare Mansio<text:span text:style-name="T119">n</text:span>e</text:p>
            </table:table-cell>
            <table:table-cell table:style-name="Table7.C2" office:value-type="string">
              <text:p text:style-name="P63">CF, Nome, Cognome, Data di Nascita, E-Mail, Luogo di nascita, Indirizzo di Residenza.</text:p>
            </table:table-cell>
            <table:table-cell table:style-name="Table7.D2" office:value-type="string">
              <text:p text:style-name="P63">CF</text:p>
            </table:table-cell>
          </table:table-row>
          <table:table-row table:style-name="Table7.3">
            <table:table-cell table:style-name="Table7.A3" office:value-type="string">
              <text:p text:style-name="P63">Mansione</text:p>
            </table:table-cell>
            <table:table-cell table:style-name="Table7.B3" office:value-type="string">
              <text:p text:style-name="P46">Attività svolta dai Dipendenti di un Ufficio</text:p>
            </table:table-cell>
            <table:table-cell table:style-name="Table7.C3" office:value-type="string">
              <text:p text:style-name="P63">Nome, <text:span text:style-name="T201">E-mail d’Ufficio</text:span></text:p>
            </table:table-cell>
            <table:table-cell table:style-name="Table7.D3" office:value-type="string">
              <text:p text:style-name="P63">Coppia Nome, Nome del Settore (id. esterno)</text:p>
            </table:table-cell>
          </table:table-row>
          <table:table-row table:style-name="Table7.3">
            <table:table-cell table:style-name="Table7.A4" office:value-type="string">
              <text:p text:style-name="P63">Settore</text:p>
            </table:table-cell>
            <table:table-cell table:style-name="Table7.B4" office:value-type="string">
              <text:p text:style-name="P52">Aggregazione di diversi uffici associati a Mansioni simili, per esempio finalizzate a uno scopo comune.</text:p>
            </table:table-cell>
            <table:table-cell table:style-name="Table7.C4" office:value-type="string">
              <text:p text:style-name="P63">Nome</text:p>
            </table:table-cell>
            <table:table-cell table:style-name="Table7.D4" office:value-type="string">
              <text:p text:style-name="P63">Nome</text:p>
            </table:table-cell>
          </table:table-row>
          <table:table-row table:style-name="Table7.3">
            <table:table-cell table:style-name="Table7.A5" office:value-type="string">
              <text:p text:style-name="P63">Ufficio</text:p>
            </table:table-cell>
            <table:table-cell table:style-name="Table7.B5" office:value-type="string">
              <text:p text:style-name="P52"><text:span text:style-name="T60">Partizione</text:span><text:span text:style-name="T132"> di Postazioni occupate da Dipendenti <text:s/>dedicati a una stessa Mansione, localizzati in un particolare Piano di un Edificio</text:span></text:p>
            </table:table-cell>
            <table:table-cell table:style-name="Table7.C5" office:value-type="string">
              <text:p text:style-name="P112">C<text:span text:style-name="T205">odice</text:span></text:p>
            </table:table-cell>
            <table:table-cell table:style-name="Table7.D5" office:value-type="string">
              <text:p text:style-name="P163"><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3">P<text:span text:style-name="T206">ostazione</text:span></text:p>
            </table:table-cell>
            <table:table-cell table:style-name="Table7.B6" office:value-type="string">
              <text:p text:style-name="P49">Assegnazione di un Dipendente a un Ufficio</text:p>
            </table:table-cell>
            <table:table-cell table:style-name="Table7.C6" office:value-type="string">
              <text:p text:style-name="P64">N° telefonico interno, N° telefonico esterno</text:p>
            </table:table-cell>
            <table:table-cell table:style-name="Table7.D6" office:value-type="string">
              <text:p text:style-name="P64">N° telefonico esterno OPPURE coppia N° telefonico interno, E-Mail Ufficio (id esterno)</text:p>
            </table:table-cell>
          </table:table-row>
          <table:table-row table:style-name="Table7.3">
            <table:table-cell table:style-name="Table7.A7" office:value-type="string">
              <text:p text:style-name="P65">Piano</text:p>
            </table:table-cell>
            <table:table-cell table:style-name="Table7.B7" office:value-type="string">
              <text:p text:style-name="P106">U<text:span text:style-name="T133">n qualsiasi piano di un Edificio dell’Azienda, che può contenere Uffici.</text:span></text:p>
            </table:table-cell>
            <table:table-cell table:style-name="Table7.C7" office:value-type="string">
              <text:p text:style-name="P65">N° piano</text:p>
            </table:table-cell>
            <table:table-cell table:style-name="Table7.D7" office:value-type="string">
              <text:p text:style-name="P65">Coppia N° piano, Indirizzo edificio (id esterno)</text:p>
            </table:table-cell>
          </table:table-row>
          <table:table-row table:style-name="Table7.3">
            <table:table-cell table:style-name="Table7.A8" office:value-type="string">
              <text:p text:style-name="P65">Edificio</text:p>
            </table:table-cell>
            <table:table-cell table:style-name="Table7.B8" office:value-type="string">
              <text:p text:style-name="P107">U<text:span text:style-name="T133">n edificio appartenente all’Azienda.</text:span></text:p>
            </table:table-cell>
            <table:table-cell table:style-name="Table7.C8" office:value-type="string">
              <text:p text:style-name="P65">Indirizzo</text:p>
            </table:table-cell>
            <table:table-cell table:style-name="Table7.D8" office:value-type="string">
              <text:p text:style-name="P65">Indirizzo</text:p>
            </table:table-cell>
          </table:table-row>
        </table:table>
        <text:p text:style-name="P31"/>
        <text:list xml:id="list175429163634267" text:continue-list="list175430291647167" text:style-name="WWNum1">
          <text:list-item>
            <text:h text:style-name="P202"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67">Alcune note precedenti la Tavola dei Volumi dei dati:</text:p>
        <text:list xml:id="list3435659181" text:style-name="L3">
          <text:list-item>
            <text:p text:style-name="P214">Il n° dei <text:span text:style-name="T134">D</text:span>ipendenti è una stima frutto di una media aritmetica del n° dei dipendenti delle seguenti aziende (Fonte: Wikipedia):</text:p>
            <text:list>
              <text:list-item>
                <text:p text:style-name="P214">Facebook: 23 165;</text:p>
              </text:list-item>
              <text:list-item>
                <text:p text:style-name="P214">Google: 114 096;</text:p>
              </text:list-item>
              <text:list-item>
                <text:p text:style-name="P214">Microsoft: 125 000;</text:p>
              </text:list-item>
              <text:list-item>
                <text:p text:style-name="P214">Sony: 128 400;</text:p>
              </text:list-item>
              <text:list-item>
                <text:p text:style-name="P214">Nintendo: 5 944;</text:p>
              </text:list-item>
              <text:list-item>
                <text:p text:style-name="P214">PayPal: 18 100.</text:p>
              </text:list-item>
            </text:list>
          </text:list-item>
          <text:list-item>
            <text:p text:style-name="P213"><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14">Si assume che in media un Dipe<text:span text:style-name="T135">n</text:span>dente sia stato soggetto a Trasferimento per 3 volte;</text:p>
          </text:list-item>
          <text:list-item>
            <text:p text:style-name="P215">Si assume che in media ogni Ufficio ospiti <text:span text:style-name="T138">50</text:span> postazioni, <text:span text:style-name="T138">di cui 4</text:span><text:span text:style-name="T139">0 sono occupate</text:span>;</text:p>
          </text:list-item>
          <text:list-item>
            <text:p text:style-name="P216">Il n° di Uffici è calcolato come<draw:frame draw:style-name="fr8" draw:name="Object1" text:anchor-type="as-char" svg:y="-0.619cm" svg:width="6.124cm" svg:height="1.037cm" draw:z-index="42"><draw:object xlink:href="./Object 1" xlink:type="simple" xlink:show="embed" xlink:actuate="onLoad"/><draw:image xlink:href="./ObjectReplacements/Object 1" xlink:type="simple" xlink:show="embed" xlink:actuate="onLoad"/></draw:frame>;</text:p>
          </text:list-item>
          <text:list-item>
            <text:p text:style-name="P216">Si assume che <text:span text:style-name="T136">ogni Settore comprenda 50 Mansioni;</text:span></text:p>
          </text:list-item>
          <text:list-item>
            <text:p text:style-name="P217">Si assume che in media ogni Edificio osp<text:span text:style-name="T141">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6">Concetto nello schema</text:p>
            </table:table-cell>
            <table:table-cell table:style-name="Table8.A1" office:value-type="string">
              <text:p text:style-name="P101"><text:span text:style-name="T99">Tipo</text:span><text:span text:style-name="T99"><text:note text:id="ftn1" text:note-class="footnote"><text:note-citation>1</text:note-citation><text:note-body><text:p text:style-name="P199">Indicare con E le entità, con R le relazioni</text:p></text:note-body></text:note></text:span></text:p>
            </table:table-cell>
            <table:table-cell table:style-name="Table8.A1" office:value-type="string">
              <text:p text:style-name="P96">Volume atteso</text:p>
            </table:table-cell>
          </table:table-row>
          <table:table-row table:style-name="Table8.1">
            <table:table-cell table:style-name="Table8.A2" office:value-type="string">
              <text:p text:style-name="P66">Dipendente</text:p>
            </table:table-cell>
            <table:table-cell table:style-name="Table8.B2" office:value-type="string">
              <text:p text:style-name="P66">E</text:p>
            </table:table-cell>
            <table:table-cell table:style-name="Table8.C2" office:value-type="string">
              <text:p text:style-name="P66"><text:span text:style-name="T137">70</text:span> 000</text:p>
            </table:table-cell>
          </table:table-row>
          <table:table-row table:style-name="Table8.1">
            <table:table-cell table:style-name="Table8.A3" office:value-type="string">
              <text:p text:style-name="P68">Mansione</text:p>
            </table:table-cell>
            <table:table-cell table:style-name="Table8.B3" office:value-type="string">
              <text:p text:style-name="P68">E</text:p>
            </table:table-cell>
            <table:table-cell table:style-name="Table8.C3" office:value-type="string">
              <text:p text:style-name="P109">360</text:p>
            </table:table-cell>
          </table:table-row>
          <table:table-row table:style-name="Table8.1">
            <table:table-cell table:style-name="Table8.A4" office:value-type="string">
              <text:p text:style-name="P68">Ufficio</text:p>
            </table:table-cell>
            <table:table-cell table:style-name="Table8.B4" office:value-type="string">
              <text:p text:style-name="P68">E</text:p>
            </table:table-cell>
            <table:table-cell table:style-name="Table8.C4" office:value-type="string">
              <text:p text:style-name="P108">1 <text:span text:style-name="T161">750</text:span></text:p>
            </table:table-cell>
          </table:table-row>
          <table:table-row table:style-name="Table8.1">
            <table:table-cell table:style-name="Table8.A5" office:value-type="string">
              <text:p text:style-name="P68">Settore</text:p>
            </table:table-cell>
            <table:table-cell table:style-name="Table8.B5" office:value-type="string">
              <text:p text:style-name="P68">E</text:p>
            </table:table-cell>
            <table:table-cell table:style-name="Table8.C5" office:value-type="string">
              <text:p text:style-name="P69">36</text:p>
            </table:table-cell>
          </table:table-row>
          <table:table-row table:style-name="Table8.1">
            <table:table-cell table:style-name="Table8.A6" office:value-type="string">
              <text:p text:style-name="P69">Postazione </text:p>
            </table:table-cell>
            <table:table-cell table:style-name="Table8.B6" office:value-type="string">
              <text:p text:style-name="P69">E</text:p>
            </table:table-cell>
            <table:table-cell table:style-name="Table8.C6" office:value-type="string">
              <text:p text:style-name="P69">90 000</text:p>
            </table:table-cell>
          </table:table-row>
          <table:table-row table:style-name="Table8.1">
            <table:table-cell table:style-name="Table8.A7" office:value-type="string">
              <text:p text:style-name="P69">Edificio</text:p>
            </table:table-cell>
            <table:table-cell table:style-name="Table8.B7" office:value-type="string">
              <text:p text:style-name="P69">E</text:p>
            </table:table-cell>
            <table:table-cell table:style-name="Table8.C7" office:value-type="string">
              <text:p text:style-name="P69">36</text:p>
            </table:table-cell>
          </table:table-row>
          <table:table-row table:style-name="Table8.1">
            <table:table-cell table:style-name="Table8.A8" office:value-type="string">
              <text:p text:style-name="P69">Piano</text:p>
            </table:table-cell>
            <table:table-cell table:style-name="Table8.B8" office:value-type="string">
              <text:p text:style-name="P69">E</text:p>
            </table:table-cell>
            <table:table-cell table:style-name="Table8.C8" office:value-type="string">
              <text:p text:style-name="P70">180</text:p>
            </table:table-cell>
          </table:table-row>
          <table:table-row table:style-name="Table8.1">
            <table:table-cell table:style-name="Table8.A9" office:value-type="string">
              <text:p text:style-name="P70">Da Trasferire <text:span text:style-name="T157">A</text:span></text:p>
            </table:table-cell>
            <table:table-cell table:style-name="Table8.B9" office:value-type="string">
              <text:p text:style-name="P70">R</text:p>
            </table:table-cell>
            <table:table-cell table:style-name="Table8.C9" office:value-type="string">
              <text:p text:style-name="P70">3 500</text:p>
            </table:table-cell>
          </table:table-row>
          <table:table-row table:style-name="Table8.1">
            <table:table-cell table:style-name="Table8.A10" office:value-type="string">
              <text:p text:style-name="P70">Svolta In</text:p>
            </table:table-cell>
            <table:table-cell table:style-name="Table8.B10" office:value-type="string">
              <text:p text:style-name="P70">R</text:p>
            </table:table-cell>
            <table:table-cell table:style-name="Table8.C10" office:value-type="string">
              <text:p text:style-name="P70">1 750</text:p>
            </table:table-cell>
          </table:table-row>
          <table:table-row table:style-name="Table8.1">
            <table:table-cell table:style-name="Table8.A11" office:value-type="string">
              <text:p text:style-name="P71">Occupa</text:p>
            </table:table-cell>
            <table:table-cell table:style-name="Table8.B11" office:value-type="string">
              <text:p text:style-name="P71">R</text:p>
            </table:table-cell>
            <table:table-cell table:style-name="Table8.C11" office:value-type="string">
              <text:p text:style-name="P152"><text:span text:style-name="T65">69 </text:span><text:span text:style-name="T66">825</text:span></text:p>
            </table:table-cell>
          </table:table-row>
          <table:table-row table:style-name="Table8.1">
            <table:table-cell table:style-name="Table8.A12" office:value-type="string">
              <text:p text:style-name="P71">Trasferito <text:span text:style-name="T160">A</text:span></text:p>
            </table:table-cell>
            <table:table-cell table:style-name="Table8.B12" office:value-type="string">
              <text:p text:style-name="P71">R</text:p>
            </table:table-cell>
            <table:table-cell table:style-name="Table8.C12" office:value-type="string">
              <text:p text:style-name="P72">209 475</text:p>
            </table:table-cell>
          </table:table-row>
          <table:table-row table:style-name="Table8.1">
            <table:table-cell table:style-name="Table8.A13" office:value-type="string">
              <text:p text:style-name="P72">Relativa a</text:p>
            </table:table-cell>
            <table:table-cell table:style-name="Table8.B13" office:value-type="string">
              <text:p text:style-name="P72">R</text:p>
            </table:table-cell>
            <table:table-cell table:style-name="Table8.C13" office:value-type="string">
              <text:p text:style-name="P109">360</text:p>
            </table:table-cell>
          </table:table-row>
          <table:table-row table:style-name="Table8.1">
            <table:table-cell table:style-name="Table8.A14" office:value-type="string">
              <text:p text:style-name="P72">Ospita</text:p>
            </table:table-cell>
            <table:table-cell table:style-name="Table8.B14" office:value-type="string">
              <text:p text:style-name="P72">R</text:p>
            </table:table-cell>
            <table:table-cell table:style-name="Table8.C14" office:value-type="string">
              <text:p text:style-name="P72">90 000</text:p>
            </table:table-cell>
          </table:table-row>
          <table:table-row table:style-name="Table8.1">
            <table:table-cell table:style-name="Table8.A15" office:value-type="string">
              <text:p text:style-name="P72">Compone</text:p>
            </table:table-cell>
            <table:table-cell table:style-name="Table8.B15" office:value-type="string">
              <text:p text:style-name="P72">R</text:p>
            </table:table-cell>
            <table:table-cell table:style-name="Table8.C15" office:value-type="string">
              <text:p text:style-name="P72">1 750</text:p>
            </table:table-cell>
          </table:table-row>
          <table:table-row table:style-name="Table8.1">
            <table:table-cell table:style-name="Table8.A16" office:value-type="string">
              <text:p text:style-name="P72">Si Divide In</text:p>
            </table:table-cell>
            <table:table-cell table:style-name="Table8.B16" office:value-type="string">
              <text:p text:style-name="P72">R</text:p>
            </table:table-cell>
            <table:table-cell table:style-name="Table8.C16" office:value-type="string">
              <text:p text:style-name="P72">180</text:p>
            </table:table-cell>
          </table:table-row>
        </table:table>
        <text:p text:style-name="P31"/>
        <text:h text:style-name="P6" text:outline-level="2"><text:soft-page-break/>Tavola delle operazioni</text:h>
        <text:p text:style-name="P230"><text:span text:style-name="T98">A</text:span><text:span text:style-name="T95">lcune note:</text:span></text:p>
        <text:list xml:id="list3732894422" text:style-name="L7">
          <text:list-item>
            <text:p text:style-name="P229"><text:span text:style-name="T95">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span></text:p>
            <text:p text:style-name="P229"><text:span text:style-name="T95"><text:s/></text:span></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6">Cod.</text:p>
            </table:table-cell>
            <table:table-cell table:style-name="Table9.A1" office:value-type="string">
              <text:p text:style-name="P96">Descrizione</text:p>
            </table:table-cell>
            <table:table-cell table:style-name="Table9.A1" office:value-type="string">
              <text:p text:style-name="P96">Frequenza attesa</text:p>
            </table:table-cell>
          </table:table-row>
          <table:table-row table:style-name="Table9.1">
            <table:table-cell table:style-name="Table9.A2" office:value-type="string">
              <text:p text:style-name="P73">1</text:p>
            </table:table-cell>
            <table:table-cell table:style-name="Table9.B2" office:value-type="string">
              <text:p text:style-name="P153"><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5">(sola lettura)</text:span></text:p>
            </table:table-cell>
            <table:table-cell table:style-name="Table9.C2" office:value-type="string">
              <text:p text:style-name="P153"><text:span text:style-name="T69">Una volta </text:span><text:span text:style-name="T14">a</text:span><text:span text:style-name="T16">lla settimana</text:span></text:p>
            </table:table-cell>
          </table:table-row>
          <table:table-row table:style-name="Table9.1">
            <table:table-cell table:style-name="Table9.A3" office:value-type="string">
              <text:p text:style-name="P74">2</text:p>
            </table:table-cell>
            <table:table-cell table:style-name="Table9.B3" office:value-type="string">
              <text:p text:style-name="P74">Scambia due dipendenti assegnati a una Postazione contenuta nello stesso o diversi Uffici che svolgono la stessa Mansione.</text:p>
            </table:table-cell>
            <table:table-cell table:style-name="Table9.C3" office:value-type="string">
              <text:p text:style-name="P153"><text:span text:style-name="T71">Guardando la Tavola dei Volumi, notiamo che il num dipendenti da trasferire ogni settimana =</text:span><text:span text:style-name="T69"><draw:frame draw:style-name="fr8" draw:name="Object2" text:anchor-type="as-char" svg:y="-0.619cm" svg:width="4.323cm" svg:height="0.998cm" draw:z-index="43"><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5" office:value-type="string">
              <text:p text:style-name="P81">3-1</text:p>
            </table:table-cell>
            <table:table-cell table:style-name="Table9.B5" office:value-type="string">
              <text:p text:style-name="P170">Trova tutti gli uffici assegnati a una Mansione che presentano almeno una postazione vuota (sola lettura)</text:p>
            </table:table-cell>
            <table:table-cell table:style-name="Table9.C5" office:value-type="string">
              <text:p text:style-name="P81">1875 volte alla settimana</text:p>
            </table:table-cell>
          </table:table-row>
          <table:table-row table:style-name="Table9.1">
            <table:table-cell table:style-name="Table9.A5" office:value-type="string">
              <text:p text:style-name="P75">3-<text:span text:style-name="T148">2</text:span></text:p>
            </table:table-cell>
            <table:table-cell table:style-name="Table9.B5" office:value-type="string">
              <text:p text:style-name="P154"><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6">1875 volte alla settimana</text:p>
            </table:table-cell>
          </table:table-row>
          <table:table-row table:style-name="Table9.1">
            <table:table-cell table:style-name="Table9.A6" office:value-type="string">
              <text:p text:style-name="P77">4</text:p>
            </table:table-cell>
            <table:table-cell table:style-name="Table9.B6" office:value-type="string">
              <text:p text:style-name="P168">Modifica la Mansione di un Dipendente</text:p>
            </table:table-cell>
            <table:table-cell table:style-name="Table9.C6" office:value-type="string">
              <text:p text:style-name="P79">1875 volte a settimana</text:p>
            </table:table-cell>
          </table:table-row>
          <table:table-row table:style-name="Table9.1">
            <table:table-cell table:style-name="Table9.A7" office:value-type="string">
              <text:p text:style-name="P78">5</text:p>
            </table:table-cell>
            <table:table-cell table:style-name="Table9.B7" office:value-type="string">
              <text:p text:style-name="P169">Genera report indicante a quali uffici un Dipendente è stato assegnato nel tempo <text:span text:style-name="T154">(sola lettura)</text:span></text:p>
            </table:table-cell>
            <table:table-cell table:style-name="Table9.C7" office:value-type="string">
              <text:p text:style-name="P155"><text:span text:style-name="T20">3</text:span><text:span text:style-name="T21">500</text:span><text:span text:style-name="T75"> volte a </text:span><text:span text:style-name="T74">settimana</text:span></text:p>
            </table:table-cell>
          </table:table-row>
          <table:table-row table:style-name="Table9.1">
            <table:table-cell table:style-name="Table9.A8" office:value-type="string">
              <text:p text:style-name="P78">6</text:p>
            </table:table-cell>
            <table:table-cell table:style-name="Table9.B8" office:value-type="string">
              <text:p text:style-name="P169">Ricerca parametrizzata di un Dipendente per conoscerne l’ubicazione <text:span text:style-name="T143">e i recapiti</text:span>. <text:span text:style-name="T155">(sola lettura)</text:span></text:p>
            </table:table-cell>
            <table:table-cell table:style-name="Table9.C8" office:value-type="string">
              <text:p text:style-name="P80">70000 volte al giorno</text:p>
            </table:table-cell>
          </table:table-row>
          <table:table-row table:style-name="Table9.1">
            <table:table-cell table:style-name="Table9.A9" office:value-type="string">
              <text:p text:style-name="P78">7</text:p>
            </table:table-cell>
            <table:table-cell table:style-name="Table9.B9" office:value-type="string">
              <text:p text:style-name="P169">Ricerca <text:span text:style-name="T142">informazioni tramite numero </text:span>di telefono <text:span text:style-name="T156">(sola lettura)</text:span></text:p>
            </table:table-cell>
            <table:table-cell table:style-name="Table9.C9" office:value-type="string">
              <text:p text:style-name="P80">70000 volte al giorno </text:p>
            </table:table-cell>
          </table:table-row>
          <table:table-row table:style-name="Table9.1">
            <table:table-cell table:style-name="Table9.A10" office:value-type="string">
              <text:p text:style-name="P82">8</text:p>
            </table:table-cell>
            <table:table-cell table:style-name="Table9.B10" office:value-type="string">
              <text:p text:style-name="P156"><text:span text:style-name="T151">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83">1 volta al giorno</text:p>
            </table:table-cell>
          </table:table-row>
          <text:soft-page-break/>
          <table:table-row table:style-name="Table9.1">
            <table:table-cell table:style-name="Table9.A11" office:value-type="string">
              <text:p text:style-name="P83">9</text:p>
            </table:table-cell>
            <table:table-cell table:style-name="Table9.B11" office:value-type="string">
              <text:p text:style-name="P171">Registra un nuovo dipendente all’interno del DB, indicandolo come da trasferire in base alla Mansione per cui è stato assunto.</text:p>
            </table:table-cell>
            <table:table-cell table:style-name="Table9.C11" office:value-type="string">
              <text:p text:style-name="P157"><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1"/>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189">Codice </text:p>
            </table:table-cell>
            <table:table-cell table:style-name="Table19.B1" office:value-type="string">
              <text:p text:style-name="P189">Costo</text:p>
            </table:table-cell>
          </table:table-row>
          <table:table-row>
            <table:table-cell table:style-name="Table19.A2" office:value-type="string">
              <text:p text:style-name="P192">2</text:p>
            </table:table-cell>
            <table:table-cell table:style-name="Table19.B2" office:value-type="string">
              <text:p text:style-name="P183"><text:span text:style-name="T146">-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83"><text:span text:style-name="T50">- </text:span><text:span text:style-name="T51">Per ogni membro della coppia, occorre aggiungere una tupla nella relazione Trasferito A. 2 scritture = costo 4;</text:span></text:p>
              <text:p text:style-name="P184"><text:span text:style-name="T51">Il costo totale a invocazione è di 10 a invocazione, dunque 9370 a s</text:span><text:span text:style-name="T52">ettimana</text:span><text:span text:style-name="T51">.</text:span></text:p>
              <text:p text:style-name="P191"/>
            </table:table-cell>
          </table:table-row>
          <table:table-row>
            <table:table-cell table:style-name="Table19.A2" office:value-type="string">
              <text:p text:style-name="P193">3-<text:span text:style-name="T149">2</text:span></text:p>
            </table:table-cell>
            <table:table-cell table:style-name="Table19.B2" office:value-type="string">
              <text:p text:style-name="P189">- <text:span text:style-name="T147">Lettura della tupla del dipendente da trasferire nella relazione Da Trasferire A per conoscere la Mansione. 1 lettura = costo 1;</text:span></text:p>
              <text:p text:style-name="P189">- <text:span text:style-name="T149">Invocazione della 3-1 per trovare una postazione libera. </text:span><text:span text:style-name="T149"><draw:frame draw:style-name="fr8" draw:name="Object5" text:anchor-type="as-char" svg:y="-0.619cm" svg:width="7.119cm" svg:height="0.998cm" draw:z-index="55"><draw:object xlink:href="./Object 5" xlink:type="simple" xlink:show="embed" xlink:actuate="onLoad"/><draw:image xlink:href="./ObjectReplacements/Object 5" xlink:type="simple" xlink:show="embed" xlink:actuate="onLoad"/></draw:frame></text:span><text:span text:style-name="T149">= costo 250;</text:span></text:p>
              <text:p text:style-name="P189">- <text:span text:style-name="T149">Aggiornare la tupla relativa al Dipendente trasferito nella relazione Occupa. 1 scrittura = costo 2;</text:span></text:p>
              <text:p text:style-name="P190"><text:span text:style-name="T144">- </text:span>Aggiugere un'associazione tra il Dipendente e la Postazione nella relazione Trasferito A. <text:span text:style-name="T149">1 scrittura = costo 2;</text:span></text:p>
              <text:p text:style-name="P190">- <text:span text:style-name="T150">Rimuovere il Dipendente nella relazione </text:span>Da Trasferire A. <text:span text:style-name="T152">1 scrittura = costo 2</text:span></text:p>
              <text:p text:style-name="P195"><text:soft-page-break/><text:span text:style-name="T153">Costo totale a invocazione </text:span><text:span text:style-name="T55">2</text:span><text:span text:style-name="T58">57</text:span><text:span text:style-name="T153">, a settimana </text:span><text:span text:style-name="T55">4</text:span><text:span text:style-name="T58">81‘875</text:span></text:p>
            </table:table-cell>
          </table:table-row>
          <table:table-row>
            <table:table-cell table:style-name="Table19.A2" office:value-type="string">
              <text:p text:style-name="P194">4</text:p>
            </table:table-cell>
            <table:table-cell table:style-name="Table19.B2" office:value-type="string">
              <text:p text:style-name="P194">- Aggiungere una nuova tupla con un Dipendente e la sua Mansione futura nella relazione Da Trasferire A. 1 scrittura = Costo 2</text:p>
              <text:p text:style-name="P195"><text:span text:style-name="T153">Costo totale a invocazione </text:span><text:span text:style-name="T55">2</text:span><text:span text:style-name="T153">, a settimana </text:span><text:span text:style-name="T55">3750</text:span></text:p>
            </table:table-cell>
          </table:table-row>
          <table:table-row>
            <table:table-cell table:style-name="Table19.A2" office:value-type="string">
              <text:p text:style-name="P196">8</text:p>
            </table:table-cell>
            <table:table-cell table:style-name="Table19.B2" office:value-type="string">
              <text:p text:style-name="P190"><text:span text:style-name="T144">- Leggere tutte le tuple all’interno della relazione Trasferito </text:span><text:span text:style-name="T56">A</text:span><text:span text:style-name="T144"> per trovare quelle con la data più recente per ogni dipendente. 209 475 letture = costo 209 475;</text:span></text:p>
              <text:p text:style-name="P189">- <text:span text:style-name="T158">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97"><text:span text:style-name="T153">Costo totale a invocazione </text:span><text:span text:style-name="T55">2</text:span><text:span text:style-name="T56">13 225</text:span><text:span text:style-name="T153">, a settimana </text:span><text:span text:style-name="T55">1’</text:span><text:span text:style-name="T56">492’575</text:span></text:p>
            </table:table-cell>
          </table:table-row>
          <table:table-row>
            <table:table-cell table:style-name="Table19.A6" office:value-type="string">
              <text:p text:style-name="P196">9</text:p>
            </table:table-cell>
            <table:table-cell table:style-name="Table19.B6" office:value-type="string">
              <text:p text:style-name="P189">- <text:span text:style-name="T159">Aggiunta di una nuova entità Dipendente. 1 scrittura = costo 2;</text:span></text:p>
              <text:p text:style-name="P189">- <text:span text:style-name="T159">Aggiunta di un’associazione tra il Dipendente e la Mansione per cui è stato assunto nella relazione Da Trasferire A. 1 scrittura = Costo 2;</text:span></text:p>
              <text:p text:style-name="P198"><text:span text:style-name="T153">Costo totale a invocazione </text:span><text:span text:style-name="T55">4</text:span><text:span text:style-name="T153">, a settimana </text:span><text:span text:style-name="T55">2</text:span><text:span text:style-name="T57">00</text:span></text:p>
            </table:table-cell>
          </table:table-row>
        </table:table>
        <text:p text:style-name="P31"/>
        <text:h text:style-name="P6" text:outline-level="2">Ristrutturazione dello schema E-R</text:h>
        <text:list xml:id="list23221977" text:style-name="L4">
          <text:list-item>
            <text:p text:style-name="P218">Analisi delle rindondanze:</text:p>
            <text:list>
              <text:list-item>
                <text:p text:style-name="P224"><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text:span><text:soft-page-break/><text:span text:style-name="T81">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44"><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45"><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25"><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27"><text:span text:style-name="T28">E</text:span><text:span text:style-name="T5">liminazione delle generalizzazioni:</text:span></text:p>
            <text:list>
              <text:list-item>
                <text:p text:style-name="P210">Non sono presenti generalizzazioni da eliminare;</text:p>
              </text:list-item>
            </text:list>
          </text:list-item>
          <text:list-item>
            <text:p text:style-name="P210"><text:soft-page-break/>Scelta identificatori primari:</text:p>
            <text:list>
              <text:list-item>
                <text:p text:style-name="P211">Dipendente: CF;</text:p>
              </text:list-item>
              <text:list-item>
                <text:p text:style-name="P211">Postazione: n° telefonico esterno;</text:p>
              </text:list-item>
              <text:list-item>
                <text:p text:style-name="P226"><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11">Mansione: Nome, NomeSettore. Usando tale coppia si permette ai Settori di nominare le Mansioni indipendentemente dagli altri settori, al costo di una leggera complicazione della traduzione nello schema relazionale;</text:p>
              </text:list-item>
              <text:list-item>
                <text:p text:style-name="P212">Settore: Nome;</text:p>
              </text:list-item>
              <text:list-item>
                <text:p text:style-name="P212">Piano: n° piano, IndirizzoEdificio;</text:p>
              </text:list-item>
              <text:list-item>
                <text:p text:style-name="P212">Edificio: Indirizzo</text:p>
              </text:list-item>
            </text:list>
          </text:list-item>
        </text:list>
        <text:p text:style-name="P110"><draw:frame draw:style-name="fr1" draw:name="Frame6" text:anchor-type="paragraph" svg:width="17.191cm" draw:z-index="46"><draw:text-box fo:min-height="10.885cm"><text:p text:style-name="Figure"><draw:frame draw:style-name="fr4" draw:name="Image5" text:anchor-type="as-char" svg:width="17.191cm" style:rel-width="100%" svg:height="10.885cm" style:rel-height="scale" draw:z-index="47"><draw:image xlink:href="Pictures/10000201000003AB000002501F02F7130CD9B494.png" xlink:type="simple" xlink:show="embed" xlink:actuate="onLoad" loext:mime-type="image/png"/></draw:frame><text:span text:style-name="T126"><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4">Per identificare le Postazioni era possibile anche utilizzare la coppia (n° telefonico interno, e-mail d’ufficio), tuttavia la scelta di un identificatore esterno come chiave primaria avrebbe complicato la traduzione nello schema relazionale.</text:p>
        <text:p text:style-name="P84">La scelta dell’identificatore esterno come chiave primaria è stata già trattata nella sezione <text:soft-page-break/>Ristrutturazione dello Schema ER (scelta degli identificatori primari);</text:p>
        <text:p text:style-name="P84">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85">Alcune note:</text:p>
        <text:list xml:id="list3851811287" text:style-name="L5">
          <text:list-item>
            <text:p text:style-name="P219">Sono state applicate traduzioni ottime laddove tale processo non avrebbe implicato la presenza di molte tuple con valori nulli, per ridurre il n° di tabelle necessarie;</text:p>
          </text:list-item>
          <text:list-item>
            <text:p text:style-name="P220">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21">È ragionevole pensare che in media il numero di dipendenti neo-assunti (e dunque ancora non assegnati a una postazione) sia di molto inferiore rispetto a quello dei dipendenti veterani. <text:span text:style-name="T170">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5"/>
        <text:p text:style-name="P86">DIPENDENTE(<text:span text:style-name="T163">CF</text:span><text:span text:style-name="T166">, Nome, Cognome, </text:span><text:span text:style-name="T167">LuogoNascita, DataNascita, EmailPersonale, IndirizzoResidenza, </text:span><text:span text:style-name="T168">NumTelefonicoEsternoPostazione, </text:span><text:span text:style-name="T167">DataUltimoTrasferimento</text:span>);</text:p>
        <text:p text:style-name="P174"><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75"><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87">MANSIONE(<text:span text:style-name="T162">Nome, NomeSettore</text:span><text:span text:style-name="T165">, </text:span><text:span text:style-name="T169">EmailUfficio</text:span>);</text:p>
        <text:p text:style-name="P88">PIANO(<text:span text:style-name="T162">Num</text:span><text:span text:style-name="T164">ero</text:span><text:span text:style-name="T162">, IndirizzoEdificio</text:span>);</text:p>
        <text:p text:style-name="P88">TRASFERITO_A(CFDipendente, <text:span text:style-name="T162">NumTelefonicoEsternoPostazione, Data</text:span>);</text:p>
        <text:p text:style-name="P88">DA_TRASFERIRE_A(<text:span text:style-name="T162">CFDipendente</text:span>, NomeMansione, NomeSettore);</text:p>
        <text:p text:style-name="P88"/>
        <text:p text:style-name="P176"><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48"><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89">UFFICIO(NomeMansione, NomeSettore) <draw:frame draw:style-name="fr8" draw:name="Object8" text:anchor-type="as-char" svg:y="-0.266cm" svg:width="0.594cm" svg:height="0.288cm" draw:z-index="49"><draw:object xlink:href="./Object 8" xlink:type="simple" xlink:show="embed" xlink:actuate="onLoad"/><draw:image xlink:href="./ObjectReplacements/Object 8" xlink:type="simple" xlink:show="embed" xlink:actuate="onLoad"/><svg:desc>formula</svg:desc></draw:frame>MANSIONE(Nome, NomeSettore);</text:p>
        <text:p text:style-name="P89">UFFICIO(NumPiano, IndirizzoEdificio) <draw:frame draw:style-name="fr8" draw:name="Object9" text:anchor-type="as-char" svg:y="-0.266cm" svg:width="0.594cm" svg:height="0.288cm" draw:z-index="50"><draw:object xlink:href="./Object 9" xlink:type="simple" xlink:show="embed" xlink:actuate="onLoad"/><draw:image xlink:href="./ObjectReplacements/Object 9" xlink:type="simple" xlink:show="embed" xlink:actuate="onLoad"/><svg:desc>formula</svg:desc></draw:frame>PIANO(Numero, IndirizzoEdificio);</text:p>
        <text:p text:style-name="P90">DA_TRASFERIRE_A(CFDipendente) <draw:frame draw:style-name="fr8" draw:name="Object14" text:anchor-type="as-char" svg:y="-0.266cm" svg:width="0.594cm" svg:height="0.288cm" draw:z-index="51"><draw:object xlink:href="./Object 14" xlink:type="simple" xlink:show="embed" xlink:actuate="onLoad"/><draw:image xlink:href="./ObjectReplacements/Object 14" xlink:type="simple" xlink:show="embed" xlink:actuate="onLoad"/><svg:desc>formula</svg:desc></draw:frame>DIPENDENTE(CF);</text:p>
        <text:p text:style-name="P90"><text:soft-page-break/>DA_TRASFERIRE_A(NomeMansione, NomeSettore) <draw:frame draw:style-name="fr8" draw:name="Object15" text:anchor-type="as-char" svg:y="-0.266cm" svg:width="0.594cm" svg:height="0.288cm" draw:z-index="52"><draw:object xlink:href="./Object 15" xlink:type="simple" xlink:show="embed" xlink:actuate="onLoad"/><draw:image xlink:href="./ObjectReplacements/Object 15" xlink:type="simple" xlink:show="embed" xlink:actuate="onLoad"/><svg:desc>formula</svg:desc></draw:frame>MANSIONE(Nome, NomeSettore);</text:p>
        <text:p text:style-name="P93">DIPENDENTE(<text:span text:style-name="T168">NumTelefonicoEsternoPostazione</text:span>) <draw:frame draw:style-name="fr8" draw:name="Object6" text:anchor-type="as-char" svg:y="-0.266cm" svg:width="0.594cm" svg:height="0.288cm" draw:z-index="59"><draw:object xlink:href="./Object 6" xlink:type="simple" xlink:show="embed" xlink:actuate="onLoad"/><draw:image xlink:href="./ObjectReplacements/Object 6" xlink:type="simple" xlink:show="embed" xlink:actuate="onLoad"/><svg:desc>formula</svg:desc></draw:frame>POSTAZIONE(NumTelefonicoEsterno)</text:p>
        <text:h text:style-name="P6" text:outline-level="2"/>
        <text:h text:style-name="P6" text:outline-level="2">Normalizzazione del modello relazionale</text:h>
        <text:p text:style-name="P91">Le dipendenze funzionali sono:</text:p>
        <text:list xml:id="list2447638702" text:style-name="L6">
          <text:list-item>
            <text:p text:style-name="P222">CF <draw:frame draw:style-name="fr8" draw:name="Object10" text:anchor-type="as-char" svg:y="-0.286cm" svg:width="0.533cm" svg:height="0.284cm" draw:z-index="53"><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22">NumTelefonicoEsterno <draw:frame draw:style-name="fr8" draw:name="Object16" text:anchor-type="as-char" svg:y="-0.286cm" svg:width="0.533cm" svg:height="0.284cm" draw:z-index="60"><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28"><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54"><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22">CFDipendente, Data <draw:frame draw:style-name="fr8" draw:name="Object17" text:anchor-type="as-char" svg:y="-0.286cm" svg:width="0.533cm" svg:height="0.284cm" draw:z-index="56"><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22">NumTelefonicoEsternoPostazione, Data <draw:frame draw:style-name="fr8" draw:name="Object18" text:anchor-type="as-char" svg:y="-0.286cm" svg:width="0.533cm" svg:height="0.284cm" draw:z-index="57"><draw:object xlink:href="./Object 18" xlink:type="simple" xlink:show="embed" xlink:actuate="onLoad"/><draw:image xlink:href="./ObjectReplacements/Object 18" xlink:type="simple" xlink:show="embed" xlink:actuate="onLoad"/><svg:desc>formula</svg:desc></draw:frame>CFDipendente;</text:p>
          </text:list-item>
          <text:list-item>
            <text:p text:style-name="P222">CFDipendente <draw:frame draw:style-name="fr8" draw:name="Object19" text:anchor-type="as-char" svg:y="-0.286cm" svg:width="0.533cm" svg:height="0.284cm" draw:z-index="58"><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23">NomeMansione, NomeSettore <draw:frame draw:style-name="fr8" draw:name="Object12" text:anchor-type="as-char" svg:y="-0.286cm" svg:width="0.533cm" svg:height="0.284cm" draw:z-index="61"><draw:object xlink:href="./Object 13" xlink:type="simple" xlink:show="embed" xlink:actuate="onLoad"/><draw:image xlink:href="./ObjectReplacements/Object 13" xlink:type="simple" xlink:show="embed" xlink:actuate="onLoad"/><svg:desc>formula</svg:desc></draw:frame>EmailUfficio.</text:p>
          </text:list-item>
        </text:list>
        <text:p text:style-name="P92">Tutti i membri a sinistra sono chiavi delle loro rispettive relazioni, dunque tutte le relazioni sono in BCNF. </text:p>
        <text:p text:style-name="P92">Non sono presenti dipendenze parziali né transitive, dunque lo schema è in 3NF.</text:p>
        <text:list xml:id="list175428887617932" text:continue-list="list175429163634267" text:style-name="WWNum1">
          <text:list-item>
            <text:h text:style-name="P202" text:outline-level="1"><text:bookmark-start text:name="_Toc518560220"/>Progettazione fisica<text:bookmark-end text:name="_Toc518560220"/></text:h>
          </text:list-item>
        </text:list>
        <text:h text:style-name="P6" text:outline-level="2">Utenti e privilegi</text:h>
        <text:p text:style-name="P186">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48"><text:span text:style-name="T105">Tabella &lt;</text:span><text:span text:style-name="T111">DIPENDENTE</text:span><text:span text:style-name="T105">&gt;</text:span></text:p>
            </table:table-cell>
            <table:covered-table-cell/>
            <table:covered-table-cell/>
          </table:table-row>
          <table:table-row table:style-name="Table10.2">
            <table:table-cell table:style-name="Table10.A2" office:value-type="string">
              <text:p text:style-name="P115">Attributo</text:p>
            </table:table-cell>
            <table:table-cell table:style-name="Table10.A2" office:value-type="string">
              <text:p text:style-name="P115">Tipo di dato</text:p>
            </table:table-cell>
            <table:table-cell table:style-name="Table10.A2" office:value-type="string">
              <text:p text:style-name="P101"><text:span text:style-name="T103">Attributi</text:span><text:span text:style-name="T103"><text:note text:id="ftn2" text:note-class="footnote"><text:note-citation>2</text:note-citation><text:note-body><text:p text:style-name="P200"><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22">CF</text:p>
            </table:table-cell>
            <table:table-cell table:style-name="Table10.B3" office:value-type="string">
              <text:p text:style-name="P127">CHAR(16)</text:p>
            </table:table-cell>
            <table:table-cell table:style-name="Table10.C3" office:value-type="string">
              <text:p text:style-name="P127">PK</text:p>
            </table:table-cell>
          </table:table-row>
          <table:table-row table:style-name="Table10.4">
            <table:table-cell table:style-name="Table10.A4" office:value-type="string">
              <text:p text:style-name="P122">Nome</text:p>
            </table:table-cell>
            <table:table-cell table:style-name="Table10.B4" office:value-type="string">
              <text:p text:style-name="P127">VARCHAR(45)</text:p>
            </table:table-cell>
            <table:table-cell table:style-name="Table10.C4" office:value-type="string">
              <text:p text:style-name="P127">NN</text:p>
            </table:table-cell>
          </table:table-row>
          <table:table-row table:style-name="Table10.5">
            <table:table-cell table:style-name="Table10.A5" office:value-type="string">
              <text:p text:style-name="P122">Cognome</text:p>
            </table:table-cell>
            <table:table-cell table:style-name="Table10.B5" office:value-type="string">
              <text:p text:style-name="P127">VARCHAR(45)</text:p>
            </table:table-cell>
            <table:table-cell table:style-name="Table10.C5" office:value-type="string">
              <text:p text:style-name="P127">NN</text:p>
            </table:table-cell>
          </table:table-row>
          <table:table-row table:style-name="Table10.6">
            <table:table-cell table:style-name="Table10.A6" office:value-type="string">
              <text:p text:style-name="P122">LuogoNascita</text:p>
            </table:table-cell>
            <table:table-cell table:style-name="Table10.B6" office:value-type="string">
              <text:p text:style-name="P127">VARCHAR(45)</text:p>
            </table:table-cell>
            <table:table-cell table:style-name="Table10.C6" office:value-type="string">
              <text:p text:style-name="P127"/>
            </table:table-cell>
          </table:table-row>
          <table:table-row table:style-name="Table10.7">
            <table:table-cell table:style-name="Table10.A7" office:value-type="string">
              <text:p text:style-name="P122">DataNascita</text:p>
            </table:table-cell>
            <table:table-cell table:style-name="Table10.B7" office:value-type="string">
              <text:p text:style-name="P127">DATE</text:p>
            </table:table-cell>
            <table:table-cell table:style-name="Table10.C7" office:value-type="string">
              <text:p text:style-name="P127"/>
            </table:table-cell>
          </table:table-row>
          <table:table-row table:style-name="Table10.8">
            <table:table-cell table:style-name="Table10.A8" office:value-type="string">
              <text:p text:style-name="P122">EmailPersonale</text:p>
            </table:table-cell>
            <table:table-cell table:style-name="Table10.B8" office:value-type="string">
              <text:p text:style-name="P127">VARCHAR(45)</text:p>
            </table:table-cell>
            <table:table-cell table:style-name="Table10.C8" office:value-type="string">
              <text:p text:style-name="P127">UQ</text:p>
            </table:table-cell>
          </table:table-row>
          <table:table-row table:style-name="Table10.9">
            <table:table-cell table:style-name="Table10.A9" office:value-type="string">
              <text:p text:style-name="P122">IndirizzoResidenza</text:p>
            </table:table-cell>
            <table:table-cell table:style-name="Table10.B9" office:value-type="string">
              <text:p text:style-name="P127">VARCHAR(45)</text:p>
            </table:table-cell>
            <table:table-cell table:style-name="Table10.C9" office:value-type="string">
              <text:p text:style-name="P127"/>
            </table:table-cell>
          </table:table-row>
          <table:table-row table:style-name="Table10.10">
            <table:table-cell table:style-name="Table10.A10" office:value-type="string">
              <text:p text:style-name="P122">NumTelefonicoEsternoPostazione</text:p>
            </table:table-cell>
            <table:table-cell table:style-name="Table10.B10" office:value-type="string">
              <text:p text:style-name="P127">VARCHAR(45)</text:p>
            </table:table-cell>
            <table:table-cell table:style-name="Table10.C10" office:value-type="string">
              <text:p text:style-name="P128">UQ</text:p>
            </table:table-cell>
          </table:table-row>
          <table:table-row table:style-name="Table10.11">
            <table:table-cell table:style-name="Table10.A11" office:value-type="string">
              <text:p text:style-name="P122">DataUltimoTrasferimento</text:p>
            </table:table-cell>
            <table:table-cell table:style-name="Table10.B11" office:value-type="string">
              <text:p text:style-name="P127">DATE</text:p>
            </table:table-cell>
            <table:table-cell table:style-name="Table10.C11" office:value-type="string">
              <text:p text:style-name="P127"/>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58"><text:span text:style-name="T105">Tabella &lt;</text:span><text:span text:style-name="T111">M</text:span><text:span text:style-name="T112">ANSIONE</text:span><text:span text:style-name="T105">&gt;</text:span></text:p>
            </table:table-cell>
            <table:covered-table-cell/>
            <table:covered-table-cell/>
          </table:table-row>
          <table:table-row table:style-name="Table20.2">
            <table:table-cell table:style-name="Table20.A2" office:value-type="string">
              <text:p text:style-name="P116">Attributo</text:p>
            </table:table-cell>
            <table:table-cell table:style-name="Table20.A2" office:value-type="string">
              <text:p text:style-name="P116">Tipo di dato</text:p>
            </table:table-cell>
            <table:table-cell table:style-name="Table20.A2" office:value-type="string">
              <text:p text:style-name="P116">Attributi</text:p>
            </table:table-cell>
          </table:table-row>
          <table:table-row table:style-name="Table20.3">
            <table:table-cell table:style-name="Table20.A3" office:value-type="string">
              <text:p text:style-name="P123">Nome</text:p>
            </table:table-cell>
            <table:table-cell table:style-name="Table20.B3" office:value-type="string">
              <text:p text:style-name="P128">VARCHAR(45)</text:p>
            </table:table-cell>
            <table:table-cell table:style-name="Table20.C3" office:value-type="string">
              <text:p text:style-name="P128">PK</text:p>
            </table:table-cell>
          </table:table-row>
          <table:table-row table:style-name="Table20.4">
            <table:table-cell table:style-name="Table20.A4" office:value-type="string">
              <text:p text:style-name="P123">NomeSettore</text:p>
            </table:table-cell>
            <table:table-cell table:style-name="Table20.B4" office:value-type="string">
              <text:p text:style-name="P128">VARCHAR(45)</text:p>
            </table:table-cell>
            <table:table-cell table:style-name="Table20.C4" office:value-type="string">
              <text:p text:style-name="P128">PK</text:p>
            </table:table-cell>
          </table:table-row>
          <table:table-row table:style-name="Table20.5">
            <table:table-cell table:style-name="Table20.A5" office:value-type="string">
              <text:p text:style-name="P125">EmailUfficio</text:p>
            </table:table-cell>
            <table:table-cell table:style-name="Table20.B5" office:value-type="string">
              <text:p text:style-name="P131">VARCHAR(45)</text:p>
            </table:table-cell>
            <table:table-cell table:style-name="Table20.C5" office:value-type="string">
              <text:p text:style-name="P136"/>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59"><text:span text:style-name="T105">Tabella &lt;</text:span><text:span text:style-name="T111">P</text:span><text:span text:style-name="T112">IANO</text:span><text:span text:style-name="T105">&gt;</text:span></text:p>
            </table:table-cell>
            <table:covered-table-cell/>
            <table:covered-table-cell/>
          </table:table-row>
          <table:table-row table:style-name="Table21.2">
            <table:table-cell table:style-name="Table21.A2" office:value-type="string">
              <text:p text:style-name="P117">Attributo</text:p>
            </table:table-cell>
            <table:table-cell table:style-name="Table21.A2" office:value-type="string">
              <text:p text:style-name="P117">Tipo di dato</text:p>
            </table:table-cell>
            <table:table-cell table:style-name="Table21.A2" office:value-type="string">
              <text:p text:style-name="P117">Attributi</text:p>
            </table:table-cell>
          </table:table-row>
          <table:table-row table:style-name="Table21.3">
            <table:table-cell table:style-name="Table21.A3" office:value-type="string">
              <text:p text:style-name="P137">N<text:span text:style-name="T196">umero</text:span></text:p>
            </table:table-cell>
            <table:table-cell table:style-name="Table21.B3" office:value-type="string">
              <text:p text:style-name="P159"><text:span text:style-name="T114">I</text:span><text:span text:style-name="T115">NT</text:span></text:p>
            </table:table-cell>
            <table:table-cell table:style-name="Table21.C3" office:value-type="string">
              <text:p text:style-name="P128">PK, <text:span text:style-name="T196">UN</text:span></text:p>
            </table:table-cell>
          </table:table-row>
          <table:table-row table:style-name="Table21.4">
            <table:table-cell table:style-name="Table21.A4" office:value-type="string">
              <text:p text:style-name="P124">IndirizzoEdificio</text:p>
            </table:table-cell>
            <table:table-cell table:style-name="Table21.B4" office:value-type="string">
              <text:p text:style-name="P132">VARCHAR(45)</text:p>
            </table:table-cell>
            <table:table-cell table:style-name="Table21.C4" office:value-type="string">
              <text:p text:style-name="P132">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60"><text:span text:style-name="T105">Tabella &lt;</text:span><text:span text:style-name="T111">P</text:span><text:span text:style-name="T113">OSTAZIONE</text:span><text:span text:style-name="T105">&gt;</text:span></text:p>
            </table:table-cell>
            <table:covered-table-cell/>
            <table:covered-table-cell/>
          </table:table-row>
          <table:table-row table:style-name="Table22.2">
            <table:table-cell table:style-name="Table22.A2" office:value-type="string">
              <text:p text:style-name="P118">Attributo</text:p>
            </table:table-cell>
            <table:table-cell table:style-name="Table22.A2" office:value-type="string">
              <text:p text:style-name="P118">Tipo di dato</text:p>
            </table:table-cell>
            <table:table-cell table:style-name="Table22.A2" office:value-type="string">
              <text:p text:style-name="P118">Attributi</text:p>
            </table:table-cell>
          </table:table-row>
          <table:table-row table:style-name="Table22.3">
            <table:table-cell table:style-name="Table22.A3" office:value-type="string">
              <text:p text:style-name="P138">N<text:span text:style-name="T197">umTelefonicoEsterno</text:span></text:p>
            </table:table-cell>
            <table:table-cell table:style-name="Table22.B3" office:value-type="string">
              <text:p text:style-name="P129">VARCHAR(45)</text:p>
            </table:table-cell>
            <table:table-cell table:style-name="Table22.C3" office:value-type="string">
              <text:p text:style-name="P129">PK</text:p>
            </table:table-cell>
          </table:table-row>
          <table:table-row table:style-name="Table22.4">
            <table:table-cell table:style-name="Table22.A4" office:value-type="string">
              <text:p text:style-name="P139">NumTelefonicoInterno</text:p>
            </table:table-cell>
            <table:table-cell table:style-name="Table22.B4" office:value-type="string">
              <text:p text:style-name="P133">VARCHAR(45)</text:p>
            </table:table-cell>
            <table:table-cell table:style-name="Table22.C4" office:value-type="string">
              <text:p text:style-name="P133">NN</text:p>
            </table:table-cell>
          </table:table-row>
          <table:table-row table:style-name="Table22.5">
            <table:table-cell table:style-name="Table22.A5" office:value-type="string">
              <text:p text:style-name="P144">CodiceUfficio</text:p>
            </table:table-cell>
            <table:table-cell table:style-name="Table22.B5" office:value-type="string">
              <text:p text:style-name="P147">V<text:span text:style-name="T208">ARCHAR(45)</text:span></text:p>
            </table:table-cell>
            <table:table-cell table:style-name="Table22.C5" office:value-type="string">
              <text:p text:style-name="P133">NN</text:p>
            </table:table-cell>
          </table:table-row>
          <table:table-row table:style-name="Table22.6">
            <table:table-cell table:style-name="Table22.A6" office:value-type="string">
              <text:p text:style-name="P143">NumPiano</text:p>
            </table:table-cell>
            <table:table-cell table:style-name="Table22.B6" office:value-type="string">
              <text:p text:style-name="P136">INT</text:p>
            </table:table-cell>
            <table:table-cell table:style-name="Table22.C6" office:value-type="string">
              <text:p text:style-name="P136">NN, UN</text:p>
            </table:table-cell>
          </table:table-row>
          <table:table-row table:style-name="Table22.7">
            <table:table-cell table:style-name="Table22.A7" office:value-type="string">
              <text:p text:style-name="P143">IndirizzoEdificio</text:p>
            </table:table-cell>
            <table:table-cell table:style-name="Table22.B7" office:value-type="string">
              <text:p text:style-name="P136">VARCHAR(45)</text:p>
            </table:table-cell>
            <table:table-cell table:style-name="Table22.C7" office:value-type="string">
              <text:p text:style-name="P136">NN</text:p>
            </table:table-cell>
          </table:table-row>
        </table:table>
        <text:p text:style-name="Text_20_body"/>
        <text:p text:style-name="P185"><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1"><text:span text:style-name="T105">Tabella &lt;</text:span><text:span text:style-name="T106">UFFICIO_</text:span><text:span text:style-name="T108">FISICO</text:span><text:span text:style-name="T105">&gt;</text:span></text:p>
            </table:table-cell>
            <table:covered-table-cell/>
            <table:covered-table-cell/>
          </table:table-row>
          <table:table-row table:style-name="Table24.2">
            <table:table-cell table:style-name="Table24.A2" office:value-type="string">
              <text:p text:style-name="P119">Attributo</text:p>
            </table:table-cell>
            <table:table-cell table:style-name="Table24.A2" office:value-type="string">
              <text:p text:style-name="P119">Tipo di dato</text:p>
            </table:table-cell>
            <table:table-cell table:style-name="Table24.A2" office:value-type="string">
              <text:p text:style-name="P119">Attributi</text:p>
            </table:table-cell>
          </table:table-row>
          <table:table-row table:style-name="Table24.3">
            <table:table-cell table:style-name="Table24.A3" office:value-type="string">
              <text:p text:style-name="P141">C<text:span text:style-name="T207">odice</text:span></text:p>
            </table:table-cell>
            <table:table-cell table:style-name="Table24.B3" office:value-type="string">
              <text:p text:style-name="P146">VARCHAR(45)</text:p>
            </table:table-cell>
            <table:table-cell table:style-name="Table24.C3" office:value-type="string">
              <text:p text:style-name="P134">PK</text:p>
            </table:table-cell>
          </table:table-row>
          <table:table-row table:style-name="Table24.4">
            <table:table-cell table:style-name="Table24.A4" office:value-type="string">
              <text:p text:style-name="P140">NomeMansione</text:p>
            </table:table-cell>
            <table:table-cell table:style-name="Table24.B4" office:value-type="string">
              <text:p text:style-name="P172">VARCHAR(45)</text:p>
            </table:table-cell>
            <table:table-cell table:style-name="Table24.C4" office:value-type="string">
              <text:p text:style-name="P134">NN</text:p>
            </table:table-cell>
          </table:table-row>
          <table:table-row table:style-name="Table24.5">
            <table:table-cell table:style-name="Table24.A5" office:value-type="string">
              <text:p text:style-name="P140">NomeSettore</text:p>
            </table:table-cell>
            <table:table-cell table:style-name="Table24.B5" office:value-type="string">
              <text:p text:style-name="P172">VARCHAR(45)</text:p>
            </table:table-cell>
            <table:table-cell table:style-name="Table24.C5" office:value-type="string">
              <text:p text:style-name="P134">NN</text:p>
            </table:table-cell>
          </table:table-row>
          <table:table-row table:style-name="Table24.6">
            <table:table-cell table:style-name="Table24.A6" office:value-type="string">
              <text:p text:style-name="P140">NumPiano</text:p>
            </table:table-cell>
            <table:table-cell table:style-name="Table24.B6" office:value-type="string">
              <text:p text:style-name="P172">INT</text:p>
            </table:table-cell>
            <table:table-cell table:style-name="Table24.C6" office:value-type="string">
              <text:p text:style-name="P145">P<text:span text:style-name="T202">K</text:span></text:p>
            </table:table-cell>
          </table:table-row>
          <table:table-row table:style-name="Table24.7">
            <table:table-cell table:style-name="Table24.A7" office:value-type="string">
              <text:p text:style-name="P140">IndirizzoEdificio</text:p>
            </table:table-cell>
            <table:table-cell table:style-name="Table24.B7" office:value-type="string">
              <text:p text:style-name="P172">VARCHAR(45)</text:p>
            </table:table-cell>
            <table:table-cell table:style-name="Table24.C7" office:value-type="string">
              <text:p text:style-name="P136">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2"><text:span text:style-name="T105">Tabella &lt;</text:span><text:span text:style-name="T107">TRASFERITO_A</text:span><text:span text:style-name="T105">&gt;</text:span></text:p>
            </table:table-cell>
            <table:covered-table-cell/>
            <table:covered-table-cell/>
          </table:table-row>
          <table:table-row table:style-name="Table25.2">
            <table:table-cell table:style-name="Table25.A2" office:value-type="string">
              <text:p text:style-name="P120">Attributo</text:p>
            </table:table-cell>
            <table:table-cell table:style-name="Table25.A2" office:value-type="string">
              <text:p text:style-name="P120">Tipo di dato</text:p>
            </table:table-cell>
            <table:table-cell table:style-name="Table25.A2" office:value-type="string">
              <text:p text:style-name="P120">Attributi</text:p>
            </table:table-cell>
          </table:table-row>
          <table:table-row table:style-name="Table25.3">
            <table:table-cell table:style-name="Table25.A3" office:value-type="string">
              <text:p text:style-name="P142">CFDipendente</text:p>
            </table:table-cell>
            <table:table-cell table:style-name="Table25.B3" office:value-type="string">
              <text:p text:style-name="P173"><text:span text:style-name="T110">C</text:span><text:span text:style-name="T109">HAR(16)</text:span></text:p>
            </table:table-cell>
            <table:table-cell table:style-name="Table25.C3" office:value-type="string">
              <text:p text:style-name="P130"/>
            </table:table-cell>
          </table:table-row>
          <table:table-row table:style-name="Table25.4">
            <table:table-cell table:style-name="Table25.A4" office:value-type="string">
              <text:p text:style-name="P142">NumTelefonicoEsternoPostazione</text:p>
            </table:table-cell>
            <table:table-cell table:style-name="Table25.B4" office:value-type="string">
              <text:p text:style-name="P173">VARCHAR(45)</text:p>
            </table:table-cell>
            <table:table-cell table:style-name="Table25.C4" office:value-type="string">
              <text:p text:style-name="P135">PK</text:p>
            </table:table-cell>
          </table:table-row>
          <table:table-row table:style-name="Table25.5">
            <table:table-cell table:style-name="Table25.A5" office:value-type="string">
              <text:p text:style-name="P142">Data</text:p>
            </table:table-cell>
            <table:table-cell table:style-name="Table25.B5" office:value-type="string">
              <text:p text:style-name="P173">DATE</text:p>
            </table:table-cell>
            <table:table-cell table:style-name="Table25.C5" office:value-type="string">
              <text:p text:style-name="P135">PK</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2"><text:span text:style-name="T105">Tabella &lt;</text:span><text:span text:style-name="T107">DA_TRASFERIRE_A</text:span><text:span text:style-name="T105">&gt;</text:span></text:p>
            </table:table-cell>
            <table:covered-table-cell/>
            <table:covered-table-cell/>
          </table:table-row>
          <table:table-row table:style-name="Table26.2">
            <table:table-cell table:style-name="Table26.A2" office:value-type="string">
              <text:p text:style-name="P120">Attributo</text:p>
            </table:table-cell>
            <table:table-cell table:style-name="Table26.A2" office:value-type="string">
              <text:p text:style-name="P120">Tipo di dato</text:p>
            </table:table-cell>
            <table:table-cell table:style-name="Table26.A2" office:value-type="string">
              <text:p text:style-name="P120">Attributi</text:p>
            </table:table-cell>
          </table:table-row>
          <table:table-row table:style-name="Table26.3">
            <table:table-cell table:style-name="Table26.A3" office:value-type="string">
              <text:p text:style-name="P142">CFDipendente</text:p>
            </table:table-cell>
            <table:table-cell table:style-name="Table26.B3" office:value-type="string">
              <text:p text:style-name="P173"><text:span text:style-name="T110">C</text:span><text:span text:style-name="T109">HAR(16)</text:span></text:p>
            </table:table-cell>
            <table:table-cell table:style-name="Table26.C3" office:value-type="string">
              <text:p text:style-name="P135">PK</text:p>
            </table:table-cell>
          </table:table-row>
          <table:table-row table:style-name="Table26.4">
            <table:table-cell table:style-name="Table26.A4" office:value-type="string">
              <text:p text:style-name="P142">NomeMansione</text:p>
            </table:table-cell>
            <table:table-cell table:style-name="Table26.B4" office:value-type="string">
              <text:p text:style-name="P173">VARCHAR(45)</text:p>
            </table:table-cell>
            <table:table-cell table:style-name="Table26.C4" office:value-type="string">
              <text:p text:style-name="P135">NN</text:p>
            </table:table-cell>
          </table:table-row>
          <table:table-row table:style-name="Table26.5">
            <table:table-cell table:style-name="Table26.A5" office:value-type="string">
              <text:p text:style-name="P142">NomeSettore</text:p>
            </table:table-cell>
            <table:table-cell table:style-name="Table26.B5" office:value-type="string">
              <text:p text:style-name="P173">VARCHAR(45)</text:p>
            </table:table-cell>
            <table:table-cell table:style-name="Table26.C5" office:value-type="string">
              <text:p text:style-name="P135">NN</text:p>
            </table:table-cell>
          </table:table-row>
        </table:table>
        <text:h text:style-name="P11" text:outline-level="2">Indici</text:h>
        <text:p text:style-name="P188">Compilare la seguente tabella, per ciascuna tabella del database in cui sono presenti degli indici. Descrivere le motivazioni che hanno portato alla creazione di un indice.</text:p>
        <text:p text:style-name="P126"/>
        <table:table table:name="Table11" table:style-name="Table11">
          <table:table-column table:style-name="Table11.A"/>
          <table:table-column table:style-name="Table11.B"/>
          <table:table-row table:style-name="Table11.1">
            <table:table-cell table:style-name="Table11.A1" table:number-columns-spanned="2" office:value-type="string">
              <text:p text:style-name="P114">Tabella &lt;nome&gt;</text:p>
            </table:table-cell>
            <table:covered-table-cell/>
          </table:table-row>
          <table:table-row table:style-name="Table11.1">
            <table:table-cell table:style-name="Table11.A2" office:value-type="string">
              <text:p text:style-name="P121">Indice &lt;nome&gt;</text:p>
            </table:table-cell>
            <table:table-cell table:style-name="Table11.A2" office:value-type="string">
              <text:p text:style-name="P100"><text:span text:style-name="T104">Tipo</text:span><text:span text:style-name="T104"><text:note text:id="ftn3" text:note-class="footnote"><text:note-citation>3</text:note-citation><text:note-body><text:p text:style-name="P201"><text:s/>IDX = index, UQ = unique, FT = full text, PR = primary.</text:p></text:note-body></text:note></text:span><text:span text:style-name="T104">: </text:span></text:p>
            </table:table-cell>
          </table:table-row>
          <table:table-row table:style-name="Table11.1">
            <table:table-cell table:style-name="Table11.A3" office:value-type="string">
              <text:p text:style-name="P41">Colonna 1</text:p>
            </table:table-cell>
            <table:table-cell table:style-name="Table11.B3" office:value-type="string">
              <text:p text:style-name="P41">&lt;nome&gt;</text:p>
            </table:table-cell>
          </table:table-row>
        </table:table>
        <text:h text:style-name="P6" text:outline-level="2">Trigger</text:h>
        <text:p text:style-name="P17"><text:span text:style-name="_5f_OOoSQLComment"><text:span text:style-name="T178">-- Esegue controlli definiti nella stored procedure DIPENDENTE_before_insert_update prima di permettere un insert</text:span></text:span></text:p>
        <text:p text:style-name="P17"><text:span text:style-name="_5f_OOoSQLKeyWord"><text:span text:style-name="T178"/></text:span></text:p>
        <text:p text:style-name="P17"><text:span text:style-name="_5f_OOoSQLKeyWord"><text:span text:style-name="T178">CREATE</text:span></text:span></text:p>
        <text:p text:style-name="P17"><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7"><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DIPENDENTE_BEFORE_INSERT`</text:span></text:span></text:p>
        <text:p text:style-name="P17"><text:span text:style-name="_5f_OOoSQLKeyWord"><text:span text:style-name="T178">BEFORE INSERT ON </text:span></text:span><text:span text:style-name="_5f_OOoSQLIdent"><text:span text:style-name="T178">`directory_aziendale`</text:span></text:span><text:span text:style-name="_5f_OOoSQLSpecial"><text:span text:style-name="T178">.</text:span></text:span><text:span text:style-name="_5f_OOoSQLIdent"><text:span text:style-name="T178">`DIPENDENTE`</text:span></text:span></text:p>
        <text:p text:style-name="P17"><text:span text:style-name="_5f_OOoSQLKeyWord"><text:span text:style-name="T178">FOR EACH ROW</text:span></text:span></text:p>
        <text:p text:style-name="P17"><text:span text:style-name="_5f_OOoSQLKeyWord"><text:span text:style-name="T178">BEGIN</text:span></text:span></text:p>
        <text:p text:style-name="P17"><text:soft-page-break/><text:span text:style-name="_5f_OOoSQLKeyWord"><text:span text:style-name="T178"><text:tab/>call </text:span></text:span><text:span text:style-name="_5f_OOoSQLIdent"><text:span text:style-name="T178">checkEmail</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Personale</text:span></text:span><text:span text:style-name="_5f_OOoSQLSpecial"><text:span text:style-name="T178">);</text:span></text:span></text:p>
        <text:p text:style-name="P17"><text:span text:style-name="_5f_OOoSQLKeyWord"><text:span text:style-name="T178"><text:s text:c="4"/>call </text:span></text:span><text:span text:style-name="_5f_OOoSQLIdent"><text:span text:style-name="T178">checkTrasferitoA</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NumTelefonicoEsternoPostazion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DataUltimoTrasferimento</text:span></text:span><text:span text:style-name="_5f_OOoSQLSpecial"><text:span text:style-name="T178">);</text:span></text:span></text:p>
        <text:p text:style-name="P17"><text:span text:style-name="_5f_OOoSQLKeyWord"><text:span text:style-name="T178">END</text:span></text:span></text:p>
        <text:p text:style-name="P17"><text:span text:style-name="_5f_OOoSQLKeyWord"><text:span text:style-name="T178"/></text:span></text:p>
        <text:p text:style-name="P17"><text:span text:style-name="_5f_OOoSQLComment"><text:span text:style-name="T178">-- Esegu</text:span></text:span><text:span text:style-name="_5f_OOoSQLComment"><text:span text:style-name="T179">e</text:span></text:span><text:span text:style-name="_5f_OOoSQLComment"><text:span text:style-name="T178"> controlli definiti nella stored procedure DIPENDENTE_before_insert_update prima di permettere un update</text:span></text:span></text:p>
        <text:p text:style-name="P17"><text:span text:style-name="_5f_OOoSQLKeyWord"><text:span text:style-name="T178"/></text:span></text:p>
        <text:p text:style-name="P17"><text:span text:style-name="_5f_OOoSQLKeyWord"><text:span text:style-name="T178">CREATE</text:span></text:span></text:p>
        <text:p text:style-name="P17"><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7"><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DIPENDENTE_BEFORE_UPDATE`</text:span></text:span></text:p>
        <text:p text:style-name="P17"><text:span text:style-name="_5f_OOoSQLKeyWord"><text:span text:style-name="T178">BEFORE UPDATE ON </text:span></text:span><text:span text:style-name="_5f_OOoSQLIdent"><text:span text:style-name="T178">`directory_aziendale`</text:span></text:span><text:span text:style-name="_5f_OOoSQLSpecial"><text:span text:style-name="T178">.</text:span></text:span><text:span text:style-name="_5f_OOoSQLIdent"><text:span text:style-name="T178">`DIPENDENTE`</text:span></text:span></text:p>
        <text:p text:style-name="P17"><text:span text:style-name="_5f_OOoSQLKeyWord"><text:span text:style-name="T178">FOR EACH ROW</text:span></text:span></text:p>
        <text:p text:style-name="P17"><text:span text:style-name="_5f_OOoSQLKeyWord"><text:span text:style-name="T178">BEGIN</text:span></text:span></text:p>
        <text:p text:style-name="P17"><text:span text:style-name="_5f_OOoSQLKeyWord"><text:span text:style-name="T178"><text:tab/>call </text:span></text:span><text:span text:style-name="_5f_OOoSQLIdent"><text:span text:style-name="T178">checkEmail</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Personale</text:span></text:span><text:span text:style-name="_5f_OOoSQLSpecial"><text:span text:style-name="T178">);</text:span></text:span></text:p>
        <text:p text:style-name="P17"><text:span text:style-name="_5f_OOoSQLKeyWord"><text:span text:style-name="T178"><text:s text:c="4"/>call </text:span></text:span><text:span text:style-name="_5f_OOoSQLIdent"><text:span text:style-name="T178">checkTrasferitoA</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NumTelefonicoEsternoPostazion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DataUltimoTrasferimento</text:span></text:span><text:span text:style-name="_5f_OOoSQLSpecial"><text:span text:style-name="T178">);</text:span></text:span></text:p>
        <text:p text:style-name="P17"><text:span text:style-name="_5f_OOoSQLKeyWord"><text:span text:style-name="T178">END</text:span></text:span></text:p>
        <text:p text:style-name="P17"><text:span text:style-name="_5f_OOoSQLKeyWord"><text:span text:style-name="T179"/></text:span></text:p>
        <text:p text:style-name="P17"><text:span text:style-name="_5f_OOoSQLComment"><text:span text:style-name="T179">-- Controlla che esista una tupla in DA_TRASFERIRE_A che corrisponda a quella che si vuole inserire in TRASFERITO_A. Se c'è, la cancella.</text:span></text:span></text:p>
        <text:p text:style-name="P17"><text:span text:style-name="_5f_OOoSQLComment"><text:span text:style-name="T179">-- </text:span></text:span><text:span text:style-name="_5f_OOoSQLComment"><text:span text:style-name="T182">Controlla se un dipendente è stato trasferito alla stessa postazione nei passati 3 anni. Se è questo il caso, segnala un errore</text:span></text:span></text:p>
        <text:p text:style-name="P17"><text:span text:style-name="_5f_OOoSQLKeyWord"><text:span text:style-name="T179"/></text:span></text:p>
        <text:p text:style-name="P17"><text:span text:style-name="_5f_OOoSQLKeyWord"><text:span text:style-name="T179">CREATE</text:span></text:span></text:p>
        <text:p text:style-name="P17"><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7"><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TRASFERITO_A_BEFORE_INSERT`</text:span></text:span></text:p>
        <text:p text:style-name="P17"><text:span text:style-name="_5f_OOoSQLKeyWord"><text:span text:style-name="T179">BEFORE INSERT ON </text:span></text:span><text:span text:style-name="_5f_OOoSQLIdent"><text:span text:style-name="T179">`directory_aziendale`</text:span></text:span><text:span text:style-name="_5f_OOoSQLSpecial"><text:span text:style-name="T179">.</text:span></text:span><text:span text:style-name="_5f_OOoSQLIdent"><text:span text:style-name="T179">`TRASFERITO_A`</text:span></text:span></text:p>
        <text:p text:style-name="P17"><text:span text:style-name="_5f_OOoSQLKeyWord"><text:span text:style-name="T179">FOR EACH ROW</text:span></text:span></text:p>
        <text:p text:style-name="P17"><text:span text:style-name="_5f_OOoSQLKeyWord"><text:span text:style-name="T179">BEGIN</text:span></text:span></text:p>
        <text:p text:style-name="P17"><text:span text:style-name="_5f_OOoSQLKeyWord"><text:span text:style-name="T179"><text:tab/>if </text:span></text:span><text:span text:style-name="_5f_OOoSQLSpecial"><text:span text:style-name="T179">(</text:span></text:span><text:span text:style-name="_5f_OOoSQLKeyWord"><text:span text:style-name="T179">select </text:span></text:span><text:span text:style-name="_5f_OOoSQLIdent"><text:span text:style-name="T179">CFDipendente</text:span></text:span><text:span text:style-name="_5f_OOoSQLKeyWord"><text:span text:style-name="T179"> from </text:span></text:span><text:span text:style-name="_5f_OOoSQLIdent"><text:span text:style-name="T179">DA_TRASFERIRE_A</text:span></text:span><text:span text:style-name="_5f_OOoSQLKeyWord"><text:span text:style-name="T179"> where new</text:span></text:span><text:span text:style-name="_5f_OOoSQLSpecial"><text:span text:style-name="T179">.</text:span></text:span><text:span text:style-name="_5f_OOoSQLIdent"><text:span text:style-name="T179">CFDipendente</text:span></text:span><text:span text:style-name="_5f_OOoSQLKeyWord"><text:span text:style-name="T179"> </text:span></text:span><text:span text:style-name="_5f_OOoSQLSpecial"><text:span text:style-name="T179">=</text:span></text:span><text:span text:style-name="_5f_OOoSQLKeyWord"><text:span text:style-name="T179"> </text:span></text:span><text:span text:style-name="_5f_OOoSQLIdent"><text:span text:style-name="T179">DA_TRASFERIRE_A</text:span></text:span><text:span text:style-name="_5f_OOoSQLSpecial"><text:span text:style-name="T179">.</text:span></text:span><text:span text:style-name="_5f_OOoSQLIdent"><text:span text:style-name="T179">CFDipendente</text:span></text:span><text:span text:style-name="_5f_OOoSQLSpecial"><text:span text:style-name="T179">)</text:span></text:span><text:span text:style-name="_5f_OOoSQLKeyWord"><text:span text:style-name="T179"> is not null</text:span></text:span></text:p>
        <text:p text:style-name="P17"><text:span text:style-name="_5f_OOoSQLKeyWord"><text:span text:style-name="T179"><text:tab/><text:tab/>then delete from </text:span></text:span><text:span text:style-name="_5f_OOoSQLIdent"><text:span text:style-name="T179">DA_TRASFERIRE_A</text:span></text:span><text:span text:style-name="_5f_OOoSQLKeyWord"><text:span text:style-name="T179"> where new</text:span></text:span><text:span text:style-name="_5f_OOoSQLSpecial"><text:span text:style-name="T179">.</text:span></text:span><text:span text:style-name="_5f_OOoSQLIdent"><text:span text:style-name="T179">CFDipendente</text:span></text:span><text:span text:style-name="_5f_OOoSQLKeyWord"><text:span text:style-name="T179"> </text:span></text:span><text:span text:style-name="_5f_OOoSQLSpecial"><text:span text:style-name="T179">=</text:span></text:span><text:span text:style-name="_5f_OOoSQLKeyWord"><text:span text:style-name="T179"> </text:span></text:span><text:span text:style-name="_5f_OOoSQLIdent"><text:span text:style-name="T179">DA_TRASFERIRE_A</text:span></text:span><text:span text:style-name="_5f_OOoSQLSpecial"><text:span text:style-name="T179">.</text:span></text:span><text:span text:style-name="_5f_OOoSQLIdent"><text:span text:style-name="T179">CFDipendente</text:span></text:span><text:span text:style-name="_5f_OOoSQLSpecial"><text:span text:style-name="T179">;</text:span></text:span></text:p>
        <text:p text:style-name="P17"><text:span text:style-name="_5f_OOoSQLKeyWord"><text:span text:style-name="T179"><text:s text:c="8"/>end if</text:span></text:span><text:span text:style-name="_5f_OOoSQLSpecial"><text:span text:style-name="T179">;</text:span></text:span></text:p>
        <text:p text:style-name="P17"><text:span text:style-name="_5f_OOoSQLKeyWord"><text:span text:style-name="T179"><text:tab/>if </text:span></text:span><text:span text:style-name="_5f_OOoSQLSpecial"><text:span text:style-name="T179">(</text:span></text:span><text:span text:style-name="_5f_OOoSQLKeyWord"><text:span text:style-name="T179">select </text:span></text:span><text:span text:style-name="_5f_OOoSQLIdent"><text:span text:style-name="T179">NumTelefonicoEsternoPostazione</text:span></text:span><text:span text:style-name="_5f_OOoSQLKeyWord"><text:span text:style-name="T179"> </text:span></text:span></text:p>
        <text:p text:style-name="P17"><text:span text:style-name="_5f_OOoSQLKeyWord"><text:span text:style-name="T179"><text:tab/><text:tab/>from </text:span></text:span><text:span text:style-name="_5f_OOoSQLIdent"><text:span text:style-name="T179">TRASFERITO_A</text:span></text:span><text:span text:style-name="_5f_OOoSQLKeyWord"><text:span text:style-name="T179"> </text:span></text:span></text:p>
        <text:p text:style-name="P17"><text:span text:style-name="_5f_OOoSQLKeyWord"><text:span text:style-name="T179"><text:tab/><text:tab/>where </text:span></text:span><text:span text:style-name="_5f_OOoSQLIdent"><text:span text:style-name="T179">TRASFERITO_A</text:span></text:span><text:span text:style-name="_5f_OOoSQLSpecial"><text:span text:style-name="T179">.</text:span></text:span><text:span text:style-name="_5f_OOoSQLIdent"><text:span text:style-name="T179">NumTelefonicoEsternoPostazione</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NumTelefonicoEsternoPostazione</text:span></text:span><text:span text:style-name="_5f_OOoSQLKeyWord"><text:span text:style-name="T179"> </text:span></text:span></text:p>
        <text:p text:style-name="P17"><text:span text:style-name="_5f_OOoSQLKeyWord"><text:span text:style-name="T179"><text:tab/><text:tab/><text:tab/>and </text:span></text:span><text:span text:style-name="_5f_OOoSQLIdent"><text:span text:style-name="T179">TRASFERITO_A</text:span></text:span><text:span text:style-name="_5f_OOoSQLSpecial"><text:span text:style-name="T179">.</text:span></text:span><text:span text:style-name="_5f_OOoSQLIdent"><text:span text:style-name="T179">CFDipendente</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CFDipendente</text:span></text:span></text:p>
        <text:p text:style-name="P17"><text:soft-page-break/><text:span text:style-name="_5f_OOoSQLKeyWord"><text:span text:style-name="T179"><text:tab/><text:tab/><text:tab/>and </text:span></text:span><text:span text:style-name="_5f_OOoSQLIdent"><text:span text:style-name="T179">timestampdiff</text:span></text:span><text:span text:style-name="_5f_OOoSQLSpecial"><text:span text:style-name="T179">(</text:span></text:span><text:span text:style-name="_5f_OOoSQLKeyWord"><text:span text:style-name="T179">year</text:span></text:span><text:span text:style-name="_5f_OOoSQLSpecial"><text:span text:style-name="T179">,</text:span></text:span><text:span text:style-name="_5f_OOoSQLKeyWord"><text:span text:style-name="T179"> </text:span></text:span><text:span text:style-name="_5f_OOoSQLIdent"><text:span text:style-name="T179">TRASFERITO_A</text:span></text:span><text:span text:style-name="_5f_OOoSQLSpecial"><text:span text:style-name="T179">.</text:span></text:span><text:span text:style-name="_5f_OOoSQLIdent"><text:span text:style-name="T179">`Data`</text:span></text:span><text:span text:style-name="_5f_OOoSQLSpecial"><text:span text:style-name="T179">,</text:span></text:span><text:span text:style-name="_5f_OOoSQLKeyWord"><text:span text:style-name="T179"> </text:span></text:span><text:span text:style-name="_5f_OOoSQLIdent"><text:span text:style-name="T179">curdate</text:span></text:span><text:span text:style-name="_5f_OOoSQLSpecial"><text:span text:style-name="T179">())</text:span></text:span><text:span text:style-name="_5f_OOoSQLKeyWord"><text:span text:style-name="T179"> </text:span></text:span><text:span text:style-name="_5f_OOoSQLSpecial"><text:span text:style-name="T179">&lt;=</text:span></text:span><text:span text:style-name="_5f_OOoSQLKeyWord"><text:span text:style-name="T179"> </text:span></text:span><text:span text:style-name="_5f_OOoSQLLiteral"><text:span text:style-name="T179">3</text:span></text:span><text:span text:style-name="_5f_OOoSQLKeyWord"><text:span text:style-name="T179"> </text:span></text:span></text:p>
        <text:p text:style-name="P17"><text:span text:style-name="_5f_OOoSQLKeyWord"><text:span text:style-name="T179"><text:tab/></text:span></text:span><text:span text:style-name="_5f_OOoSQLSpecial"><text:span text:style-name="T179">)</text:span></text:span><text:span text:style-name="_5f_OOoSQLKeyWord"><text:span text:style-name="T179"> is not null</text:span></text:span></text:p>
        <text:p text:style-name="P17"><text:span text:style-name="_5f_OOoSQLKeyWord"><text:span text:style-name="T179"><text:tab/><text:tab/>then signal sqlstate </text:span></text:span><text:span text:style-name="_5f_OOoSQLLiteral"><text:span text:style-name="T179">'45004'</text:span></text:span><text:span text:style-name="_5f_OOoSQLKeyWord"><text:span text:style-name="T179"> set message_text </text:span></text:span><text:span text:style-name="_5f_OOoSQLSpecial"><text:span text:style-name="T179">=</text:span></text:span><text:span text:style-name="_5f_OOoSQLKeyWord"><text:span text:style-name="T179"> </text:span></text:span><text:span text:style-name="_5f_OOoSQLLiteral"><text:span text:style-name="T179">"ERROR: Un dipendente non può essere trasferito a una postazione dove è stato già trasferito meno di tre anni fa"</text:span></text:span><text:span text:style-name="_5f_OOoSQLSpecial"><text:span text:style-name="T179">;</text:span></text:span></text:p>
        <text:p text:style-name="P17"><text:span text:style-name="_5f_OOoSQLKeyWord"><text:span text:style-name="T179"><text:s text:c="4"/>end if</text:span></text:span><text:span text:style-name="_5f_OOoSQLSpecial"><text:span text:style-name="T179">;</text:span></text:span></text:p>
        <text:p text:style-name="P17"><text:span text:style-name="_5f_OOoSQLKeyWord"><text:span text:style-name="T179">END</text:span></text:span></text:p>
        <text:p text:style-name="P17"><text:span text:style-name="_5f_OOoSQLKeyWord"><text:span text:style-name="T179"/></text:span></text:p>
        <text:p text:style-name="P17"><text:span text:style-name="_5f_OOoSQLComment"><text:span text:style-name="T179">-- Mantiene coerente l'attributo ridondante DIPENDENTE.DataUltimoTrasferimento</text:span></text:span></text:p>
        <text:p text:style-name="P17"><text:span text:style-name="_5f_OOoSQLComment"><text:span text:style-name="T179">-- Aggiorna la postazione corrente del DIPENDENTE</text:span></text:span></text:p>
        <text:p text:style-name="P17"><text:span text:style-name="_5f_OOoSQLKeyWord"><text:span text:style-name="T179"/></text:span></text:p>
        <text:p text:style-name="P17"><text:span text:style-name="_5f_OOoSQLKeyWord"><text:span text:style-name="T179">CREATE</text:span></text:span></text:p>
        <text:p text:style-name="P17"><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7"><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TRASFERITO_A_AFTER_INSERT`</text:span></text:span></text:p>
        <text:p text:style-name="P17"><text:span text:style-name="_5f_OOoSQLKeyWord"><text:span text:style-name="T179">AFTER INSERT ON </text:span></text:span><text:span text:style-name="_5f_OOoSQLIdent"><text:span text:style-name="T179">`directory_aziendale`</text:span></text:span><text:span text:style-name="_5f_OOoSQLSpecial"><text:span text:style-name="T179">.</text:span></text:span><text:span text:style-name="_5f_OOoSQLIdent"><text:span text:style-name="T179">`TRASFERITO_A`</text:span></text:span></text:p>
        <text:p text:style-name="P17"><text:span text:style-name="_5f_OOoSQLKeyWord"><text:span text:style-name="T179">FOR EACH ROW</text:span></text:span></text:p>
        <text:p text:style-name="P17"><text:span text:style-name="_5f_OOoSQLKeyWord"><text:span text:style-name="T179">BEGIN</text:span></text:span></text:p>
        <text:p text:style-name="P17"><text:span text:style-name="_5f_OOoSQLKeyWord"><text:span text:style-name="T179"><text:tab/>update </text:span></text:span><text:span text:style-name="_5f_OOoSQLIdent"><text:span text:style-name="T179">DIPENDENTE</text:span></text:span></text:p>
        <text:p text:style-name="P17"><text:span text:style-name="_5f_OOoSQLKeyWord"><text:span text:style-name="T179"><text:s text:c="4"/>set </text:span></text:span></text:p>
        <text:p text:style-name="P17"><text:span text:style-name="_5f_OOoSQLKeyWord"><text:span text:style-name="T179"><text:tab/><text:tab/></text:span></text:span><text:span text:style-name="_5f_OOoSQLIdent"><text:span text:style-name="T179">DataUltimoTrasferimento</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data`</text:span></text:span><text:span text:style-name="_5f_OOoSQLSpecial"><text:span text:style-name="T179">,</text:span></text:span><text:span text:style-name="_5f_OOoSQLKeyWord"><text:span text:style-name="T179"> </text:span></text:span></text:p>
        <text:p text:style-name="P17"><text:span text:style-name="_5f_OOoSQLKeyWord"><text:span text:style-name="T179"><text:s text:c="8"/></text:span></text:span><text:span text:style-name="_5f_OOoSQLIdent"><text:span text:style-name="T179">NumTelefonicoEsternoPostazione</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NumTelefonicoEsternoPostazione</text:span></text:span></text:p>
        <text:p text:style-name="P17"><text:span text:style-name="_5f_OOoSQLKeyWord"><text:span text:style-name="T179"><text:s text:c="4"/>where </text:span></text:span><text:span text:style-name="_5f_OOoSQLIdent"><text:span text:style-name="T179">CF</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CFDipendente</text:span></text:span><text:span text:style-name="_5f_OOoSQLSpecial"><text:span text:style-name="T179">;</text:span></text:span></text:p>
        <text:p text:style-name="P17"><text:span text:style-name="_5f_OOoSQLKeyWord"><text:span text:style-name="T179">END</text:span></text:span></text:p>
        <text:p text:style-name="P17"><text:span text:style-name="_5f_OOoSQLKeyWord"><text:span text:style-name="T179"/></text:span></text:p>
        <text:p text:style-name="P17"><text:span text:style-name="_5f_OOoSQLComment"><text:span text:style-name="T179">-- controlla la validità del formato di EmailUfficio prima di un insert</text:span></text:span></text:p>
        <text:p text:style-name="P17"><text:span text:style-name="_5f_OOoSQLKeyWord"><text:span text:style-name="T179"/></text:span></text:p>
        <text:p text:style-name="P17"><text:span text:style-name="_5f_OOoSQLKeyWord"><text:span text:style-name="T179">CREATE</text:span></text:span></text:p>
        <text:p text:style-name="P17"><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7"><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MANSIONE_BEFORE_INSERT`</text:span></text:span></text:p>
        <text:p text:style-name="P17"><text:span text:style-name="_5f_OOoSQLKeyWord"><text:span text:style-name="T179">BEFORE INSERT ON </text:span></text:span><text:span text:style-name="_5f_OOoSQLIdent"><text:span text:style-name="T179">`directory_aziendale`</text:span></text:span><text:span text:style-name="_5f_OOoSQLSpecial"><text:span text:style-name="T179">.</text:span></text:span><text:span text:style-name="_5f_OOoSQLIdent"><text:span text:style-name="T179">`MANSIONE`</text:span></text:span></text:p>
        <text:p text:style-name="P17"><text:span text:style-name="_5f_OOoSQLKeyWord"><text:span text:style-name="T179">FOR EACH ROW</text:span></text:span></text:p>
        <text:p text:style-name="P17"><text:span text:style-name="_5f_OOoSQLKeyWord"><text:span text:style-name="T179">BEGIN</text:span></text:span></text:p>
        <text:p text:style-name="P17"><text:span text:style-name="_5f_OOoSQLKeyWord"><text:span text:style-name="T179"><text:tab/>call </text:span></text:span><text:span text:style-name="_5f_OOoSQLIdent"><text:span text:style-name="T179">checkEmail</text:span></text:span><text:span text:style-name="_5f_OOoSQLSpecial"><text:span text:style-name="T179">(</text:span></text:span><text:span text:style-name="_5f_OOoSQLKeyWord"><text:span text:style-name="T179">new</text:span></text:span><text:span text:style-name="_5f_OOoSQLSpecial"><text:span text:style-name="T179">.</text:span></text:span><text:span text:style-name="_5f_OOoSQLIdent"><text:span text:style-name="T179">EmailUfficio</text:span></text:span><text:span text:style-name="_5f_OOoSQLSpecial"><text:span text:style-name="T179">);</text:span></text:span></text:p>
        <text:p text:style-name="P17"><text:span text:style-name="_5f_OOoSQLKeyWord"><text:span text:style-name="T179">END</text:span></text:span></text:p>
        <text:p text:style-name="P17"><text:span text:style-name="_5f_OOoSQLKeyWord"><text:span text:style-name="T179"/></text:span></text:p>
        <text:p text:style-name="P22"><text:span text:style-name="_5f_OOoSQLComment"><text:span text:style-name="T183">-- controlla la validità del formato di EmailUfficio prima di un </text:span></text:span><text:span text:style-name="_5f_OOoSQLComment"><text:span text:style-name="T203">u</text:span></text:span><text:span text:style-name="_5f_OOoSQLComment"><text:span text:style-name="T204">pdate</text:span></text:span></text:p>
        <text:p text:style-name="P17"><text:span text:style-name="_5f_OOoSQLKeyWord"><text:span text:style-name="T179"/></text:span></text:p>
        <text:p text:style-name="P17"><text:span text:style-name="_5f_OOoSQLKeyWord"><text:span text:style-name="T179">CREATE</text:span></text:span></text:p>
        <text:p text:style-name="P17"><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7"><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MANSIONE_BEFORE_UPDATE`</text:span></text:span></text:p>
        <text:p text:style-name="P17"><text:soft-page-break/><text:span text:style-name="_5f_OOoSQLKeyWord"><text:span text:style-name="T179">BEFORE UPDATE ON </text:span></text:span><text:span text:style-name="_5f_OOoSQLIdent"><text:span text:style-name="T179">`directory_aziendale`</text:span></text:span><text:span text:style-name="_5f_OOoSQLSpecial"><text:span text:style-name="T179">.</text:span></text:span><text:span text:style-name="_5f_OOoSQLIdent"><text:span text:style-name="T179">`MANSIONE`</text:span></text:span></text:p>
        <text:p text:style-name="P17"><text:span text:style-name="_5f_OOoSQLKeyWord"><text:span text:style-name="T179">FOR EACH ROW</text:span></text:span></text:p>
        <text:p text:style-name="P17"><text:span text:style-name="_5f_OOoSQLKeyWord"><text:span text:style-name="T179">BEGIN</text:span></text:span></text:p>
        <text:p text:style-name="P17"><text:span text:style-name="_5f_OOoSQLKeyWord"><text:span text:style-name="T179"><text:tab/>call </text:span></text:span><text:span text:style-name="_5f_OOoSQLIdent"><text:span text:style-name="T179">checkEmail</text:span></text:span><text:span text:style-name="_5f_OOoSQLSpecial"><text:span text:style-name="T179">(</text:span></text:span><text:span text:style-name="_5f_OOoSQLKeyWord"><text:span text:style-name="T179">new</text:span></text:span><text:span text:style-name="_5f_OOoSQLSpecial"><text:span text:style-name="T179">.</text:span></text:span><text:span text:style-name="_5f_OOoSQLIdent"><text:span text:style-name="T179">EmailUfficio</text:span></text:span><text:span text:style-name="_5f_OOoSQLSpecial"><text:span text:style-name="T179">);</text:span></text:span></text:p>
        <text:p text:style-name="P17"><text:span text:style-name="_5f_OOoSQLKeyWord"><text:span text:style-name="T179">END</text:span></text:span></text:p>
        <text:h text:style-name="P6" text:outline-level="2">Eventi</text:h>
        <text:p text:style-name="P187">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19"><text:span text:style-name="_5f_OOoSQLComment"><text:span text:style-name="T176">-- Implementa l'operazione 8.</text:span></text:span></text:p>
        <text:p text:style-name="P19"><text:span text:style-name="_5f_OOoSQLKeyWord"><text:span text:style-name="T176"/></text:span></text:p>
        <text:p text:style-name="P19"><text:span text:style-name="_5f_OOoSQLKeyWord"><text:span text:style-name="T176">create </text:span></text:span><text:span text:style-name="_5f_OOoSQLIdent"><text:span text:style-name="T176">event</text:span></text:span><text:span text:style-name="_5f_OOoSQLKeyWord"><text:span text:style-name="T176"> </text:span></text:span><text:span text:style-name="_5f_OOoSQLIdent"><text:span text:style-name="T176">directory_aziendale</text:span></text:span><text:span text:style-name="_5f_OOoSQLSpecial"><text:span text:style-name="T176">.</text:span></text:span><text:span text:style-name="_5f_OOoSQLIdent"><text:span text:style-name="T176">trovaUtentiDaTrasferire</text:span></text:span><text:span text:style-name="_5f_OOoSQLKeyWord"><text:span text:style-name="T176"> on </text:span></text:span><text:span text:style-name="_5f_OOoSQLIdent"><text:span text:style-name="T176">schedule</text:span></text:span><text:span text:style-name="_5f_OOoSQLKeyWord"><text:span text:style-name="T176"> every </text:span></text:span><text:span text:style-name="_5f_OOoSQLLiteral"><text:span text:style-name="T176">1</text:span></text:span><text:span text:style-name="_5f_OOoSQLKeyWord"><text:span text:style-name="T176"> day on completion preserve do</text:span></text:span></text:p>
        <text:p text:style-name="P19"><text:span text:style-name="_5f_OOoSQLKeyWord"><text:span text:style-name="T176"><text:tab/>insert ignore into </text:span></text:span><text:span text:style-name="_5f_OOoSQLIdent"><text:span text:style-name="T176">DA_TRASFERIRE_A</text:span></text:span><text:span text:style-name="_5f_OOoSQLKeyWord"><text:span text:style-name="T176"> </text:span></text:span><text:span text:style-name="_5f_OOoSQLSpecial"><text:span text:style-name="T176">(</text:span></text:span><text:span text:style-name="_5f_OOoSQLIdent"><text:span text:style-name="T176">CFDipendente</text:span></text:span><text:span text:style-name="_5f_OOoSQLSpecial"><text:span text:style-name="T176">,</text:span></text:span><text:span text:style-name="_5f_OOoSQLKeyWord"><text:span text:style-name="T176"> </text:span></text:span><text:span text:style-name="_5f_OOoSQLIdent"><text:span text:style-name="T176">NomeMansione</text:span></text:span><text:span text:style-name="_5f_OOoSQLSpecial"><text:span text:style-name="T176">,</text:span></text:span><text:span text:style-name="_5f_OOoSQLKeyWord"><text:span text:style-name="T176"> </text:span></text:span><text:span text:style-name="_5f_OOoSQLIdent"><text:span text:style-name="T176">NomeSettore</text:span></text:span><text:span text:style-name="_5f_OOoSQLSpecial"><text:span text:style-name="T176">)</text:span></text:span></text:p>
        <text:p text:style-name="P19"><text:span text:style-name="_5f_OOoSQLKeyWord"><text:span text:style-name="T176"><text:s text:c="4"/>select </text:span></text:span><text:span text:style-name="_5f_OOoSQLIdent"><text:span text:style-name="T176">CF</text:span></text:span><text:span text:style-name="_5f_OOoSQLIdent"><text:span text:style-name="T177">Dipendente</text:span></text:span><text:span text:style-name="_5f_OOoSQLSpecial"><text:span text:style-name="T176">,</text:span></text:span><text:span text:style-name="_5f_OOoSQLKeyWord"><text:span text:style-name="T176"> </text:span></text:span><text:span text:style-name="_5f_OOoSQLIdent"><text:span text:style-name="T176">NomeMansione</text:span></text:span><text:span text:style-name="_5f_OOoSQLSpecial"><text:span text:style-name="T176">,</text:span></text:span><text:span text:style-name="_5f_OOoSQLKeyWord"><text:span text:style-name="T176"> </text:span></text:span><text:span text:style-name="_5f_OOoSQLIdent"><text:span text:style-name="T176">NomeSettore</text:span></text:span></text:p>
        <text:p text:style-name="P19"><text:span text:style-name="_5f_OOoSQLKeyWord"><text:span text:style-name="T176"><text:s text:c="4"/>from </text:span></text:span><text:span text:style-name="_5f_OOoSQLIdent"><text:span text:style-name="T176">dipendentiDaTrasferirePeriodoScadutoConMansione</text:span></text:span><text:span text:style-name="_5f_OOoSQLSpecial"><text:span text:style-name="T176">;</text:span></text:span></text:p>
        <text:h text:style-name="P6" text:outline-level="2">Viste</text:h>
        <text:p text:style-name="P188">Mostrare e commentare il codice SQL necessario a creare tutte le viste necessarie per l’implementazione dell’applicazione.</text:p>
        <text:p text:style-name="P18"><text:span text:style-name="_5f_OOoSQLComment"><text:span text:style-name="T176">-- Elenca tutti i dipendenti di cui il periodo di turnazione è decorso con la loro attuale mansione.</text:span></text:span></text:p>
        <text:p text:style-name="P18"><text:span text:style-name="_5f_OOoSQLComment"><text:span text:style-name="T176">-- Si assume che il periodo di turnazione dei dipendenti sia di 30 giorni.</text:span></text:span></text:p>
        <text:p text:style-name="P18"><text:span text:style-name="_5f_OOoSQLLiteral"><text:span text:style-name="T176"/></text:span></text:p>
        <text:p text:style-name="P18"><text:span text:style-name="_5f_OOoSQLKeyWord"><text:span text:style-name="T176">CREATE</text:span></text:span><text:span text:style-name="_5f_OOoSQLLiteral"><text:span text:style-name="T176"> </text:span></text:span><text:span text:style-name="_5f_OOoSQLKeyWord"><text:span text:style-name="T176">VIEW</text:span></text:span><text:span text:style-name="_5f_OOoSQLLiteral"><text:span text:style-name="T176"> </text:span></text:span><text:span text:style-name="_5f_OOoSQLIdent"><text:span text:style-name="T176">`dipendentiDaTrasferirePeriodoScadutoConMansione`</text:span></text:span><text:span text:style-name="_5f_OOoSQLLiteral"><text:span text:style-name="T176"> </text:span></text:span><text:span text:style-name="_5f_OOoSQLKeyWord"><text:span text:style-name="T176">AS</text:span></text:span></text:p>
        <text:p text:style-name="P18"><text:span text:style-name="_5f_OOoSQLLiteral"><text:span text:style-name="T176"><text:tab/></text:span></text:span><text:span text:style-name="_5f_OOoSQLKeyWord"><text:span text:style-name="T176">select</text:span></text:span><text:span text:style-name="_5f_OOoSQLLiteral"><text:span text:style-name="T176"> </text:span></text:span><text:span text:style-name="_5f_OOoSQLIdent"><text:span text:style-name="T176">DIPENDENTE</text:span></text:span><text:span text:style-name="_5f_OOoSQLSpecial"><text:span text:style-name="T176">.</text:span></text:span><text:span text:style-name="_5f_OOoSQLIdent"><text:span text:style-name="T176">CF</text:span></text:span><text:span text:style-name="_5f_OOoSQLLiteral"><text:span text:style-name="T176"> </text:span></text:span><text:span text:style-name="_5f_OOoSQLKeyWord"><text:span text:style-name="T176">as</text:span></text:span><text:span text:style-name="_5f_OOoSQLLiteral"><text:span text:style-name="T176"> </text:span></text:span><text:span text:style-name="_5f_OOoSQLIdent"><text:span text:style-name="T176">CFDipendente</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omeMansione</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omeSettore</text:span></text:span><text:span text:style-name="_5f_OOoSQLLiteral"><text:span text:style-name="T176"> </text:span></text:span></text:p>
        <text:p text:style-name="P18"><text:span text:style-name="_5f_OOoSQLLiteral"><text:span text:style-name="T176"><text:tab/></text:span></text:span><text:span text:style-name="_5f_OOoSQLKeyWord"><text:span text:style-name="T176">from</text:span></text:span><text:span text:style-name="_5f_OOoSQLLiteral"><text:span text:style-name="T176"> </text:span></text:span><text:span text:style-name="_5f_OOoSQLIdent"><text:span text:style-name="T176">DIPENDENTE</text:span></text:span><text:span text:style-name="_5f_OOoSQLLiteral"><text:span text:style-name="T176"> </text:span></text:span><text:span text:style-name="_5f_OOoSQLKeyWord"><text:span text:style-name="T176">join</text:span></text:span><text:span text:style-name="_5f_OOoSQLLiteral"><text:span text:style-name="T176"> </text:span></text:span><text:span text:style-name="_5f_OOoSQLIdent"><text:span text:style-name="T176">POSTAZIONE</text:span></text:span><text:span text:style-name="_5f_OOoSQLLiteral"><text:span text:style-name="T176"> </text:span></text:span><text:span text:style-name="_5f_OOoSQLKeyWord"><text:span text:style-name="T176">join</text:span></text:span><text:span text:style-name="_5f_OOoSQLLiteral"><text:span text:style-name="T176"> </text:span></text:span><text:span text:style-name="_5f_OOoSQLIdent"><text:span text:style-name="T176">UFFICIO_FISICO</text:span></text:span><text:span text:style-name="_5f_OOoSQLLiteral"><text:span text:style-name="T176"> </text:span></text:span></text:p>
        <text:p text:style-name="P18"><text:span text:style-name="_5f_OOoSQLLiteral"><text:span text:style-name="T176"><text:tab/><text:tab/></text:span></text:span><text:span text:style-name="_5f_OOoSQLKeyWord"><text:span text:style-name="T176">on</text:span></text:span><text:span text:style-name="_5f_OOoSQLLiteral"><text:span text:style-name="T176"> </text:span></text:span><text:span text:style-name="_5f_OOoSQLIdent"><text:span text:style-name="T176">DIPENDENTE</text:span></text:span><text:span text:style-name="_5f_OOoSQLSpecial"><text:span text:style-name="T176">.</text:span></text:span><text:span text:style-name="_5f_OOoSQLIdent"><text:span text:style-name="T176">NumTelefonicoEsternoPostazione</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TelefonicoEsterno</text:span></text:span><text:span text:style-name="_5f_OOoSQLLiteral"><text:span text:style-name="T176"> </text:span></text:span></text:p>
        <text:p text:style-name="P18"><text:span text:style-name="_5f_OOoSQLLiteral"><text:span text:style-name="T176"><text:tab/><text:tab/></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Uffici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umero</text:span></text:span></text:p>
        <text:p text:style-name="P18"><text:span text:style-name="_5f_OOoSQLLiteral"><text:span text:style-name="T176"><text:s text:c="8"/></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Pian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umPiano</text:span></text:span></text:p>
        <text:p text:style-name="P18"><text:span text:style-name="_5f_OOoSQLLiteral"><text:span text:style-name="T176"><text:s text:c="8"/></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IndirizzoEdifici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IndirizzoEdificio</text:span></text:span></text:p>
        <text:p text:style-name="P18"><text:span text:style-name="_5f_OOoSQLLiteral"><text:span text:style-name="T176"><text:s text:c="4"/></text:span></text:span><text:span text:style-name="_5f_OOoSQLKeyWord"><text:span text:style-name="T176">where</text:span></text:span><text:span text:style-name="_5f_OOoSQLLiteral"><text:span text:style-name="T176"> </text:span></text:span><text:span text:style-name="_5f_OOoSQLIdent"><text:span text:style-name="T176">datediff</text:span></text:span><text:span text:style-name="_5f_OOoSQLSpecial"><text:span text:style-name="T176">(</text:span></text:span><text:span text:style-name="_5f_OOoSQLIdent"><text:span text:style-name="T176">DIPENDENTE</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span text:style-name="_5f_OOoSQLLiteral"><text:span text:style-name="T176"> </text:span></text:span><text:span text:style-name="_5f_OOoSQLKeyWord"><text:span text:style-name="T176">current_date</text:span></text:span><text:span text:style-name="_5f_OOoSQLSpecial"><text:span text:style-name="T176">)</text:span></text:span><text:span text:style-name="_5f_OOoSQLLiteral"><text:span text:style-name="T176"> </text:span></text:span><text:span text:style-name="_5f_OOoSQLSpecial"><text:span text:style-name="T176">&gt;</text:span></text:span><text:span text:style-name="_5f_OOoSQLLiteral"><text:span text:style-name="T176"> 30</text:span></text:span></text:p>
        <text:h text:style-name="P6" text:outline-level="2">Stored Procedures e transazioni</text:h>
        <text:p text:style-name="P188">Mostrare e commentare le stored procedure che sono state realizzate per implementare la logica applicativa delle operazioni sui dati, evidenziando quando (e perché) sono state realizzate operazioni transazionali complesse.</text:p>
        <text:p text:style-name="P20"><text:span text:style-name="_5f_OOoSQLComment"><text:span text:style-name="T176">-- op 1: Genera report indicante tutti i dipendenti, raggruppati per mansione, che devono essere trasferiti. <text:s/>(sola lettura)</text:span></text:span></text:p>
        <text:p text:style-name="P20"><text:soft-page-break/><text:span text:style-name="_5f_OOoSQLKeyWord"><text:span text:style-name="T176"/></text:span></text:p>
        <text:p text:style-name="P20"><text:span text:style-name="_5f_OOoSQLKeyWord"><text:span text:style-name="T176">CREATE PROCEDURE </text:span></text:span><text:span text:style-name="_5f_OOoSQLIdent"><text:span text:style-name="T176">`generaReportDaTrasferire`</text:span></text:span><text:span text:style-name="_5f_OOoSQLKeyWord"><text:span text:style-name="T176"> </text:span></text:span><text:span text:style-name="_5f_OOoSQLSpecial"><text:span text:style-name="T176">()</text:span></text:span></text:p>
        <text:p text:style-name="P20"><text:span text:style-name="_5f_OOoSQLKeyWord"><text:span text:style-name="T176">BEGIN</text:span></text:span></text:p>
        <text:p text:style-name="P20"><text:span text:style-name="_5f_OOoSQLKeyWord"><text:span text:style-name="T176"><text:tab/>select </text:span></text:span><text:span text:style-name="_5f_OOoSQLIdent"><text:span text:style-name="T176">CFDipendente</text:span></text:span><text:span text:style-name="_5f_OOoSQLSpecial"><text:span text:style-name="T176">,</text:span></text:span><text:span text:style-name="_5f_OOoSQLKeyWord"><text:span text:style-name="T176"> </text:span></text:span><text:span text:style-name="_5f_OOoSQLIdent"><text:span text:style-name="T176">DA_TRASFERIRE_A</text:span></text:span><text:span text:style-name="_5f_OOoSQLSpecial"><text:span text:style-name="T176">.</text:span></text:span><text:span text:style-name="_5f_OOoSQLIdent"><text:span text:style-name="T176">NomeMansione</text:span></text:span><text:span text:style-name="_5f_OOoSQLKeyWord"><text:span text:style-name="T176"> as </text:span></text:span><text:span text:style-name="_5f_OOoSQLIdent"><text:span text:style-name="T176">NewNomeMansione</text:span></text:span><text:span text:style-name="_5f_OOoSQLSpecial"><text:span text:style-name="T176">,</text:span></text:span><text:span text:style-name="_5f_OOoSQLKeyWord"><text:span text:style-name="T176"> </text:span></text:span><text:span text:style-name="_5f_OOoSQLIdent"><text:span text:style-name="T176">DA_TRASFERIRE_A</text:span></text:span><text:span text:style-name="_5f_OOoSQLSpecial"><text:span text:style-name="T176">.</text:span></text:span><text:span text:style-name="_5f_OOoSQLIdent"><text:span text:style-name="T176">NomeSettore</text:span></text:span><text:span text:style-name="_5f_OOoSQLKeyWord"><text:span text:style-name="T176"> as </text:span></text:span><text:span text:style-name="_5f_OOoSQLIdent"><text:span text:style-name="T176">NewNomeSettore</text:span></text:span></text:p>
        <text:p text:style-name="P20"><text:span text:style-name="_5f_OOoSQLKeyWord"><text:span text:style-name="T176"><text:tab/>from </text:span></text:span><text:span text:style-name="_5f_OOoSQLIdent"><text:span text:style-name="T176">DA_TRASFERIRE_A</text:span></text:span><text:span text:style-name="_5f_OOoSQLKeyWord"><text:span text:style-name="T176"> </text:span></text:span></text:p>
        <text:p text:style-name="P20"><text:span text:style-name="_5f_OOoSQLKeyWord"><text:span text:style-name="T176"><text:tab/>order by </text:span></text:span><text:span text:style-name="_5f_OOoSQLIdent"><text:span text:style-name="T176">NewNomeMansione</text:span></text:span><text:span text:style-name="_5f_OOoSQLSpecial"><text:span text:style-name="T176">,</text:span></text:span><text:span text:style-name="_5f_OOoSQLKeyWord"><text:span text:style-name="T176"> </text:span></text:span><text:span text:style-name="_5f_OOoSQLIdent"><text:span text:style-name="T176">NewNomeSettore</text:span></text:span><text:span text:style-name="_5f_OOoSQLSpecial"><text:span text:style-name="T176">;</text:span></text:span></text:p>
        <text:p text:style-name="P20"><text:span text:style-name="_5f_OOoSQLKeyWord"><text:span text:style-name="T176">END</text:span></text:span></text:p>
        <text:p text:style-name="P20"><text:span text:style-name="_5f_OOoSQLComment"><text:span text:style-name="T176"/></text:span></text:p>
        <text:p text:style-name="P20"><text:span text:style-name="_5f_OOoSQLComment"><text:span text:style-name="T176">-- controlla che il formato e-mail sia valido, altrimenti invia un segnale di errore</text:span></text:span></text:p>
        <text:p text:style-name="P20"><text:span text:style-name="_5f_OOoSQLKeyWord"><text:span text:style-name="T176"/></text:span></text:p>
        <text:p text:style-name="P20"><text:span text:style-name="_5f_OOoSQLKeyWord"><text:span text:style-name="T176">CREATE 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span text:style-name="_5f_OOoSQLKeyWord"><text:span text:style-name="T176"> PROCEDURE </text:span></text:span><text:span text:style-name="_5f_OOoSQLIdent"><text:span text:style-name="T176">`checkEmail`</text:span></text:span><text:span text:style-name="_5f_OOoSQLSpecial"><text:span text:style-name="T176">(</text:span></text:span><text:span text:style-name="_5f_OOoSQLKeyWord"><text:span text:style-name="T176">in </text:span></text:span><text:span text:style-name="_5f_OOoSQLIdent"><text:span text:style-name="T176">email</text:span></text:span><text:span text:style-name="_5f_OOoSQLKeyWord"><text:span text:style-name="T176"> varchar</text:span></text:span><text:span text:style-name="_5f_OOoSQLSpecial"><text:span text:style-name="T176">(</text:span></text:span><text:span text:style-name="_5f_OOoSQLLiteral"><text:span text:style-name="T176">45</text:span></text:span><text:span text:style-name="_5f_OOoSQLSpecial"><text:span text:style-name="T176">))</text:span></text:span></text:p>
        <text:p text:style-name="P20"><text:span text:style-name="_5f_OOoSQLKeyWord"><text:span text:style-name="T176">BEGIN</text:span></text:span></text:p>
        <text:p text:style-name="P20"><text:span text:style-name="_5f_OOoSQLKeyWord"><text:span text:style-name="T176"><text:tab/>if </text:span></text:span><text:span text:style-name="_5f_OOoSQLIdent"><text:span text:style-name="T176">email</text:span></text:span><text:span text:style-name="_5f_OOoSQLKeyWord"><text:span text:style-name="T176"> not like </text:span></text:span><text:span text:style-name="_5f_OOoSQLLiteral"><text:span text:style-name="T176">'_%@_%.__%'</text:span></text:span><text:span text:style-name="_5f_OOoSQLKeyWord"><text:span text:style-name="T176"> </text:span></text:span></text:p>
        <text:p text:style-name="P20"><text:span text:style-name="_5f_OOoSQLKeyWord"><text:span text:style-name="T176"><text:tab/><text:tab/>then signal sqlstate </text:span></text:span><text:span text:style-name="_5f_OOoSQLLiteral"><text:span text:style-name="T176">'45001'</text:span></text:span></text:p>
        <text:p text:style-name="P20"><text:span text:style-name="_5f_OOoSQLKeyWord"><text:span text:style-name="T176"><text:s text:c="8"/>set message_text </text:span></text:span><text:span text:style-name="_5f_OOoSQLSpecial"><text:span text:style-name="T176">=</text:span></text:span><text:span text:style-name="_5f_OOoSQLKeyWord"><text:span text:style-name="T176"> </text:span></text:span><text:span text:style-name="_5f_OOoSQLLiteral"><text:span text:style-name="T176">"ERROR: invalid Email format, a compliant one is username@hostname.domain"</text:span></text:span><text:span text:style-name="_5f_OOoSQLSpecial"><text:span text:style-name="T176">;</text:span></text:span></text:p>
        <text:p text:style-name="P20"><text:span text:style-name="_5f_OOoSQLKeyWord"><text:span text:style-name="T176"><text:s text:c="4"/>end if</text:span></text:span><text:span text:style-name="_5f_OOoSQLSpecial"><text:span text:style-name="T176">;</text:span></text:span></text:p>
        <text:p text:style-name="P20"><text:span text:style-name="_5f_OOoSQLKeyWord"><text:span text:style-name="T176">END</text:span></text:span></text:p>
        <text:p text:style-name="P20"><text:span text:style-name="_5f_OOoSQLKeyWord"><text:span text:style-name="T176"/></text:span></text:p>
        <text:p text:style-name="P20"><text:span text:style-name="_5f_OOoSQLComment"><text:span text:style-name="T176">-- controlla se un dipendente registrato come assegnato a una postazione risulti prima come trasferito a tale postazione. Nel caso non lo sia invia un segnale di errore.</text:span></text:span></text:p>
        <text:p text:style-name="P20"><text:span text:style-name="_5f_OOoSQLKeyWord"><text:span text:style-name="T176"/></text:span></text:p>
        <text:p text:style-name="P20"><text:span text:style-name="_5f_OOoSQLKeyWord"><text:span text:style-name="T176">CREATE 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span text:style-name="_5f_OOoSQLKeyWord"><text:span text:style-name="T176"> PROCEDURE </text:span></text:span><text:span text:style-name="_5f_OOoSQLIdent"><text:span text:style-name="T176">`checkTrasferitoA`</text:span></text:span><text:span text:style-name="_5f_OOoSQLSpecial"><text:span text:style-name="T176">(</text:span></text:span><text:span text:style-name="_5f_OOoSQLKeyWord"><text:span text:style-name="T176">in </text:span></text:span><text:span text:style-name="_5f_OOoSQLIdent"><text:span text:style-name="T176">numTelefonicoEsternoPostazione</text:span></text:span><text:span text:style-name="_5f_OOoSQLKeyWord"><text:span text:style-name="T176"> varchar</text:span></text:span><text:span text:style-name="_5f_OOoSQLSpecial"><text:span text:style-name="T176">(</text:span></text:span><text:span text:style-name="_5f_OOoSQLLiteral"><text:span text:style-name="T176">45</text:span></text:span><text:span text:style-name="_5f_OOoSQLSpecial"><text:span text:style-name="T176">),</text:span></text:span><text:span text:style-name="_5f_OOoSQLKeyWord"><text:span text:style-name="T176"> in </text:span></text:span><text:span text:style-name="_5f_OOoSQLIdent"><text:span text:style-name="T176">cfDipendente</text:span></text:span><text:span text:style-name="_5f_OOoSQLKeyWord"><text:span text:style-name="T176"> char</text:span></text:span><text:span text:style-name="_5f_OOoSQLSpecial"><text:span text:style-name="T176">(</text:span></text:span><text:span text:style-name="_5f_OOoSQLLiteral"><text:span text:style-name="T176">16</text:span></text:span><text:span text:style-name="_5f_OOoSQLSpecial"><text:span text:style-name="T176">),</text:span></text:span><text:span text:style-name="_5f_OOoSQLKeyWord"><text:span text:style-name="T176"> in </text:span></text:span><text:span text:style-name="_5f_OOoSQLIdent"><text:span text:style-name="T176">dataUltimoTrasferimento</text:span></text:span><text:span text:style-name="_5f_OOoSQLKeyWord"><text:span text:style-name="T176"> date</text:span></text:span><text:span text:style-name="_5f_OOoSQLSpecial"><text:span text:style-name="T176">)</text:span></text:span></text:p>
        <text:p text:style-name="P20"><text:span text:style-name="_5f_OOoSQLKeyWord"><text:span text:style-name="T176">BEGIN</text:span></text:span></text:p>
        <text:p text:style-name="P20"><text:span text:style-name="_5f_OOoSQLKeyWord"><text:span text:style-name="T176"><text:s text:c="4"/>if </text:span></text:span><text:span text:style-name="_5f_OOoSQLSpecial"><text:span text:style-name="T176">(</text:span></text:span><text:span text:style-name="_5f_OOoSQLIdent"><text:span text:style-name="T176">numTelefonicoEsternoPostazione</text:span></text:span><text:span text:style-name="_5f_OOoSQLKeyWord"><text:span text:style-name="T176"> is null and </text:span></text:span><text:span text:style-name="_5f_OOoSQLIdent"><text:span text:style-name="T176">dataUltimoTrasferimento</text:span></text:span><text:span text:style-name="_5f_OOoSQLKeyWord"><text:span text:style-name="T176"> is not null</text:span></text:span><text:span text:style-name="_5f_OOoSQLSpecial"><text:span text:style-name="T176">)</text:span></text:span><text:span text:style-name="_5f_OOoSQLKeyWord"><text:span text:style-name="T176"> or </text:span></text:span><text:span text:style-name="_5f_OOoSQLSpecial"><text:span text:style-name="T176">(</text:span></text:span><text:span text:style-name="_5f_OOoSQLIdent"><text:span text:style-name="T176">numTelefonicoEsternoPostazione</text:span></text:span><text:span text:style-name="_5f_OOoSQLKeyWord"><text:span text:style-name="T176"> is not null and </text:span></text:span><text:span text:style-name="_5f_OOoSQLIdent"><text:span text:style-name="T176">dataUltimoTrasferimento</text:span></text:span><text:span text:style-name="_5f_OOoSQLKeyWord"><text:span text:style-name="T176"> is null</text:span></text:span><text:span text:style-name="_5f_OOoSQLSpecial"><text:span text:style-name="T176">)</text:span></text:span></text:p>
        <text:p text:style-name="P20"><text:span text:style-name="_5f_OOoSQLKeyWord"><text:span text:style-name="T176"><text:tab/><text:tab/>then signal sqlstate </text:span></text:span><text:span text:style-name="_5f_OOoSQLLiteral"><text:span text:style-name="T176">'45002'</text:span></text:span><text:span text:style-name="_5f_OOoSQLKeyWord"><text:span text:style-name="T176"> set message_text </text:span></text:span><text:span text:style-name="_5f_OOoSQLSpecial"><text:span text:style-name="T176">=</text:span></text:span><text:span text:style-name="_5f_OOoSQLKeyWord"><text:span text:style-name="T176"> </text:span></text:span><text:span text:style-name="_5f_OOoSQLLiteral"><text:span text:style-name="T176">"ERROR: NumTelefonicoEsternoPostazione and DataUltimoTrasferimento must be both null or both not null"</text:span></text:span><text:span text:style-name="_5f_OOoSQLSpecial"><text:span text:style-name="T176">;</text:span></text:span></text:p>
        <text:p text:style-name="P20"><text:span text:style-name="_5f_OOoSQLKeyWord"><text:span text:style-name="T176"><text:tab/>elseif </text:span></text:span><text:span text:style-name="_5f_OOoSQLIdent"><text:span text:style-name="T176">numTelefonicoEsternoPostazione</text:span></text:span><text:span text:style-name="_5f_OOoSQLKeyWord"><text:span text:style-name="T176"> is not null </text:span></text:span></text:p>
        <text:p text:style-name="P20"><text:span text:style-name="_5f_OOoSQLKeyWord"><text:span text:style-name="T176"><text:tab/><text:tab/>and </text:span></text:span><text:span text:style-name="_5f_OOoSQLIdent"><text:span text:style-name="T176">dataUltimoTrasferimento</text:span></text:span><text:span text:style-name="_5f_OOoSQLKeyWord"><text:span text:style-name="T176"> is not null </text:span></text:span></text:p>
        <text:p text:style-name="P20"><text:span text:style-name="_5f_OOoSQLKeyWord"><text:span text:style-name="T176"><text:s text:c="8"/>and </text:span></text:span><text:span text:style-name="_5f_OOoSQLSpecial"><text:span text:style-name="T176">(</text:span></text:span><text:span text:style-name="_5f_OOoSQLKeyWord"><text:span text:style-name="T176">select </text:span></text:span><text:span text:style-name="_5f_OOoSQLIdent"><text:span text:style-name="T176">NumTelefonicoEsternoPostazione</text:span></text:span><text:span text:style-name="_5f_OOoSQLKeyWord"><text:span text:style-name="T176"> from </text:span></text:span><text:span text:style-name="_5f_OOoSQLIdent"><text:span text:style-name="T176">TRASFERITO_A</text:span></text:span><text:span text:style-name="_5f_OOoSQLKeyWord"><text:span text:style-name="T176"> where </text:span></text:span><text:span text:style-name="_5f_OOoSQLIdent"><text:span text:style-name="T176">TRASFERITO_A</text:span></text:span><text:span text:style-name="_5f_OOoSQLSpecial"><text:span text:style-name="T176">.</text:span></text:span><text:span text:style-name="_5f_OOoSQLIdent"><text:span text:style-name="T176">NumTelefonicoEsternoPostazione</text:span></text:span><text:span text:style-name="_5f_OOoSQLKeyWord"><text:span text:style-name="T176"> </text:span></text:span><text:span text:style-name="_5f_OOoSQLSpecial"><text:span text:style-name="T176">=</text:span></text:span><text:span text:style-name="_5f_OOoSQLKeyWord"><text:span text:style-name="T176"> </text:span></text:span><text:span text:style-name="_5f_OOoSQLIdent"><text:span text:style-name="T176">numTelefonicoEsternoPostazione</text:span></text:span><text:span text:style-name="_5f_OOoSQLKeyWord"><text:span text:style-name="T176"> and </text:span></text:span><text:span text:style-name="_5f_OOoSQLIdent"><text:span text:style-name="T176">TRASFERITO_A</text:span></text:span><text:span text:style-name="_5f_OOoSQLSpecial"><text:span text:style-name="T176">.</text:span></text:span><text:span text:style-name="_5f_OOoSQLIdent"><text:span text:style-name="T176">`Data`</text:span></text:span><text:span text:style-name="_5f_OOoSQLKeyWord"><text:span text:style-name="T176"> </text:span></text:span><text:span text:style-name="_5f_OOoSQLSpecial"><text:span text:style-name="T176">=</text:span></text:span><text:span text:style-name="_5f_OOoSQLKeyWord"><text:span text:style-name="T176"> </text:span></text:span><text:span text:style-name="_5f_OOoSQLIdent"><text:span text:style-name="T176">dataUltimoTrasferimento</text:span></text:span><text:span text:style-name="_5f_OOoSQLSpecial"><text:span text:style-name="T176">)</text:span></text:span><text:span text:style-name="_5f_OOoSQLKeyWord"><text:span text:style-name="T176"> is null</text:span></text:span></text:p>
        <text:p text:style-name="P20"><text:soft-page-break/><text:span text:style-name="_5f_OOoSQLKeyWord"><text:span text:style-name="T176"><text:tab/><text:tab/>then signal sqlstate </text:span></text:span><text:span text:style-name="_5f_OOoSQLLiteral"><text:span text:style-name="T176">'45003'</text:span></text:span></text:p>
        <text:p text:style-name="P20"><text:span text:style-name="_5f_OOoSQLKeyWord"><text:span text:style-name="T176"><text:tab/><text:tab/>set message_text </text:span></text:span><text:span text:style-name="_5f_OOoSQLSpecial"><text:span text:style-name="T176">=</text:span></text:span><text:span text:style-name="_5f_OOoSQLKeyWord"><text:span text:style-name="T176"> <text:s/></text:span></text:span><text:span text:style-name="_5f_OOoSQLLiteral"><text:span text:style-name="T176">"ERROR: Can't find a transfer of this employer in TRASFERITO_A to designed postation with provided date"</text:span></text:span><text:span text:style-name="_5f_OOoSQLSpecial"><text:span text:style-name="T176">;</text:span></text:span></text:p>
        <text:p text:style-name="P20"><text:span text:style-name="_5f_OOoSQLKeyWord"><text:span text:style-name="T176"><text:tab/>end if</text:span></text:span><text:span text:style-name="_5f_OOoSQLSpecial"><text:span text:style-name="T176">;</text:span></text:span></text:p>
        <text:p text:style-name="P20"><text:span text:style-name="_5f_OOoSQLKeyWord"><text:span text:style-name="T176">END</text:span></text:span></text:p>
        <text:h text:style-name="P205"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1">-- </text:span></text:span><text:span text:style-name="_5f_OOoSQLComment"><text:span text:style-name="T174">creating schema</text:span></text:span></text:h>
        <text:h text:style-name="P7" text:outline-level="2"><text:span text:style-name="_5f_OOoSQLKeyWord"><text:span text:style-name="T171">CREATE</text:span></text:span><text:span text:style-name="T171"> </text:span><text:span text:style-name="_5f_OOoSQLKeyWord"><text:span text:style-name="T171">DATABASE</text:span></text:span><text:span text:style-name="T171"> </text:span><text:span text:style-name="_5f_OOoSQLIdent"><text:span text:style-name="T171">`directory_aziendale`</text:span></text:span><text:span text:style-name="_5f_OOoSQLSpecial"><text:span text:style-name="T171">;</text:span></text:span></text:h>
        <text:p text:style-name="P15"><text:span text:style-name="_5f_OOoSQLSpecial"><text:span text:style-name="T171"/></text:span></text:p>
        <text:p text:style-name="P15"><text:span text:style-name="_5f_OOoSQLComment"><text:span text:style-name="T171">-- </text:span></text:span><text:span text:style-name="_5f_OOoSQLComment"><text:span text:style-name="T174">creating tables</text:span></text:span></text:p>
        <text:p text:style-name="P15"><text:span text:style-name="_5f_OOoSQLComment"><text:span text:style-name="T174"/></text:span></text:p>
        <text:p text:style-name="P15"><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DIPENDENTE` </text:span></text:span><text:span text:style-name="_5f_OOoSQLSpecial"><text:span text:style-name="T171">(</text:span></text:span></text:p>
        <text:p text:style-name="P15"><text:span text:style-name="_5f_OOoSQLIdent"><text:span text:style-name="T171"><text:s text:c="2"/>`CF`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Ident"><text:span text:style-name="T171"> </text:span></text:span><text:span text:style-name="_5f_OOoSQLKeyWord"><text:span text:style-name="T173">primary</text:span></text:span><text:span text:style-name="_5f_OOoSQLIdent"><text:span text:style-name="T173"> </text:span></text:span><text:span text:style-name="_5f_OOoSQLKeyWord"><text:span text:style-name="T173">key</text:span></text:span><text:span text:style-name="_5f_OOoSQLSpecial"><text:span text:style-name="T171">,</text:span></text:span></text:p>
        <text:p text:style-name="P15"><text:span text:style-name="_5f_OOoSQLIdent"><text:span text:style-name="T171"><text:s text:c="2"/>`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5"><text:span text:style-name="_5f_OOoSQLIdent"><text:span text:style-name="T171"><text:s text:c="2"/>`Cog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5"><text:span text:style-name="_5f_OOoSQLIdent"><text:span text:style-name="T171"><text:s text:c="2"/>`LuogoNascit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5"><text:span text:style-name="_5f_OOoSQLIdent"><text:span text:style-name="T171"><text:s text:c="2"/>`DataNascita`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5"><text:span text:style-name="_5f_OOoSQLIdent"><text:span text:style-name="T171"><text:s text:c="2"/>`EmailPersonal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3">unique</text:span></text:span><text:span text:style-name="_5f_OOoSQLIdent"><text:span text:style-name="T173"> </text:span></text:span><text:span text:style-name="_5f_OOoSQLKeyWord"><text:span text:style-name="T171">COMMENT</text:span></text:span><text:span text:style-name="_5f_OOoSQLIdent"><text:span text:style-name="T171"> </text:span></text:span><text:span text:style-name="_5f_OOoSQLLiteral"><text:span text:style-name="T171">'Le stringhe contenute in questa colonna devono essere nella forma dettata dalla seguente espressione regolare: .*@.*\\..* (ad esempio: username@hostname.domain) '</text:span></text:span><text:span text:style-name="_5f_OOoSQLSpecial"><text:span text:style-name="T171">,</text:span></text:span></text:p>
        <text:p text:style-name="P15"><text:span text:style-name="_5f_OOoSQLIdent"><text:span text:style-name="T171"><text:s text:c="2"/>`IndirizzoResidenz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5"><text:span text:style-name="_5f_OOoSQLIdent"><text:span text:style-name="T171"><text:s text:c="2"/>`NumTelefonicoEsternoPostazion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3">unique</text:span></text:span><text:span text:style-name="_5f_OOoSQLIdent"><text:span text:style-name="T173"> </text:span></text:span><text:span text:style-name="_5f_OOoSQLKeyWord"><text:span text:style-name="T171">COMMENT</text:span></text:span><text:span text:style-name="_5f_OOoSQLIdent"><text:span text:style-name="T171"> </text:span></text:span><text:span text:style-name="_5f_OOoSQLLiteral"><text:span text:style-name="T171">'I caratteri presenti devono essere solo cifre numeriche (0-9) ed eventuali simboli (+, -, ...).'</text:span></text:span><text:span text:style-name="_5f_OOoSQLSpecial"><text:span text:style-name="T171">,</text:span></text:span></text:p>
        <text:p text:style-name="P15"><text:span text:style-name="_5f_OOoSQLIdent"><text:span text:style-name="T171"><text:s text:c="2"/>`DataUltimoTrasferimento`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dipendente è stato assunto da poco nell\'azienda e non è stato ancora soggetto a trasferimento dal Settore Spazi.'</text:span></text:span><text:span text:style-name="_5f_OOoSQLSpecial"><text:span text:style-name="T171">,</text:span></text:span></text:p>
        <text:p text:style-name="P16"><text:span text:style-name="_5f_OOoSQLSpecial"><text:span text:style-name="T173">)</text:span></text:span></text:p>
        <text:p text:style-name="P15"><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dipendenti nell\'azienda con i loro recapiti, la loro attuale postazione e la data dell\'ultimo trasferimento, distinti dal CF.'</text:span></text:span></text:p>
        <text:p text:style-name="P15"><text:span text:style-name="_5f_OOoSQLSpecial"><text:span text:style-name="T171">;</text:span></text:span></text:p>
        <text:p text:style-name="P15"><text:span text:style-name="_5f_OOoSQLIdent"><text:span text:style-name="T171"/></text:span></text:p>
        <text:p text:style-name="P15"><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UFFICIO_FISICO`</text:span></text:span><text:span text:style-name="_5f_OOoSQLSpecial"><text:span text:style-name="T171"> (</text:span></text:span></text:p>
        <text:p text:style-name="P15"><text:span text:style-name="_5f_OOoSQLSpecial"><text:span text:style-name="T171"><text:s text:c="2"/></text:span></text:span><text:span text:style-name="_5f_OOoSQLIdent"><text:span text:style-name="T171">`NomeMansion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Special"><text:span text:style-name="T171"><text:s text:c="2"/></text:span></text:span><text:span text:style-name="_5f_OOoSQLIdent"><text:span text:style-name="T171">`NomeSettor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21"><text:span text:style-name="_5f_OOoSQLSpecial"><text:span text:style-name="T190"><text:s text:c="2"/></text:span></text:span><text:span text:style-name="_5f_OOoSQLIdent"><text:span text:style-name="T186">C</text:span></text:span><text:span text:style-name="_5f_OOoSQLIdent"><text:span text:style-name="T187">odice</text:span></text:span><text:span text:style-name="_5f_OOoSQLSpecial"><text:span text:style-name="T190"> </text:span></text:span><text:span text:style-name="_5f_OOoSQLKeyWord"><text:span text:style-name="T193">v</text:span></text:span><text:span text:style-name="_5f_OOoSQLKeyWord"><text:span text:style-name="T194">archar</text:span></text:span><text:span text:style-name="_5f_OOoSQLSpecial"><text:span text:style-name="T194">(</text:span></text:span><text:span text:style-name="_5f_OOoSQLLiteral"><text:span text:style-name="T194">45</text:span></text:span><text:span text:style-name="_5f_OOoSQLSpecial"><text:span text:style-name="T194">)</text:span></text:span><text:span text:style-name="_5f_OOoSQLSpecial"><text:span text:style-name="T190">,</text:span></text:span></text:p>
        <text:p text:style-name="P15"><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text:span></text:span><text:span text:style-name="_5f_OOoSQLLiteral"><text:span text:style-name="T171">11</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5"><text:soft-page-break/><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5"><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ero`</text:span></text:span><text:span text:style-name="_5f_OOoSQLSpecial"><text:span text:style-name="T171">, </text:span></text:span><text:span text:style-name="_5f_OOoSQLIdent"><text:span text:style-name="T171">NumPiano</text:span></text:span><text:span text:style-name="_5f_OOoSQLSpecial"><text:span text:style-name="T171">, </text:span></text:span><text:span text:style-name="_5f_OOoSQLIdent"><text:span text:style-name="T171">IndirizzoEdificio</text:span></text:span><text:span text:style-name="_5f_OOoSQLSpecial"><text:span text:style-name="T171">))</text:span></text:span></text:p>
        <text:p text:style-name="P15"><text:span text:style-name="_5f_OOoSQLKeyWord"><text:span text:style-name="T171">COMMENT</text:span></text:span><text:span text:style-name="_5f_OOoSQLSpecial"><text:span text:style-name="T171"> = </text:span></text:span><text:span text:style-name="_5f_OOoSQLLiteral"><text:span text:style-name="T171">'Registra recapiti, ubicazione all\'interno di un edificio e mansione svolta degli uffici dell\'azienda.'</text:span></text:span><text:span text:style-name="_5f_OOoSQLSpecial"><text:span text:style-name="T171">;</text:span></text:span></text:p>
        <text:p text:style-name="P15"><text:span text:style-name="_5f_OOoSQLIdent"><text:span text:style-name="T171"/></text:span></text:p>
        <text:p text:style-name="P15"><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span text:style-name="_5f_OOoSQLSpecial"><text:span text:style-name="T171"> (</text:span></text:span></text:p>
        <text:p text:style-name="P15"><text:span text:style-name="_5f_OOoSQLSpecial"><text:span text:style-name="T171"><text:s text:c="2"/></text:span></text:span><text:span text:style-name="_5f_OOoSQLIdent"><text:span text:style-name="T171">`NumTelefonicoEs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5"><text:span text:style-name="_5f_OOoSQLSpecial"><text:span text:style-name="T171"><text:s text:c="2"/></text:span></text:span><text:span text:style-name="_5f_OOoSQLIdent"><text:span text:style-name="T171">`NumTelefonicoIn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1"><text:span text:style-name="_5f_OOoSQLSpecial"><text:span text:style-name="T190"><text:s text:c="2"/></text:span></text:span><text:span text:style-name="_5f_OOoSQLIdent"><text:span text:style-name="T188">Codice</text:span></text:span><text:span text:style-name="_5f_OOoSQLSpecial"><text:span text:style-name="T190"> </text:span></text:span><text:span text:style-name="_5f_OOoSQLKeyWord"><text:span text:style-name="T193">v</text:span></text:span><text:span text:style-name="_5f_OOoSQLKeyWord"><text:span text:style-name="T195">archar</text:span></text:span><text:span text:style-name="_5f_OOoSQLSpecial"><text:span text:style-name="T195">(</text:span></text:span><text:span text:style-name="_5f_OOoSQLLiteral"><text:span text:style-name="T195">45</text:span></text:span><text:span text:style-name="_5f_OOoSQLSpecial"><text:span text:style-name="T195">)</text:span></text:span><text:span text:style-name="_5f_OOoSQLSpecial"><text:span text:style-name="T190"> </text:span></text:span><text:span text:style-name="_5f_OOoSQLKeyWord"><text:span text:style-name="T190">not</text:span></text:span><text:span text:style-name="_5f_OOoSQLSpecial"><text:span text:style-name="T190"> </text:span></text:span><text:span text:style-name="_5f_OOoSQLKeyWord"><text:span text:style-name="T190">null</text:span></text:span><text:span text:style-name="_5f_OOoSQLSpecial"><text:span text:style-name="T190"> ,</text:span></text:span></text:p>
        <text:p text:style-name="P15"><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 </text:span></text:span><text:span text:style-name="_5f_OOoSQLKeyWord"><text:span text:style-name="T171">unsigned</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 ,</text:span></text:span></text:p>
        <text:p text:style-name="P15"><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TelefonicoEsterno`</text:span></text:span><text:span text:style-name="_5f_OOoSQLSpecial"><text:span text:style-name="T171">),</text:span></text:span></text:p>
        <text:p text:style-name="P15"><text:span text:style-name="_5f_OOoSQLKeyWord"><text:span text:style-name="T171">alter</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p>
        <text:p text:style-name="P21"><text:span text:style-name="_5f_OOoSQLSpecial"><text:span text:style-name="T190"><text:tab/></text:span></text:span><text:span text:style-name="_5f_OOoSQLKeyWord"><text:span text:style-name="T190">add</text:span></text:span><text:span text:style-name="_5f_OOoSQLSpecial"><text:span text:style-name="T190"> </text:span></text:span><text:span text:style-name="_5f_OOoSQLKeyWord"><text:span text:style-name="T190">constraint</text:span></text:span><text:span text:style-name="_5f_OOoSQLSpecial"><text:span text:style-name="T190"> </text:span></text:span><text:span text:style-name="_5f_OOoSQLIdent"><text:span text:style-name="T184">NumTelInt_Uff_UNIQUE</text:span></text:span><text:span text:style-name="_5f_OOoSQLSpecial"><text:span text:style-name="T190"> </text:span></text:span><text:span text:style-name="_5f_OOoSQLKeyWord"><text:span text:style-name="T190">unique</text:span></text:span><text:span text:style-name="_5f_OOoSQLSpecial"><text:span text:style-name="T190"> (</text:span></text:span><text:span text:style-name="_5f_OOoSQLIdent"><text:span text:style-name="T184">NumTelefonicoInterno</text:span></text:span><text:span text:style-name="_5f_OOoSQLSpecial"><text:span text:style-name="T190">, </text:span></text:span><text:span text:style-name="_5f_OOoSQLIdent"><text:span text:style-name="T186">C</text:span></text:span><text:span text:style-name="_5f_OOoSQLIdent"><text:span text:style-name="T188">odice</text:span></text:span><text:span text:style-name="_5f_OOoSQLSpecial"><text:span text:style-name="T190">, </text:span></text:span><text:span text:style-name="_5f_OOoSQLIdent"><text:span text:style-name="T184">NumPiano</text:span></text:span><text:span text:style-name="_5f_OOoSQLSpecial"><text:span text:style-name="T190">, </text:span></text:span><text:span text:style-name="_5f_OOoSQLIdent"><text:span text:style-name="T184">IndirizzoEdificio</text:span></text:span><text:span text:style-name="_5f_OOoSQLSpecial"><text:span text:style-name="T190">);</text:span></text:span></text:p>
        <text:p text:style-name="P15"><text:span text:style-name="_5f_OOoSQLSpeci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MANSIONE`</text:span></text:span><text:span text:style-name="_5f_OOoSQLSpecial"><text:span text:style-name="T171">(</text:span></text:span></text:p>
        <text:p text:style-name="P15"><text:span text:style-name="_5f_OOoSQLLiteral"><text:span text:style-name="T171"><text:tab/></text:span></text:span><text:span text:style-name="_5f_OOoSQLIdent"><text:span text:style-name="T171">Nom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1">unique</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EmailUfficio</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1">unique</text:span></text:span><text:span text:style-name="_5f_OOoSQLSpecial"><text:span text:style-name="T171">,</text:span></text:span></text:p>
        <text:p text:style-name="P15"><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om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1">;</text:span></text:span></text:p>
        <text:p text:style-name="P15"><text:span text:style-name="_5f_OOoSQLIdent"><text:span text:style-name="T171"/></text:span></text:p>
        <text:p text:style-name="P14"><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PIANO</text:span></text:span><text:span text:style-name="_5f_OOoSQLSpecial"><text:span text:style-name="T171">(</text:span></text:span></text:p>
        <text:p text:style-name="P14"><text:span text:style-name="_5f_OOoSQLIdent"><text:span text:style-name="T171"><text:tab/>Numero </text:span></text:span><text:span text:style-name="_5f_OOoSQLKeyWord"><text:span text:style-name="T171">integer </text:span></text:span><text:span text:style-name="_5f_OOoSQLKeyWord"><text:span text:style-name="T175">unsigned</text:span></text:span><text:span text:style-name="_5f_OOoSQLSpecial"><text:span text:style-name="T171">,</text:span></text:span></text:p>
        <text:p text:style-name="P14"><text:span text:style-name="_5f_OOoSQLIdent"><text:span text:style-name="T171"><text:s text:c="4"/>IndirizzoEdificio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4"><text:span text:style-name="_5f_OOoSQLIdent"><text:span text:style-name="T171"><text:s text:c="4"/></text:span></text:span><text:span text:style-name="_5f_OOoSQLKeyWord"><text:span text:style-name="T171">primary</text:span></text:span><text:span text:style-name="_5f_OOoSQLIdent"><text:span text:style-name="T171"> </text:span></text:span><text:span text:style-name="_5f_OOoSQLKeyWord"><text:span text:style-name="T171">key</text:span></text:span><text:span text:style-name="_5f_OOoSQLIdent"><text:span text:style-name="T171"> </text:span></text:span><text:span text:style-name="_5f_OOoSQLSpecial"><text:span text:style-name="T171">(</text:span></text:span><text:span text:style-name="_5f_OOoSQLIdent"><text:span text:style-name="T171">Numero</text:span></text:span><text:span text:style-name="_5f_OOoSQLSpecial"><text:span text:style-name="T171">,</text:span></text:span><text:span text:style-name="_5f_OOoSQLIdent"><text:span text:style-name="T171"> IndirizzoEdificio</text:span></text:span><text:span text:style-name="_5f_OOoSQLSpecial"><text:span text:style-name="T171">)</text:span></text:span></text:p>
        <text:p text:style-name="P14"><text:span text:style-name="_5f_OOoSQLSpecial"><text:span text:style-name="T171">)</text:span></text:span></text:p>
        <text:p text:style-name="P14"><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piani e gli edifici occupati dall\'azienda.'</text:span></text:span><text:span text:style-name="_5f_OOoSQLSpecial"><text:span text:style-name="T171">;</text:span></text:span></text:p>
        <text:p text:style-name="P14"><text:span text:style-name="_5f_OOoSQLLiteral"><text:span text:style-name="T171"/></text:span></text:p>
        <text:p text:style-name="P14"><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TRASFERITO_A</text:span></text:span><text:span text:style-name="_5f_OOoSQLSpecial"><text:span text:style-name="T171">(</text:span></text:span></text:p>
        <text:p text:style-name="P14"><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 </text:span></text:span><text:span text:style-name="_5f_OOoSQLKeyWord"><text:span text:style-name="T172">not</text:span></text:span><text:span text:style-name="_5f_OOoSQLSpecial"><text:span text:style-name="T172"> </text:span></text:span><text:span text:style-name="_5f_OOoSQLKeyWord"><text:span text:style-name="T172">null</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NumTelefonicoEsternoPostaz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Data`</text:span></text:span><text:span text:style-name="_5f_OOoSQLLiteral"><text:span text:style-name="T171"> </text:span></text:span><text:span text:style-name="_5f_OOoSQLKeyWord"><text:span text:style-name="T171">date</text:span></text:span><text:span text:style-name="_5f_OOoSQLSpecial"><text:span text:style-name="T171">,</text:span></text:span></text:p>
        <text:p text:style-name="P14"><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umTelefonicoEsternoPostazione</text:span></text:span><text:span text:style-name="_5f_OOoSQLSpecial"><text:span text:style-name="T171">,</text:span></text:span><text:span text:style-name="_5f_OOoSQLLiteral"><text:span text:style-name="T171"> </text:span></text:span><text:span text:style-name="_5f_OOoSQLIdent"><text:span text:style-name="T171">`Data`</text:span></text:span><text:span text:style-name="_5f_OOoSQLSpecial"><text:span text:style-name="T171">)</text:span></text:span></text:p>
        <text:p text:style-name="P14"><text:span text:style-name="_5f_OOoSQLSpecial"><text:span text:style-name="T171">)</text:span></text:span></text:p>
        <text:p text:style-name="P14"><text:soft-page-break/><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trasferimenti a cui i dipendenti dell\'azienda sono stati sottoposti durante il corso del tempo.'</text:span></text:span></text:p>
        <text:p text:style-name="P14"><text:span text:style-name="_5f_OOoSQLLiteral"><text:span text:style-name="T171"/></text:span></text:p>
        <text:p text:style-name="P14"><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DA_TRASFERIRE_A</text:span></text:span><text:span text:style-name="_5f_OOoSQLSpecial"><text:span text:style-name="T171">(</text:span></text:span></text:p>
        <text:p text:style-name="P14"><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p>
        <text:p text:style-name="P14"><text:span text:style-name="_5f_OOoSQLSpecial"><text:span text:style-name="T171">)</text:span></text:span></text:p>
        <text:p text:style-name="P14"><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4"><text:span text:style-name="_5f_OOoSQLLiteral"><text:span text:style-name="T171"/></text:span></text:p>
        <text:p text:style-name="P14"><text:span text:style-name="_5f_OOoSQLComment"><text:span text:style-name="T174">-- adding foreign keys</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POSTAZIONE</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Ufficio_FK</text:span></text:span><text:span text:style-name="_5f_OOoSQLLiteral"><text:span text:style-name="T174"> </text:span></text:span></text:p>
        <text:p text:style-name="P23"><text:span text:style-name="_5f_OOoSQLLiteral"><text:span text:style-name="T192"><text:s text:c="4"/></text:span></text:span><text:span text:style-name="_5f_OOoSQLKeyWord"><text:span text:style-name="T192">foreign</text:span></text:span><text:span text:style-name="_5f_OOoSQLLiteral"><text:span text:style-name="T192"> </text:span></text:span><text:span text:style-name="_5f_OOoSQLKeyWord"><text:span text:style-name="T192">key</text:span></text:span><text:span text:style-name="_5f_OOoSQLLiteral"><text:span text:style-name="T192"> </text:span></text:span><text:span text:style-name="_5f_OOoSQLSpecial"><text:span text:style-name="T192">(</text:span></text:span><text:span text:style-name="_5f_OOoSQLIdent"><text:span text:style-name="T191">Codice</text:span></text:span><text:span text:style-name="_5f_OOoSQLIdent"><text:span text:style-name="T185">Ufficio</text:span></text:span><text:span text:style-name="_5f_OOoSQLSpecial"><text:span text:style-name="T192">,</text:span></text:span><text:span text:style-name="_5f_OOoSQLLiteral"><text:span text:style-name="T192"> </text:span></text:span><text:span text:style-name="_5f_OOoSQLIdent"><text:span text:style-name="T185">NumPiano</text:span></text:span><text:span text:style-name="_5f_OOoSQLSpecial"><text:span text:style-name="T192">,</text:span></text:span><text:span text:style-name="_5f_OOoSQLLiteral"><text:span text:style-name="T192"> </text:span></text:span><text:span text:style-name="_5f_OOoSQLIdent"><text:span text:style-name="T185">IndirizzoEdificio</text:span></text:span><text:span text:style-name="_5f_OOoSQLSpecial"><text:span text:style-name="T192">)</text:span></text:span><text:span text:style-name="_5f_OOoSQLLiteral"><text:span text:style-name="T192"> </text:span></text:span><text:span text:style-name="_5f_OOoSQLKeyWord"><text:span text:style-name="T192">references</text:span></text:span><text:span text:style-name="_5f_OOoSQLLiteral"><text:span text:style-name="T192"> </text:span></text:span><text:span text:style-name="_5f_OOoSQLIdent"><text:span text:style-name="T185">UFFICIO_FISICO</text:span></text:span><text:span text:style-name="_5f_OOoSQLLiteral"><text:span text:style-name="T192"> </text:span></text:span><text:span text:style-name="_5f_OOoSQLSpecial"><text:span text:style-name="T192">(</text:span></text:span><text:span text:style-name="_5f_OOoSQLIdent"><text:span text:style-name="T189">C</text:span></text:span><text:span text:style-name="_5f_OOoSQLIdent"><text:span text:style-name="T188">odice</text:span></text:span><text:span text:style-name="_5f_OOoSQLSpecial"><text:span text:style-name="T192">,</text:span></text:span><text:span text:style-name="_5f_OOoSQLLiteral"><text:span text:style-name="T192"> </text:span></text:span><text:span text:style-name="_5f_OOoSQLIdent"><text:span text:style-name="T185">NumPiano</text:span></text:span><text:span text:style-name="_5f_OOoSQLSpecial"><text:span text:style-name="T192">,</text:span></text:span><text:span text:style-name="_5f_OOoSQLLiteral"><text:span text:style-name="T192"> </text:span></text:span><text:span text:style-name="_5f_OOoSQLIdent"><text:span text:style-name="T185">IndirizzoEdificio</text:span></text:span><text:span text:style-name="_5f_OOoSQLSpecial"><text:span text:style-name="T192">)</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UFFICIO_FISICO</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MansioneUfficio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omeMansion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MANSIONE</text:span></text:span><text:span text:style-name="_5f_OOoSQLLiteral"><text:span text:style-name="T174"> </text:span></text:span><text:span text:style-name="_5f_OOoSQLSpecial"><text:span text:style-name="T174">(</text:span></text:span><text:span text:style-name="_5f_OOoSQLIdent"><text:span text:style-name="T174">Nom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Edificio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umPiano</text:span></text:span><text:span text:style-name="_5f_OOoSQLSpecial"><text:span text:style-name="T174">,</text:span></text:span><text:span text:style-name="_5f_OOoSQLLiteral"><text:span text:style-name="T174"> </text:span></text:span><text:span text:style-name="_5f_OOoSQLIdent"><text:span text:style-name="T174">IndirizzoEdificio</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PIANO</text:span></text:span><text:span text:style-name="_5f_OOoSQLLiteral"><text:span text:style-name="T174"> </text:span></text:span><text:span text:style-name="_5f_OOoSQLSpecial"><text:span text:style-name="T174">(</text:span></text:span><text:span text:style-name="_5f_OOoSQLIdent"><text:span text:style-name="T174">Numero</text:span></text:span><text:span text:style-name="_5f_OOoSQLSpecial"><text:span text:style-name="T174">,</text:span></text:span><text:span text:style-name="_5f_OOoSQLLiteral"><text:span text:style-name="T174"> </text:span></text:span><text:span text:style-name="_5f_OOoSQLIdent"><text:span text:style-name="T174">IndirizzoEdificio</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DA_TRASFERIRE_A</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CFDipendente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CFDipendent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DIPENDENTE</text:span></text:span><text:span text:style-name="_5f_OOoSQLSpecial"><text:span text:style-name="T174">(</text:span></text:span><text:span text:style-name="_5f_OOoSQLIdent"><text:span text:style-name="T174">CF</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MansioneDaTrasferireA_FK</text:span></text:span><text:span text:style-name="_5f_OOoSQLLiteral"><text:span text:style-name="T174"> </text:span></text:span></text:p>
        <text:p text:style-name="P14"><text:soft-page-break/><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omeMansion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MANSIONE</text:span></text:span><text:span text:style-name="_5f_OOoSQLLiteral"><text:span text:style-name="T174"> </text:span></text:span><text:span text:style-name="_5f_OOoSQLSpecial"><text:span text:style-name="T174">(</text:span></text:span><text:span text:style-name="_5f_OOoSQLIdent"><text:span text:style-name="T174">Nom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DIPENDENTE</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NumTelefonicoEsternoPostazioneDipendente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umTelefonicoEsternoPostazion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POSTAZIONE</text:span></text:span><text:span text:style-name="_5f_OOoSQLLiteral"><text:span text:style-name="T174"> </text:span></text:span><text:span text:style-name="_5f_OOoSQLSpecial"><text:span text:style-name="T174">(</text:span></text:span><text:span text:style-name="_5f_OOoSQLIdent"><text:span text:style-name="T174">NumTelefonicoEsterno</text:span></text:span><text:span text:style-name="_5f_OOoSQLSpecial"><text:span text:style-name="T174">)</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restrict</text:span></text:span></text:p>
        <text:p text:style-name="P14"><text:span text:style-name="_5f_OOoSQLLiteral"><text:span text:style-name="T174"><text:s text:c="4"/></text:span></text:span><text:span text:style-name="_5f_OOoSQLComment"><text:span text:style-name="T174">-- </text:span></text:span><text:span text:style-name="_5f_OOoSQLComment"><text:span text:style-name="T180">se occupata, per rimuovere la postazione è necessario prima trasferire il dipendente che la occupa.</text:span></text:span></text:p>
        <text:h text:style-name="P6" text:outline-level="2">Codice del Front-End</text:h>
        <text:p text:style-name="P188">Riportare (correttamente formattato) il codice C del thin client realizzato per interagire con la base di dati.</text:p>
        <text:p text:style-name="P98"/>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3"><draw:text-box fo:min-height="0.041cm" fo:min-width="0.041cm"><text:p text:style-name="MP3"><text:span text:style-name="page_20_number"><text:span text:style-name="MT4"><text:page-number text:select-page="current">32</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2T17:54:28.633558216</dc:date>
    <meta:editing-duration>P1DT16H43M18S</meta:editing-duration>
    <meta:generator>LibreOffice/6.3.6.2$Linux_X86_64 LibreOffice_project/30$Build-2</meta:generator>
    <meta:editing-cycles>188</meta:editing-cycles>
    <meta:document-statistic meta:table-count="25" meta:image-count="7" meta:object-count="18" meta:page-count="32" meta:paragraph-count="802" meta:word-count="5676" meta:character-count="41116" meta:non-whitespace-character-count="35944"/>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